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354in"/>
    </style:style>
    <style:style style:name="co2" style:family="table-column">
      <style:table-column-properties fo:break-before="auto" style:column-width="0.9835in"/>
    </style:style>
    <style:style style:name="co3" style:family="table-column">
      <style:table-column-properties fo:break-before="auto" style:column-width="1.8898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1.1492in"/>
    </style:style>
    <style:style style:name="co7" style:family="table-column">
      <style:table-column-properties fo:break-before="auto" style:column-width="1.1917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enes_20_and_20_ecology_20_for_20_bicultur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ccccc" style:rotation-align="none"/>
    </style:style>
    <style:style style:name="ce3" style:family="table-cell" style:parent-style-name="Default">
      <style:table-cell-properties fo:background-color="#cccccc"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7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nes and ecology for biculture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1" table:default-cell-style-name="ce5"/>
        <table:table-column table:style-name="co1" table:default-cell-style-name="ce1"/>
        <table:table-column table:style-name="co1" table:default-cell-style-name="ce5"/>
        <table:table-column table:style-name="co1" table:number-columns-repeated="2" table:default-cell-style-name="ce1"/>
        <table:table-column table:style-name="co1" table:default-cell-style-name="ce5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2" table:default-cell-style-name="ce1"/>
        <table:table-row table:style-name="ro1">
          <table:table-cell office:value-type="string">
            <text:p>Bottle</text:p>
          </table:table-cell>
          <table:table-cell office:value-type="string">
            <text:p>Biculture</text:p>
          </table:table-cell>
          <table:table-cell office:value-type="string">
            <text:p>sA</text:p>
          </table:table-cell>
          <table:table-cell office:value-type="string">
            <text:p>sB</text:p>
          </table:table-cell>
          <table:table-cell office:value-type="string">
            <text:p>RNA Label</text:p>
          </table:table-cell>
          <table:table-cell office:value-type="string">
            <text:p>YieldA</text:p>
          </table:table-cell>
          <table:table-cell office:value-type="string">
            <text:p>YieldB</text:p>
          </table:table-cell>
          <table:table-cell office:value-type="string">
            <text:p>RYA</text:p>
          </table:table-cell>
          <table:table-cell office:value-type="string">
            <text:p>RYA–Mean</text:p>
          </table:table-cell>
          <table:table-cell office:value-type="string">
            <text:p>RYB</text:p>
          </table:table-cell>
          <table:table-cell office:value-type="string">
            <text:p>RYB–Mean</text:p>
          </table:table-cell>
          <table:table-cell office:value-type="string">
            <text:p>RYT</text:p>
          </table:table-cell>
          <table:table-cell office:value-type="string">
            <text:p>aab</text:p>
          </table:table-cell>
          <table:table-cell office:value-type="string">
            <text:p>Aab-mean</text:p>
          </table:table-cell>
          <table:table-cell office:value-type="string">
            <text:p>aba</text:p>
          </table:table-cell>
          <table:table-cell office:value-type="string">
            <text:p>Aba-mean</text:p>
          </table:table-cell>
          <table:table-cell office:value-type="string">
            <text:p>Simulation coexistence</text:p>
          </table:table-cell>
          <table:table-cell office:value-type="string">
            <text:p>Winner</text:p>
          </table:table-cell>
          <table:table-cell office:value-type="string">
            <text:p>FacilitationA</text:p>
          </table:table-cell>
          <table:table-cell office:value-type="string">
            <text:p>FacilitationB</text:p>
          </table:table-cell>
          <table:table-cell office:value-type="string">
            <text:p>OveryieldingA</text:p>
          </table:table-cell>
          <table:table-cell office:value-type="string">
            <text:p>OveryieldingB</text:p>
          </table:table-cell>
          <table:table-cell table:number-columns-repeated="1002"/>
        </table:table-row>
        <table:table-row table:style-name="ro2"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C12_R1</text:p>
          </table:table-cell>
          <table:table-cell table:style-name="ce2" office:value-type="float" office:value="2501321">
            <text:p>2501321</text:p>
          </table:table-cell>
          <table:table-cell table:style-name="ce2" office:value-type="float" office:value="792144">
            <text:p>792144</text:p>
          </table:table-cell>
          <table:table-cell table:style-name="ce2" office:value-type="float" office:value="1.399344073">
            <text:p>1.399344073</text:p>
          </table:table-cell>
          <table:table-cell table:formula="of:=AVERAGE([.H2:.H4])" office:value-type="float" office:value="1.25380373966667">
            <text:p>1.2538037397</text:p>
          </table:table-cell>
          <table:table-cell table:style-name="ce2" office:value-type="float" office:value="0.38436958">
            <text:p>0.38436958</text:p>
          </table:table-cell>
          <table:table-cell table:formula="of:=AVERAGE([.J2:.J4])" office:value-type="float" office:value="0.277201395666667">
            <text:p>0.2772013957</text:p>
          </table:table-cell>
          <table:table-cell table:style-name="ce2" office:value-type="float" office:value="1.783713653">
            <text:p>1.783713653</text:p>
          </table:table-cell>
          <table:table-cell table:style-name="ce2" office:value-type="float" office:value="-0.5031">
            <text:p>-0.5031</text:p>
          </table:table-cell>
          <table:table-cell table:formula="of:=AVERAGE([.M2:.M4])" office:value-type="float" office:value="-1.6269">
            <text:p>-1.6269</text:p>
          </table:table-cell>
          <table:table-cell table:style-name="ce2" office:value-type="float" office:value="0.3048">
            <text:p>0.3048</text:p>
          </table:table-cell>
          <table:table-cell table:formula="of:=AVERAGE([.O2:.O4])" office:value-type="float" office:value="0.399633333333333">
            <text:p>0.399633333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2]&lt;0; 1; 0)" office:value-type="float" office:value="1">
            <text:p>1</text:p>
          </table:table-cell>
          <table:table-cell table:style-name="ce2" table:formula="of:=IF([.O2]&lt;0; 1; 0)" office:value-type="float" office:value="0">
            <text:p>0</text:p>
          </table:table-cell>
          <table:table-cell table:style-name="ce2" table:formula="of:=IF([.H2]&gt;0.5; 1; 0)" office:value-type="float" office:value="1">
            <text:p>1</text:p>
          </table:table-cell>
          <table:table-cell table:style-name="ce2" table:formula="of:=IF([.J2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26">
            <text:p>2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C12_R2</text:p>
          </table:table-cell>
          <table:table-cell table:style-name="ce2" office:value-type="float" office:value="1453106">
            <text:p>1453106</text:p>
          </table:table-cell>
          <table:table-cell table:style-name="ce2" office:value-type="float" office:value="793281">
            <text:p>793281</text:p>
          </table:table-cell>
          <table:table-cell table:style-name="ce2" office:value-type="float" office:value="0.812928556">
            <text:p>0.812928556</text:p>
          </table:table-cell>
          <table:table-cell/>
          <table:table-cell table:style-name="ce2" office:value-type="float" office:value="0.384921283">
            <text:p>0.384921283</text:p>
          </table:table-cell>
          <table:table-cell/>
          <table:table-cell table:style-name="ce2" office:value-type="float" office:value="1.197849839">
            <text:p>1.197849839</text:p>
          </table:table-cell>
          <table:table-cell table:style-name="ce2" office:value-type="float" office:value="0.6324">
            <text:p>0.6324</text:p>
          </table:table-cell>
          <table:table-cell/>
          <table:table-cell table:style-name="ce2" office:value-type="float" office:value="0.3818">
            <text:p>0.3818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3]&lt;0; 1; 0)" office:value-type="float" office:value="0">
            <text:p>0</text:p>
          </table:table-cell>
          <table:table-cell table:style-name="ce2" table:formula="of:=IF([.O3]&lt;0; 1; 0)" office:value-type="float" office:value="0">
            <text:p>0</text:p>
          </table:table-cell>
          <table:table-cell table:style-name="ce2" table:formula="of:=IF([.H3]&gt;0.5; 1; 0)" office:value-type="float" office:value="1">
            <text:p>1</text:p>
          </table:table-cell>
          <table:table-cell table:style-name="ce2" table:formula="of:=IF([.J3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C12_R3</text:p>
          </table:table-cell>
          <table:table-cell table:style-name="ce3" office:value-type="float" office:value="2769078">
            <text:p>2769078</text:p>
          </table:table-cell>
          <table:table-cell table:style-name="ce3" office:value-type="float" office:value="128421">
            <text:p>128421</text:p>
          </table:table-cell>
          <table:table-cell table:style-name="ce3" office:value-type="float" office:value="1.54913859">
            <text:p>1.54913859</text:p>
          </table:table-cell>
          <table:table-cell table:style-name="ce6"/>
          <table:table-cell table:style-name="ce3" office:value-type="float" office:value="0.062313324">
            <text:p>0.062313324</text:p>
          </table:table-cell>
          <table:table-cell table:style-name="ce6"/>
          <table:table-cell table:style-name="ce3" office:value-type="float" office:value="1.611451914">
            <text:p>1.611451914</text:p>
          </table:table-cell>
          <table:table-cell table:style-name="ce3" office:value-type="float" office:value="-5.01">
            <text:p>-5.01</text:p>
          </table:table-cell>
          <table:table-cell table:style-name="ce6"/>
          <table:table-cell table:style-name="ce3" office:value-type="float" office:value="0.5123">
            <text:p>0.5123</text:p>
          </table:table-cell>
          <table:table-cell table:style-name="ce6"/>
          <table:table-cell table:style-name="ce3" office:value-type="float" office:value="1">
            <text:p>1</text:p>
          </table:table-cell>
          <table:table-cell table:style-name="ce3"/>
          <table:table-cell table:style-name="ce3" table:formula="of:=IF([.M4]&lt;0; 1; 0)" office:value-type="float" office:value="1">
            <text:p>1</text:p>
          </table:table-cell>
          <table:table-cell table:style-name="ce3" table:formula="of:=IF([.O4]&lt;0; 1; 0)" office:value-type="float" office:value="0">
            <text:p>0</text:p>
          </table:table-cell>
          <table:table-cell table:style-name="ce3" table:formula="of:=IF([.H4]&gt;0.5; 1; 0)" office:value-type="float" office:value="1">
            <text:p>1</text:p>
          </table:table-cell>
          <table:table-cell table:style-name="ce3" table:formula="of:=IF([.J4]&gt;0.5; 1; 0)" office:value-type="float" office:value="0">
            <text:p>0</text:p>
          </table:table-cell>
          <table:table-cell table:style-name="ce3" table:number-columns-repeated="100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C13_R1</text:p>
          </table:table-cell>
          <table:table-cell office:value-type="float" office:value="753351">
            <text:p>753351</text:p>
          </table:table-cell>
          <table:table-cell office:value-type="float" office:value="192">
            <text:p>192</text:p>
          </table:table-cell>
          <table:table-cell office:value-type="float" office:value="0.421456205">
            <text:p>0.421456205</text:p>
          </table:table-cell>
          <table:table-cell table:formula="of:=AVERAGE([.H5:.H7])" office:value-type="float" office:value="0.509550048333333">
            <text:p>0.5095500483</text:p>
          </table:table-cell>
          <table:table-cell office:value-type="float" office:value="0.019970183">
            <text:p>0.019970183</text:p>
          </table:table-cell>
          <table:table-cell table:formula="of:=AVERAGE([.J5:.J7])" office:value-type="float" office:value="0.0423672986666667">
            <text:p>0.0423672987</text:p>
          </table:table-cell>
          <table:table-cell office:value-type="float" office:value="0.441426389">
            <text:p>0.441426389</text:p>
          </table:table-cell>
          <table:table-cell office:value-type="float" office:value="-850.8946">
            <text:p>-850.8946</text:p>
          </table:table-cell>
          <table:table-cell table:formula="of:=AVERAGE([.M5:.M7])" office:value-type="float" office:value="-316.005433333333">
            <text:p>-316.0054333333</text:p>
          </table:table-cell>
          <table:table-cell office:value-type="float" office:value="0.0031">
            <text:p>0.0031</text:p>
          </table:table-cell>
          <table:table-cell table:formula="of:=AVERAGE([.O5:.O7])" office:value-type="float" office:value="0.0028">
            <text:p>0.0028</text:p>
          </table:table-cell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5]&lt;0; 1; 0)" office:value-type="float" office:value="1">
            <text:p>1</text:p>
          </table:table-cell>
          <table:table-cell table:formula="of:=IF([.O5]&lt;0; 1; 0)" office:value-type="float" office:value="0">
            <text:p>0</text:p>
          </table:table-cell>
          <table:table-cell table:formula="of:=IF([.H5]&gt;0.5; 1; 0)" office:value-type="float" office:value="0">
            <text:p>0</text:p>
          </table:table-cell>
          <table:table-cell table:formula="of:=IF([.J5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C13_R2</text:p>
          </table:table-cell>
          <table:table-cell office:value-type="float" office:value="1085561">
            <text:p>1085561</text:p>
          </table:table-cell>
          <table:table-cell office:value-type="float" office:value="256">
            <text:p>256</text:p>
          </table:table-cell>
          <table:table-cell office:value-type="float" office:value="0.607308439">
            <text:p>0.607308439</text:p>
          </table:table-cell>
          <table:table-cell/>
          <table:table-cell office:value-type="float" office:value="0.026626911">
            <text:p>0.026626911</text:p>
          </table:table-cell>
          <table:table-cell/>
          <table:table-cell office:value-type="float" office:value="0.63393535">
            <text:p>0.63393535</text:p>
          </table:table-cell>
          <table:table-cell office:value-type="float" office:value="1.5736">
            <text:p>1.5736</text:p>
          </table:table-cell>
          <table:table-cell/>
          <table:table-cell office:value-type="float" office:value="0.0024">
            <text:p>0.0024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M6]&lt;0; 1; 0)" office:value-type="float" office:value="0">
            <text:p>0</text:p>
          </table:table-cell>
          <table:table-cell table:formula="of:=IF([.O6]&lt;0; 1; 0)" office:value-type="float" office:value="0">
            <text:p>0</text:p>
          </table:table-cell>
          <table:table-cell table:formula="of:=IF([.H6]&gt;0.5; 1; 0)" office:value-type="float" office:value="1">
            <text:p>1</text:p>
          </table:table-cell>
          <table:table-cell table:formula="of:=IF([.J6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DC13_R3</text:p>
          </table:table-cell>
          <table:table-cell table:style-name="ce4" office:value-type="float" office:value="893543">
            <text:p>893543</text:p>
          </table:table-cell>
          <table:table-cell table:style-name="ce4" office:value-type="float" office:value="774">
            <text:p>774</text:p>
          </table:table-cell>
          <table:table-cell table:style-name="ce4" office:value-type="float" office:value="0.499885501">
            <text:p>0.499885501</text:p>
          </table:table-cell>
          <table:table-cell table:style-name="ce6"/>
          <table:table-cell table:style-name="ce4" office:value-type="float" office:value="0.080504802">
            <text:p>0.080504802</text:p>
          </table:table-cell>
          <table:table-cell table:style-name="ce6"/>
          <table:table-cell table:style-name="ce4" office:value-type="float" office:value="0.580390303">
            <text:p>0.580390303</text:p>
          </table:table-cell>
          <table:table-cell table:style-name="ce4" office:value-type="float" office:value="-98.6953">
            <text:p>-98.6953</text:p>
          </table:table-cell>
          <table:table-cell table:style-name="ce6"/>
          <table:table-cell table:style-name="ce4" office:value-type="float" office:value="0.0029">
            <text:p>0.0029</text:p>
          </table:table-cell>
          <table:table-cell table:style-name="ce6"/>
          <table:table-cell table:style-name="ce4" office:value-type="float" office:value="0">
            <text:p>0</text:p>
          </table:table-cell>
          <table:table-cell table:style-name="ce4" office:value-type="string">
            <text:p>A wins</text:p>
          </table:table-cell>
          <table:table-cell table:style-name="ce4" table:formula="of:=IF([.M7]&lt;0; 1; 0)" office:value-type="float" office:value="1">
            <text:p>1</text:p>
          </table:table-cell>
          <table:table-cell table:style-name="ce4" table:formula="of:=IF([.O7]&lt;0; 1; 0)" office:value-type="float" office:value="0">
            <text:p>0</text:p>
          </table:table-cell>
          <table:table-cell table:style-name="ce4" table:formula="of:=IF([.H7]&gt;0.5; 1; 0)" office:value-type="float" office:value="0">
            <text:p>0</text:p>
          </table:table-cell>
          <table:table-cell table:style-name="ce4" table:formula="of:=IF([.J7]&gt;0.5; 1; 0)" office:value-type="float" office:value="0">
            <text:p>0</text:p>
          </table:table-cell>
          <table:table-cell table:style-name="ce4" table:number-columns-repeated="1002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C14_R1</text:p>
          </table:table-cell>
          <table:table-cell table:style-name="ce2" office:value-type="float" office:value="3031340">
            <text:p>30313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95858973">
            <text:p>1.695858973</text:p>
          </table:table-cell>
          <table:table-cell table:formula="of:=AVERAGE([.H8:.H10])" office:value-type="float" office:value="2.07601810066667">
            <text:p>2.0760181007</text:p>
          </table:table-cell>
          <table:table-cell table:style-name="ce2" office:value-type="float" office:value="0">
            <text:p>0</text:p>
          </table:table-cell>
          <table:table-cell table:formula="of:=AVERAGE([.J8:.J10])" office:value-type="float" office:value="0">
            <text:p>0</text:p>
          </table:table-cell>
          <table:table-cell table:style-name="ce2" office:value-type="float" office:value="1.695858973">
            <text:p>1.695858973</text:p>
          </table:table-cell>
          <table:table-cell table:style-name="ce2" office:value-type="float" office:value="-1031.691">
            <text:p>-1031.691</text:p>
          </table:table-cell>
          <table:table-cell table:formula="of:=AVERAGE([.M8:.M10])" office:value-type="float" office:value="-1279.194">
            <text:p>-1279.194</text:p>
          </table:table-cell>
          <table:table-cell table:style-name="ce2" office:value-type="float" office:value="0.0423">
            <text:p>0.0423</text:p>
          </table:table-cell>
          <table:table-cell table:formula="of:=AVERAGE([.O8:.O10])" office:value-type="float" office:value="0.0327">
            <text:p>0.0327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8]&lt;0; 1; 0)" office:value-type="float" office:value="1">
            <text:p>1</text:p>
          </table:table-cell>
          <table:table-cell table:style-name="ce2" table:formula="of:=IF([.O8]&lt;0; 1; 0)" office:value-type="float" office:value="0">
            <text:p>0</text:p>
          </table:table-cell>
          <table:table-cell table:style-name="ce2" table:formula="of:=IF([.H8]&gt;0.5; 1; 0)" office:value-type="float" office:value="1">
            <text:p>1</text:p>
          </table:table-cell>
          <table:table-cell table:style-name="ce2" table:formula="of:=IF([.J8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C14_R2</text:p>
          </table:table-cell>
          <table:table-cell table:style-name="ce2" office:value-type="float" office:value="3014603">
            <text:p>30146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86495592">
            <text:p>1.686495592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1.686495592">
            <text:p>1.686495592</text:p>
          </table:table-cell>
          <table:table-cell table:style-name="ce2" office:value-type="float" office:value="-1292.414">
            <text:p>-1292.414</text:p>
          </table:table-cell>
          <table:table-cell/>
          <table:table-cell table:style-name="ce2" office:value-type="float" office:value="0.0286">
            <text:p>0.028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9]&lt;0; 1; 0)" office:value-type="float" office:value="1">
            <text:p>1</text:p>
          </table:table-cell>
          <table:table-cell table:style-name="ce2" table:formula="of:=IF([.O9]&lt;0; 1; 0)" office:value-type="float" office:value="0">
            <text:p>0</text:p>
          </table:table-cell>
          <table:table-cell table:style-name="ce2" table:formula="of:=IF([.H9]&gt;0.5; 1; 0)" office:value-type="float" office:value="1">
            <text:p>1</text:p>
          </table:table-cell>
          <table:table-cell table:style-name="ce2" table:formula="of:=IF([.J9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DC14_R3</text:p>
          </table:table-cell>
          <table:table-cell table:style-name="ce3" office:value-type="float" office:value="5086675">
            <text:p>508667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845699737">
            <text:p>2.845699737</text:p>
          </table:table-cell>
          <table:table-cell table:style-name="ce6"/>
          <table:table-cell table:style-name="ce3" office:value-type="float" office:value="0">
            <text:p>0</text:p>
          </table:table-cell>
          <table:table-cell table:style-name="ce6"/>
          <table:table-cell table:style-name="ce3" office:value-type="float" office:value="2.845699737">
            <text:p>2.845699737</text:p>
          </table:table-cell>
          <table:table-cell table:style-name="ce3" office:value-type="float" office:value="-1513.477">
            <text:p>-1513.477</text:p>
          </table:table-cell>
          <table:table-cell table:style-name="ce6"/>
          <table:table-cell table:style-name="ce3" office:value-type="float" office:value="0.0272">
            <text:p>0.0272</text:p>
          </table:table-cell>
          <table:table-cell table:style-name="ce6"/>
          <table:table-cell table:style-name="ce3" office:value-type="float" office:value="1">
            <text:p>1</text:p>
          </table:table-cell>
          <table:table-cell table:style-name="ce3"/>
          <table:table-cell table:style-name="ce3" table:formula="of:=IF([.M10]&lt;0; 1; 0)" office:value-type="float" office:value="1">
            <text:p>1</text:p>
          </table:table-cell>
          <table:table-cell table:style-name="ce3" table:formula="of:=IF([.O10]&lt;0; 1; 0)" office:value-type="float" office:value="0">
            <text:p>0</text:p>
          </table:table-cell>
          <table:table-cell table:style-name="ce3" table:formula="of:=IF([.H10]&gt;0.5; 1; 0)" office:value-type="float" office:value="1">
            <text:p>1</text:p>
          </table:table-cell>
          <table:table-cell table:style-name="ce3" table:formula="of:=IF([.J10]&gt;0.5; 1; 0)" office:value-type="float" office:value="0">
            <text:p>0</text:p>
          </table:table-cell>
          <table:table-cell table:style-name="ce3" table:number-columns-repeated="100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C15_R1</text:p>
          </table:table-cell>
          <table:table-cell office:value-type="float" office:value="1417532">
            <text:p>1417532</text:p>
          </table:table-cell>
          <table:table-cell office:value-type="float" office:value="165698">
            <text:p>165698</text:p>
          </table:table-cell>
          <table:table-cell office:value-type="float" office:value="0.793026965">
            <text:p>0.793026965</text:p>
          </table:table-cell>
          <table:table-cell table:formula="of:=AVERAGE([.H11:.H13])" office:value-type="float" office:value="0.782924561333333">
            <text:p>0.7829245613</text:p>
          </table:table-cell>
          <table:table-cell office:value-type="float" office:value="2.366618423">
            <text:p>2.366618423</text:p>
          </table:table-cell>
          <table:table-cell table:formula="of:=AVERAGE([.J11:.J13])" office:value-type="float" office:value="2.327917008">
            <text:p>2.327917008</text:p>
          </table:table-cell>
          <table:table-cell office:value-type="float" office:value="3.159645388">
            <text:p>3.159645388</text:p>
          </table:table-cell>
          <table:table-cell office:value-type="float" office:value="1.3561">
            <text:p>1.3561</text:p>
          </table:table-cell>
          <table:table-cell table:formula="of:=AVERAGE([.M11:.M13])" office:value-type="float" office:value="1.37303333333333">
            <text:p>1.3730333333</text:p>
          </table:table-cell>
          <table:table-cell office:value-type="float" office:value="-0.0541">
            <text:p>-0.0541</text:p>
          </table:table-cell>
          <table:table-cell table:formula="of:=AVERAGE([.O11:.O13])" office:value-type="float" office:value="-0.0515333333333333">
            <text:p>-0.0515333333</text:p>
          </table:table-cell>
          <table:table-cell office:value-type="float" office:value="1">
            <text:p>1</text:p>
          </table:table-cell>
          <table:table-cell/>
          <table:table-cell table:formula="of:=IF([.M11]&lt;0; 1; 0)" office:value-type="float" office:value="0">
            <text:p>0</text:p>
          </table:table-cell>
          <table:table-cell table:formula="of:=IF([.O11]&lt;0; 1; 0)" office:value-type="float" office:value="1">
            <text:p>1</text:p>
          </table:table-cell>
          <table:table-cell table:formula="of:=IF([.H11]&gt;0.5; 1; 0)" office:value-type="float" office:value="1">
            <text:p>1</text:p>
          </table:table-cell>
          <table:table-cell table:formula="of:=IF([.J11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C15_R2</text:p>
          </table:table-cell>
          <table:table-cell office:value-type="float" office:value="1365711">
            <text:p>1365711</text:p>
          </table:table-cell>
          <table:table-cell office:value-type="float" office:value="140059">
            <text:p>140059</text:p>
          </table:table-cell>
          <table:table-cell office:value-type="float" office:value="0.764036121">
            <text:p>0.764036121</text:p>
          </table:table-cell>
          <table:table-cell/>
          <table:table-cell office:value-type="float" office:value="2.000423721">
            <text:p>2.000423721</text:p>
          </table:table-cell>
          <table:table-cell/>
          <table:table-cell office:value-type="float" office:value="2.764459841">
            <text:p>2.764459841</text:p>
          </table:table-cell>
          <table:table-cell office:value-type="float" office:value="1.3613">
            <text:p>1.3613</text:p>
          </table:table-cell>
          <table:table-cell/>
          <table:table-cell office:value-type="float" office:value="-0.0407">
            <text:p>-0.0407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M12]&lt;0; 1; 0)" office:value-type="float" office:value="0">
            <text:p>0</text:p>
          </table:table-cell>
          <table:table-cell table:formula="of:=IF([.O12]&lt;0; 1; 0)" office:value-type="float" office:value="1">
            <text:p>1</text:p>
          </table:table-cell>
          <table:table-cell table:formula="of:=IF([.H12]&gt;0.5; 1; 0)" office:value-type="float" office:value="1">
            <text:p>1</text:p>
          </table:table-cell>
          <table:table-cell table:formula="of:=IF([.J12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DC15_R3</text:p>
          </table:table-cell>
          <table:table-cell table:style-name="ce4" office:value-type="float" office:value="1415179">
            <text:p>1415179</text:p>
          </table:table-cell>
          <table:table-cell table:style-name="ce4" office:value-type="float" office:value="183208">
            <text:p>183208</text:p>
          </table:table-cell>
          <table:table-cell table:style-name="ce4" office:value-type="float" office:value="0.791710598">
            <text:p>0.791710598</text:p>
          </table:table-cell>
          <table:table-cell table:style-name="ce6"/>
          <table:table-cell table:style-name="ce4" office:value-type="float" office:value="2.61670888">
            <text:p>2.61670888</text:p>
          </table:table-cell>
          <table:table-cell table:style-name="ce6"/>
          <table:table-cell table:style-name="ce4" office:value-type="float" office:value="3.408419478">
            <text:p>3.408419478</text:p>
          </table:table-cell>
          <table:table-cell table:style-name="ce4" office:value-type="float" office:value="1.4017">
            <text:p>1.4017</text:p>
          </table:table-cell>
          <table:table-cell table:style-name="ce6"/>
          <table:table-cell table:style-name="ce4" office:value-type="float" office:value="-0.0598">
            <text:p>-0.0598</text:p>
          </table:table-cell>
          <table:table-cell table:style-name="ce6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IF([.M13]&lt;0; 1; 0)" office:value-type="float" office:value="0">
            <text:p>0</text:p>
          </table:table-cell>
          <table:table-cell table:style-name="ce4" table:formula="of:=IF([.O13]&lt;0; 1; 0)" office:value-type="float" office:value="1">
            <text:p>1</text:p>
          </table:table-cell>
          <table:table-cell table:style-name="ce4" table:formula="of:=IF([.H13]&gt;0.5; 1; 0)" office:value-type="float" office:value="1">
            <text:p>1</text:p>
          </table:table-cell>
          <table:table-cell table:style-name="ce4" table:formula="of:=IF([.J13]&gt;0.5; 1; 0)" office:value-type="float" office:value="1">
            <text:p>1</text:p>
          </table:table-cell>
          <table:table-cell table:style-name="ce4" table:number-columns-repeated="1002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C16_R1</text:p>
          </table:table-cell>
          <table:table-cell table:style-name="ce2" office:value-type="float" office:value="960206">
            <text:p>960206</text:p>
          </table:table-cell>
          <table:table-cell table:style-name="ce2" office:value-type="float" office:value="878629">
            <text:p>878629</text:p>
          </table:table-cell>
          <table:table-cell table:style-name="ce2" office:value-type="float" office:value="0.537179584">
            <text:p>0.537179584</text:p>
          </table:table-cell>
          <table:table-cell table:formula="of:=AVERAGE([.H14:.H16])" office:value-type="float" office:value="0.384919792666667">
            <text:p>0.3849197927</text:p>
          </table:table-cell>
          <table:table-cell table:style-name="ce2" office:value-type="float" office:value="0.432579383">
            <text:p>0.432579383</text:p>
          </table:table-cell>
          <table:table-cell table:formula="of:=AVERAGE([.J14:.J16])" office:value-type="float" office:value="0.58343872">
            <text:p>0.58343872</text:p>
          </table:table-cell>
          <table:table-cell table:style-name="ce2" office:value-type="float" office:value="0.969758967">
            <text:p>0.969758967</text:p>
          </table:table-cell>
          <table:table-cell table:style-name="ce2" office:value-type="float" office:value="-17.6737">
            <text:p>-17.6737</text:p>
          </table:table-cell>
          <table:table-cell table:formula="of:=AVERAGE([.M14:.M16])" office:value-type="float" office:value="-18.4929">
            <text:p>-18.4929</text:p>
          </table:table-cell>
          <table:table-cell table:style-name="ce2" office:value-type="float" office:value="0.7851">
            <text:p>0.7851</text:p>
          </table:table-cell>
          <table:table-cell table:formula="of:=AVERAGE([.O14:.O16])" office:value-type="float" office:value="0.729633333333333">
            <text:p>0.729633333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14]&lt;0; 1; 0)" office:value-type="float" office:value="1">
            <text:p>1</text:p>
          </table:table-cell>
          <table:table-cell table:style-name="ce2" table:formula="of:=IF([.O14]&lt;0; 1; 0)" office:value-type="float" office:value="0">
            <text:p>0</text:p>
          </table:table-cell>
          <table:table-cell table:style-name="ce2" table:formula="of:=IF([.H14]&gt;0.5; 1; 0)" office:value-type="float" office:value="1">
            <text:p>1</text:p>
          </table:table-cell>
          <table:table-cell table:style-name="ce2" table:formula="of:=IF([.J14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C16_R2</text:p>
          </table:table-cell>
          <table:table-cell table:style-name="ce2" office:value-type="float" office:value="990502">
            <text:p>990502</text:p>
          </table:table-cell>
          <table:table-cell table:style-name="ce2" office:value-type="float" office:value="441711">
            <text:p>441711</text:p>
          </table:table-cell>
          <table:table-cell table:style-name="ce2" office:value-type="float" office:value="0.55412844">
            <text:p>0.55412844</text:p>
          </table:table-cell>
          <table:table-cell/>
          <table:table-cell table:style-name="ce2" office:value-type="float" office:value="0.217469571">
            <text:p>0.217469571</text:p>
          </table:table-cell>
          <table:table-cell/>
          <table:table-cell table:style-name="ce2" office:value-type="float" office:value="0.771598011">
            <text:p>0.771598011</text:p>
          </table:table-cell>
          <table:table-cell table:style-name="ce2" office:value-type="float" office:value="-30.6022">
            <text:p>-30.6022</text:p>
          </table:table-cell>
          <table:table-cell/>
          <table:table-cell table:style-name="ce2" office:value-type="float" office:value="0.7696">
            <text:p>0.769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15]&lt;0; 1; 0)" office:value-type="float" office:value="1">
            <text:p>1</text:p>
          </table:table-cell>
          <table:table-cell table:style-name="ce2" table:formula="of:=IF([.O15]&lt;0; 1; 0)" office:value-type="float" office:value="0">
            <text:p>0</text:p>
          </table:table-cell>
          <table:table-cell table:style-name="ce2" table:formula="of:=IF([.H15]&gt;0.5; 1; 0)" office:value-type="float" office:value="1">
            <text:p>1</text:p>
          </table:table-cell>
          <table:table-cell table:style-name="ce2" table:formula="of:=IF([.J15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DC16_R3</text:p>
          </table:table-cell>
          <table:table-cell table:style-name="ce3" office:value-type="float" office:value="113419">
            <text:p>113419</text:p>
          </table:table-cell>
          <table:table-cell table:style-name="ce3" office:value-type="float" office:value="2234796">
            <text:p>2234796</text:p>
          </table:table-cell>
          <table:table-cell table:style-name="ce3" office:value-type="float" office:value="0.063451354">
            <text:p>0.063451354</text:p>
          </table:table-cell>
          <table:table-cell table:style-name="ce6"/>
          <table:table-cell table:style-name="ce3" office:value-type="float" office:value="1.100267206">
            <text:p>1.100267206</text:p>
          </table:table-cell>
          <table:table-cell table:style-name="ce6"/>
          <table:table-cell table:style-name="ce3" office:value-type="float" office:value="1.163718561">
            <text:p>1.163718561</text:p>
          </table:table-cell>
          <table:table-cell table:style-name="ce3" office:value-type="float" office:value="-7.2028">
            <text:p>-7.2028</text:p>
          </table:table-cell>
          <table:table-cell table:style-name="ce6"/>
          <table:table-cell table:style-name="ce3" office:value-type="float" office:value="0.6342">
            <text:p>0.6342</text:p>
          </table:table-cell>
          <table:table-cell table:style-name="ce6"/>
          <table:table-cell table:style-name="ce3" office:value-type="float" office:value="1">
            <text:p>1</text:p>
          </table:table-cell>
          <table:table-cell table:style-name="ce3"/>
          <table:table-cell table:style-name="ce3" table:formula="of:=IF([.M16]&lt;0; 1; 0)" office:value-type="float" office:value="1">
            <text:p>1</text:p>
          </table:table-cell>
          <table:table-cell table:style-name="ce3" table:formula="of:=IF([.O16]&lt;0; 1; 0)" office:value-type="float" office:value="0">
            <text:p>0</text:p>
          </table:table-cell>
          <table:table-cell table:style-name="ce3" table:formula="of:=IF([.H16]&gt;0.5; 1; 0)" office:value-type="float" office:value="0">
            <text:p>0</text:p>
          </table:table-cell>
          <table:table-cell table:style-name="ce3" table:formula="of:=IF([.J16]&gt;0.5; 1; 0)" office:value-type="float" office:value="1">
            <text:p>1</text:p>
          </table:table-cell>
          <table:table-cell table:style-name="ce3" table:number-columns-repeated="100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DC17_R1</text:p>
          </table:table-cell>
          <table:table-cell office:value-type="float" office:value="5777669">
            <text:p>5777669</text:p>
          </table:table-cell>
          <table:table-cell office:value-type="float" office:value="1249">
            <text:p>1249</text:p>
          </table:table-cell>
          <table:table-cell office:value-type="float" office:value="3.232270816">
            <text:p>3.232270816</text:p>
          </table:table-cell>
          <table:table-cell table:formula="of:=AVERAGE([.H17:.H19])" office:value-type="float" office:value="1.43186126733333">
            <text:p>1.4318612673</text:p>
          </table:table-cell>
          <table:table-cell office:value-type="float" office:value="0.560215295">
            <text:p>0.560215295</text:p>
          </table:table-cell>
          <table:table-cell table:formula="of:=AVERAGE([.J17:.J19])" office:value-type="float" office:value="0.214995888333333">
            <text:p>0.2149958883</text:p>
          </table:table-cell>
          <table:table-cell office:value-type="float" office:value="3.792486111">
            <text:p>3.792486111</text:p>
          </table:table-cell>
          <table:table-cell office:value-type="float" office:value="672.8944">
            <text:p>672.8944</text:p>
          </table:table-cell>
          <table:table-cell table:formula="of:=AVERAGE([.M17:.M19])" office:value-type="float" office:value="702.807433333333">
            <text:p>702.8074333333</text:p>
          </table:table-cell>
          <table:table-cell office:value-type="float" office:value="0.0019">
            <text:p>0.0019</text:p>
          </table:table-cell>
          <table:table-cell table:formula="of:=AVERAGE([.O17:.O19])" office:value-type="float" office:value="0.00226666666666667">
            <text:p>0.0022666667</text:p>
          </table:table-cell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17]&lt;0; 1; 0)" office:value-type="float" office:value="0">
            <text:p>0</text:p>
          </table:table-cell>
          <table:table-cell table:formula="of:=IF([.O17]&lt;0; 1; 0)" office:value-type="float" office:value="0">
            <text:p>0</text:p>
          </table:table-cell>
          <table:table-cell table:formula="of:=IF([.H17]&gt;0.5; 1; 0)" office:value-type="float" office:value="1">
            <text:p>1</text:p>
          </table:table-cell>
          <table:table-cell table:formula="of:=IF([.J17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DC17_R2</text:p>
          </table:table-cell>
          <table:table-cell office:value-type="float" office:value="889759">
            <text:p>889759</text:p>
          </table:table-cell>
          <table:table-cell office:value-type="float" office:value="0">
            <text:p>0</text:p>
          </table:table-cell>
          <table:table-cell office:value-type="float" office:value="0.497768572">
            <text:p>0.4977685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497768572">
            <text:p>0.497768572</text:p>
          </table:table-cell>
          <table:table-cell office:value-type="float" office:value="717.7948">
            <text:p>717.7948</text:p>
          </table:table-cell>
          <table:table-cell/>
          <table:table-cell office:value-type="float" office:value="0.0027">
            <text:p>0.002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18]&lt;0; 1; 0)" office:value-type="float" office:value="0">
            <text:p>0</text:p>
          </table:table-cell>
          <table:table-cell table:formula="of:=IF([.O18]&lt;0; 1; 0)" office:value-type="float" office:value="0">
            <text:p>0</text:p>
          </table:table-cell>
          <table:table-cell table:formula="of:=IF([.H18]&gt;0.5; 1; 0)" office:value-type="float" office:value="0">
            <text:p>0</text:p>
          </table:table-cell>
          <table:table-cell table:formula="of:=IF([.J18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DC17_R3</text:p>
          </table:table-cell>
          <table:table-cell table:style-name="ce4" office:value-type="float" office:value="1010908">
            <text:p>1010908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0.565544414">
            <text:p>0.565544414</text:p>
          </table:table-cell>
          <table:table-cell table:style-name="ce6"/>
          <table:table-cell table:style-name="ce4" office:value-type="float" office:value="0.08477237">
            <text:p>0.08477237</text:p>
          </table:table-cell>
          <table:table-cell table:style-name="ce6"/>
          <table:table-cell table:style-name="ce4" office:value-type="float" office:value="0.650316784">
            <text:p>0.650316784</text:p>
          </table:table-cell>
          <table:table-cell table:style-name="ce4" office:value-type="float" office:value="717.7331">
            <text:p>717.7331</text:p>
          </table:table-cell>
          <table:table-cell table:style-name="ce6"/>
          <table:table-cell table:style-name="ce4" office:value-type="float" office:value="0.0022">
            <text:p>0.0022</text:p>
          </table:table-cell>
          <table:table-cell table:style-name="ce6"/>
          <table:table-cell table:style-name="ce4" office:value-type="float" office:value="0">
            <text:p>0</text:p>
          </table:table-cell>
          <table:table-cell table:style-name="ce4" office:value-type="string">
            <text:p>A wins</text:p>
          </table:table-cell>
          <table:table-cell table:style-name="ce4" table:formula="of:=IF([.M19]&lt;0; 1; 0)" office:value-type="float" office:value="0">
            <text:p>0</text:p>
          </table:table-cell>
          <table:table-cell table:style-name="ce4" table:formula="of:=IF([.O19]&lt;0; 1; 0)" office:value-type="float" office:value="0">
            <text:p>0</text:p>
          </table:table-cell>
          <table:table-cell table:style-name="ce4" table:formula="of:=IF([.H19]&gt;0.5; 1; 0)" office:value-type="float" office:value="1">
            <text:p>1</text:p>
          </table:table-cell>
          <table:table-cell table:style-name="ce4" table:formula="of:=IF([.J19]&gt;0.5; 1; 0)" office:value-type="float" office:value="0">
            <text:p>0</text:p>
          </table:table-cell>
          <table:table-cell table:style-name="ce4" table:number-columns-repeated="1002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C18_R1</text:p>
          </table:table-cell>
          <table:table-cell table:style-name="ce2" office:value-type="float" office:value="5470688">
            <text:p>5470688</text:p>
          </table:table-cell>
          <table:table-cell table:style-name="ce2" office:value-type="float" office:value="10309">
            <text:p>10309</text:p>
          </table:table-cell>
          <table:table-cell table:style-name="ce2" office:value-type="float" office:value="3.060532745">
            <text:p>3.060532745</text:p>
          </table:table-cell>
          <table:table-cell table:formula="of:=AVERAGE([.H20:.H22])" office:value-type="float" office:value="2.91373646466667">
            <text:p>2.9137364647</text:p>
          </table:table-cell>
          <table:table-cell table:style-name="ce2" office:value-type="float" office:value="0.280922146">
            <text:p>0.280922146</text:p>
          </table:table-cell>
          <table:table-cell table:formula="of:=AVERAGE([.J20:.J22])" office:value-type="float" office:value="0.164990780333333">
            <text:p>0.1649907803</text:p>
          </table:table-cell>
          <table:table-cell table:style-name="ce2" office:value-type="float" office:value="3.341454892">
            <text:p>3.341454892</text:p>
          </table:table-cell>
          <table:table-cell table:style-name="ce2" office:value-type="float" office:value="-608.2516">
            <text:p>-608.2516</text:p>
          </table:table-cell>
          <table:table-cell table:formula="of:=AVERAGE([.M20:.M22])" office:value-type="float" office:value="-732.359266666667">
            <text:p>-732.3592666667</text:p>
          </table:table-cell>
          <table:table-cell table:style-name="ce2" office:value-type="float" office:value="0.0108">
            <text:p>0.0108</text:p>
          </table:table-cell>
          <table:table-cell table:formula="of:=AVERAGE([.O20:.O22])" office:value-type="float" office:value="0.0123">
            <text:p>0.012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20]&lt;0; 1; 0)" office:value-type="float" office:value="1">
            <text:p>1</text:p>
          </table:table-cell>
          <table:table-cell table:style-name="ce2" table:formula="of:=IF([.O20]&lt;0; 1; 0)" office:value-type="float" office:value="0">
            <text:p>0</text:p>
          </table:table-cell>
          <table:table-cell table:style-name="ce2" table:formula="of:=IF([.H20]&gt;0.5; 1; 0)" office:value-type="float" office:value="1">
            <text:p>1</text:p>
          </table:table-cell>
          <table:table-cell table:style-name="ce2" table:formula="of:=IF([.J20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C18_R2</text:p>
          </table:table-cell>
          <table:table-cell table:style-name="ce2" office:value-type="float" office:value="5960215">
            <text:p>5960215</text:p>
          </table:table-cell>
          <table:table-cell table:style-name="ce2" office:value-type="float" office:value="1569">
            <text:p>1569</text:p>
          </table:table-cell>
          <table:table-cell table:style-name="ce2" office:value-type="float" office:value="3.334394719">
            <text:p>3.334394719</text:p>
          </table:table-cell>
          <table:table-cell/>
          <table:table-cell table:style-name="ce2" office:value-type="float" office:value="0.042755539">
            <text:p>0.042755539</text:p>
          </table:table-cell>
          <table:table-cell/>
          <table:table-cell table:style-name="ce2" office:value-type="float" office:value="3.377150258">
            <text:p>3.377150258</text:p>
          </table:table-cell>
          <table:table-cell table:style-name="ce2" office:value-type="float" office:value="-336.0082">
            <text:p>-336.0082</text:p>
          </table:table-cell>
          <table:table-cell/>
          <table:table-cell table:style-name="ce2" office:value-type="float" office:value="0.0144">
            <text:p>0.014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21]&lt;0; 1; 0)" office:value-type="float" office:value="1">
            <text:p>1</text:p>
          </table:table-cell>
          <table:table-cell table:style-name="ce2" table:formula="of:=IF([.O21]&lt;0; 1; 0)" office:value-type="float" office:value="0">
            <text:p>0</text:p>
          </table:table-cell>
          <table:table-cell table:style-name="ce2" table:formula="of:=IF([.H21]&gt;0.5; 1; 0)" office:value-type="float" office:value="1">
            <text:p>1</text:p>
          </table:table-cell>
          <table:table-cell table:style-name="ce2" table:formula="of:=IF([.J21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C18_R3</text:p>
          </table:table-cell>
          <table:table-cell table:style-name="ce2" office:value-type="float" office:value="4193968">
            <text:p>4193968</text:p>
          </table:table-cell>
          <table:table-cell table:style-name="ce2" office:value-type="float" office:value="6286">
            <text:p>6286</text:p>
          </table:table-cell>
          <table:table-cell table:style-name="ce2" office:value-type="float" office:value="2.34628193">
            <text:p>2.34628193</text:p>
          </table:table-cell>
          <table:table-cell/>
          <table:table-cell table:style-name="ce2" office:value-type="float" office:value="0.171294656">
            <text:p>0.171294656</text:p>
          </table:table-cell>
          <table:table-cell/>
          <table:table-cell table:style-name="ce2" office:value-type="float" office:value="2.517576586">
            <text:p>2.517576586</text:p>
          </table:table-cell>
          <table:table-cell table:style-name="ce2" office:value-type="float" office:value="-1252.818">
            <text:p>-1252.818</text:p>
          </table:table-cell>
          <table:table-cell/>
          <table:table-cell table:style-name="ce2" office:value-type="float" office:value="0.0117">
            <text:p>0.0117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22]&lt;0; 1; 0)" office:value-type="float" office:value="1">
            <text:p>1</text:p>
          </table:table-cell>
          <table:table-cell table:style-name="ce2" table:formula="of:=IF([.O22]&lt;0; 1; 0)" office:value-type="float" office:value="0">
            <text:p>0</text:p>
          </table:table-cell>
          <table:table-cell table:style-name="ce2" table:formula="of:=IF([.H22]&gt;0.5; 1; 0)" office:value-type="float" office:value="1">
            <text:p>1</text:p>
          </table:table-cell>
          <table:table-cell table:style-name="ce2" table:formula="of:=IF([.J22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C23_R1</text:p>
          </table:table-cell>
          <table:table-cell office:value-type="float" office:value="1190213">
            <text:p>1190213</text:p>
          </table:table-cell>
          <table:table-cell office:value-type="float" office:value="0">
            <text:p>0</text:p>
          </table:table-cell>
          <table:table-cell office:value-type="float" office:value="0.577523368">
            <text:p>0.577523368</text:p>
          </table:table-cell>
          <table:table-cell table:formula="of:=AVERAGE([.H23:.H25])" office:value-type="float" office:value="0.695391776">
            <text:p>0.695391776</text:p>
          </table:table-cell>
          <table:table-cell office:value-type="float" office:value="0">
            <text:p>0</text:p>
          </table:table-cell>
          <table:table-cell table:formula="of:=AVERAGE([.J23:.J25])" office:value-type="float" office:value="0.00991575066666667">
            <text:p>0.0099157507</text:p>
          </table:table-cell>
          <table:table-cell office:value-type="float" office:value="0.577523368">
            <text:p>0.577523368</text:p>
          </table:table-cell>
          <table:table-cell office:value-type="float" office:value="607.1287">
            <text:p>607.1287</text:p>
          </table:table-cell>
          <table:table-cell table:formula="of:=AVERAGE([.M23:.M25])" office:value-type="float" office:value="525.832966666667">
            <text:p>525.8329666667</text:p>
          </table:table-cell>
          <table:table-cell office:value-type="float" office:value="0.006">
            <text:p>0.006</text:p>
          </table:table-cell>
          <table:table-cell table:formula="of:=AVERAGE([.O23:.O25])" office:value-type="float" office:value="0.00666666666666667">
            <text:p>0.0066666667</text:p>
          </table:table-cell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23]&lt;0; 1; 0)" office:value-type="float" office:value="0">
            <text:p>0</text:p>
          </table:table-cell>
          <table:table-cell table:formula="of:=IF([.O23]&lt;0; 1; 0)" office:value-type="float" office:value="0">
            <text:p>0</text:p>
          </table:table-cell>
          <table:table-cell table:formula="of:=IF([.H23]&gt;0.5; 1; 0)" office:value-type="float" office:value="1">
            <text:p>1</text:p>
          </table:table-cell>
          <table:table-cell table:formula="of:=IF([.J23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C23_R2</text:p>
          </table:table-cell>
          <table:table-cell office:value-type="float" office:value="1595699">
            <text:p>1595699</text:p>
          </table:table-cell>
          <table:table-cell office:value-type="float" office:value="94">
            <text:p>94</text:p>
          </table:table-cell>
          <table:table-cell office:value-type="float" office:value="0.774276084">
            <text:p>0.774276084</text:p>
          </table:table-cell>
          <table:table-cell/>
          <table:table-cell office:value-type="float" office:value="0.009777069">
            <text:p>0.009777069</text:p>
          </table:table-cell>
          <table:table-cell/>
          <table:table-cell office:value-type="float" office:value="0.784053153">
            <text:p>0.784053153</text:p>
          </table:table-cell>
          <table:table-cell office:value-type="float" office:value="632.9587">
            <text:p>632.9587</text:p>
          </table:table-cell>
          <table:table-cell/>
          <table:table-cell office:value-type="float" office:value="0.0049">
            <text:p>0.004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24]&lt;0; 1; 0)" office:value-type="float" office:value="0">
            <text:p>0</text:p>
          </table:table-cell>
          <table:table-cell table:formula="of:=IF([.O24]&lt;0; 1; 0)" office:value-type="float" office:value="0">
            <text:p>0</text:p>
          </table:table-cell>
          <table:table-cell table:formula="of:=IF([.H24]&gt;0.5; 1; 0)" office:value-type="float" office:value="1">
            <text:p>1</text:p>
          </table:table-cell>
          <table:table-cell table:formula="of:=IF([.J24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C23_R3</text:p>
          </table:table-cell>
          <table:table-cell office:value-type="float" office:value="1513469">
            <text:p>1513469</text:p>
          </table:table-cell>
          <table:table-cell office:value-type="float" office:value="192">
            <text:p>192</text:p>
          </table:table-cell>
          <table:table-cell office:value-type="float" office:value="0.734375876">
            <text:p>0.734375876</text:p>
          </table:table-cell>
          <table:table-cell/>
          <table:table-cell office:value-type="float" office:value="0.019970183">
            <text:p>0.019970183</text:p>
          </table:table-cell>
          <table:table-cell/>
          <table:table-cell office:value-type="float" office:value="0.754346059">
            <text:p>0.754346059</text:p>
          </table:table-cell>
          <table:table-cell office:value-type="float" office:value="337.4115">
            <text:p>337.4115</text:p>
          </table:table-cell>
          <table:table-cell/>
          <table:table-cell office:value-type="float" office:value="0.0091">
            <text:p>0.009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25]&lt;0; 1; 0)" office:value-type="float" office:value="0">
            <text:p>0</text:p>
          </table:table-cell>
          <table:table-cell table:formula="of:=IF([.O25]&lt;0; 1; 0)" office:value-type="float" office:value="0">
            <text:p>0</text:p>
          </table:table-cell>
          <table:table-cell table:formula="of:=IF([.H25]&gt;0.5; 1; 0)" office:value-type="float" office:value="1">
            <text:p>1</text:p>
          </table:table-cell>
          <table:table-cell table:formula="of:=IF([.J25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C24_R1</text:p>
          </table:table-cell>
          <table:table-cell table:style-name="ce2" office:value-type="float" office:value="2172044">
            <text:p>2172044</text:p>
          </table:table-cell>
          <table:table-cell table:style-name="ce2" office:value-type="float" office:value="11648">
            <text:p>11648</text:p>
          </table:table-cell>
          <table:table-cell table:style-name="ce2" office:value-type="float" office:value="1.053934183">
            <text:p>1.053934183</text:p>
          </table:table-cell>
          <table:table-cell table:formula="of:=AVERAGE([.H26:.H28])" office:value-type="float" office:value="0.70273245">
            <text:p>0.70273245</text:p>
          </table:table-cell>
          <table:table-cell table:style-name="ce2" office:value-type="float" office:value="0.111540966">
            <text:p>0.111540966</text:p>
          </table:table-cell>
          <table:table-cell table:formula="of:=AVERAGE([.J26:.J28])" office:value-type="float" office:value="0.103797193666667">
            <text:p>0.1037971937</text:p>
          </table:table-cell>
          <table:table-cell table:style-name="ce2" office:value-type="float" office:value="1.165475149">
            <text:p>1.165475149</text:p>
          </table:table-cell>
          <table:table-cell table:style-name="ce2" office:value-type="float" office:value="2.9612">
            <text:p>2.9612</text:p>
          </table:table-cell>
          <table:table-cell table:formula="of:=AVERAGE([.M26:.M28])" office:value-type="float" office:value="11.4709666666667">
            <text:p>11.4709666667</text:p>
          </table:table-cell>
          <table:table-cell table:style-name="ce2" office:value-type="float" office:value="0.234">
            <text:p>0.234</text:p>
          </table:table-cell>
          <table:table-cell table:formula="of:=AVERAGE([.O26:.O28])" office:value-type="float" office:value="0.3978">
            <text:p>0.397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 wins</text:p>
          </table:table-cell>
          <table:table-cell table:style-name="ce2" table:formula="of:=IF([.M26]&lt;0; 1; 0)" office:value-type="float" office:value="0">
            <text:p>0</text:p>
          </table:table-cell>
          <table:table-cell table:style-name="ce2" table:formula="of:=IF([.O26]&lt;0; 1; 0)" office:value-type="float" office:value="0">
            <text:p>0</text:p>
          </table:table-cell>
          <table:table-cell table:style-name="ce2" table:formula="of:=IF([.H26]&gt;0.5; 1; 0)" office:value-type="float" office:value="1">
            <text:p>1</text:p>
          </table:table-cell>
          <table:table-cell table:style-name="ce2" table:formula="of:=IF([.J26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C24_R2</text:p>
          </table:table-cell>
          <table:table-cell table:style-name="ce2" office:value-type="float" office:value="1097268">
            <text:p>1097268</text:p>
          </table:table-cell>
          <table:table-cell table:style-name="ce2" office:value-type="float" office:value="4863">
            <text:p>4863</text:p>
          </table:table-cell>
          <table:table-cell table:style-name="ce2" office:value-type="float" office:value="0.532423953">
            <text:p>0.532423953</text:p>
          </table:table-cell>
          <table:table-cell/>
          <table:table-cell table:style-name="ce2" office:value-type="float" office:value="0.04656797">
            <text:p>0.04656797</text:p>
          </table:table-cell>
          <table:table-cell/>
          <table:table-cell table:style-name="ce2" office:value-type="float" office:value="0.578991924">
            <text:p>0.578991924</text:p>
          </table:table-cell>
          <table:table-cell table:style-name="ce2" office:value-type="float" office:value="14.3256">
            <text:p>14.3256</text:p>
          </table:table-cell>
          <table:table-cell/>
          <table:table-cell table:style-name="ce2" office:value-type="float" office:value="0.3296">
            <text:p>0.3296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string">
            <text:p>A wins</text:p>
          </table:table-cell>
          <table:table-cell table:style-name="ce2" table:formula="of:=IF([.M27]&lt;0; 1; 0)" office:value-type="float" office:value="0">
            <text:p>0</text:p>
          </table:table-cell>
          <table:table-cell table:style-name="ce2" table:formula="of:=IF([.O27]&lt;0; 1; 0)" office:value-type="float" office:value="0">
            <text:p>0</text:p>
          </table:table-cell>
          <table:table-cell table:style-name="ce2" table:formula="of:=IF([.H27]&gt;0.5; 1; 0)" office:value-type="float" office:value="1">
            <text:p>1</text:p>
          </table:table-cell>
          <table:table-cell table:style-name="ce2" table:formula="of:=IF([.J27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C24_R3</text:p>
          </table:table-cell>
          <table:table-cell table:style-name="ce2" office:value-type="float" office:value="1075454">
            <text:p>1075454</text:p>
          </table:table-cell>
          <table:table-cell table:style-name="ce2" office:value-type="float" office:value="16007">
            <text:p>16007</text:p>
          </table:table-cell>
          <table:table-cell table:style-name="ce2" office:value-type="float" office:value="0.521839214">
            <text:p>0.521839214</text:p>
          </table:table-cell>
          <table:table-cell/>
          <table:table-cell table:style-name="ce2" office:value-type="float" office:value="0.153282645">
            <text:p>0.153282645</text:p>
          </table:table-cell>
          <table:table-cell/>
          <table:table-cell table:style-name="ce2" office:value-type="float" office:value="0.675121858">
            <text:p>0.675121858</text:p>
          </table:table-cell>
          <table:table-cell table:style-name="ce2" office:value-type="float" office:value="17.1261">
            <text:p>17.1261</text:p>
          </table:table-cell>
          <table:table-cell/>
          <table:table-cell table:style-name="ce2" office:value-type="float" office:value="0.6298">
            <text:p>0.6298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string">
            <text:p>A wins</text:p>
          </table:table-cell>
          <table:table-cell table:style-name="ce2" table:formula="of:=IF([.M28]&lt;0; 1; 0)" office:value-type="float" office:value="0">
            <text:p>0</text:p>
          </table:table-cell>
          <table:table-cell table:style-name="ce2" table:formula="of:=IF([.O28]&lt;0; 1; 0)" office:value-type="float" office:value="0">
            <text:p>0</text:p>
          </table:table-cell>
          <table:table-cell table:style-name="ce2" table:formula="of:=IF([.H28]&gt;0.5; 1; 0)" office:value-type="float" office:value="1">
            <text:p>1</text:p>
          </table:table-cell>
          <table:table-cell table:style-name="ce2" table:formula="of:=IF([.J28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DC25_R1</text:p>
          </table:table-cell>
          <table:table-cell office:value-type="float" office:value="317851">
            <text:p>317851</text:p>
          </table:table-cell>
          <table:table-cell office:value-type="float" office:value="1343595">
            <text:p>1343595</text:p>
          </table:table-cell>
          <table:table-cell office:value-type="float" office:value="0.154229856">
            <text:p>0.154229856</text:p>
          </table:table-cell>
          <table:table-cell table:formula="of:=AVERAGE([.H29:.H31])" office:value-type="float" office:value="0.175746758">
            <text:p>0.175746758</text:p>
          </table:table-cell>
          <table:table-cell office:value-type="float" office:value="19.19019348">
            <text:p>19.19019348</text:p>
          </table:table-cell>
          <table:table-cell table:formula="of:=AVERAGE([.J29:.J31])" office:value-type="float" office:value="17.1463645733333">
            <text:p>17.1463645733</text:p>
          </table:table-cell>
          <table:table-cell office:value-type="float" office:value="19.34442334">
            <text:p>19.34442334</text:p>
          </table:table-cell>
          <table:table-cell office:value-type="float" office:value="1.0259">
            <text:p>1.0259</text:p>
          </table:table-cell>
          <table:table-cell table:formula="of:=AVERAGE([.M29:.M31])" office:value-type="float" office:value="0.962066666666667">
            <text:p>0.9620666667</text:p>
          </table:table-cell>
          <table:table-cell office:value-type="float" office:value="-2.1349">
            <text:p>-2.1349</text:p>
          </table:table-cell>
          <table:table-cell table:formula="of:=AVERAGE([.O29:.O31])" office:value-type="float" office:value="-1.80666666666667">
            <text:p>-1.8066666667</text:p>
          </table:table-cell>
          <table:table-cell office:value-type="float" office:value="1">
            <text:p>1</text:p>
          </table:table-cell>
          <table:table-cell/>
          <table:table-cell table:formula="of:=IF([.M29]&lt;0; 1; 0)" office:value-type="float" office:value="0">
            <text:p>0</text:p>
          </table:table-cell>
          <table:table-cell table:formula="of:=IF([.O29]&lt;0; 1; 0)" office:value-type="float" office:value="1">
            <text:p>1</text:p>
          </table:table-cell>
          <table:table-cell table:formula="of:=IF([.H29]&gt;0.5; 1; 0)" office:value-type="float" office:value="0">
            <text:p>0</text:p>
          </table:table-cell>
          <table:table-cell table:formula="of:=IF([.J29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DC25_R2</text:p>
          </table:table-cell>
          <table:table-cell office:value-type="float" office:value="397732">
            <text:p>397732</text:p>
          </table:table-cell>
          <table:table-cell office:value-type="float" office:value="1284203">
            <text:p>1284203</text:p>
          </table:table-cell>
          <table:table-cell office:value-type="float" office:value="0.192990267">
            <text:p>0.192990267</text:p>
          </table:table-cell>
          <table:table-cell/>
          <table:table-cell office:value-type="float" office:value="18.34191408">
            <text:p>18.34191408</text:p>
          </table:table-cell>
          <table:table-cell/>
          <table:table-cell office:value-type="float" office:value="18.53490434">
            <text:p>18.53490434</text:p>
          </table:table-cell>
          <table:table-cell office:value-type="float" office:value="0.7878">
            <text:p>0.7878</text:p>
          </table:table-cell>
          <table:table-cell/>
          <table:table-cell office:value-type="float" office:value="-2.1652">
            <text:p>-2.165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M30]&lt;0; 1; 0)" office:value-type="float" office:value="0">
            <text:p>0</text:p>
          </table:table-cell>
          <table:table-cell table:formula="of:=IF([.O30]&lt;0; 1; 0)" office:value-type="float" office:value="1">
            <text:p>1</text:p>
          </table:table-cell>
          <table:table-cell table:formula="of:=IF([.H30]&gt;0.5; 1; 0)" office:value-type="float" office:value="0">
            <text:p>0</text:p>
          </table:table-cell>
          <table:table-cell table:formula="of:=IF([.J30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DC25_R3</text:p>
          </table:table-cell>
          <table:table-cell office:value-type="float" office:value="371002">
            <text:p>371002</text:p>
          </table:table-cell>
          <table:table-cell office:value-type="float" office:value="973693">
            <text:p>973693</text:p>
          </table:table-cell>
          <table:table-cell office:value-type="float" office:value="0.180020151">
            <text:p>0.180020151</text:p>
          </table:table-cell>
          <table:table-cell/>
          <table:table-cell office:value-type="float" office:value="13.90698616">
            <text:p>13.90698616</text:p>
          </table:table-cell>
          <table:table-cell/>
          <table:table-cell office:value-type="float" office:value="14.08700631">
            <text:p>14.08700631</text:p>
          </table:table-cell>
          <table:table-cell office:value-type="float" office:value="1.0725">
            <text:p>1.0725</text:p>
          </table:table-cell>
          <table:table-cell/>
          <table:table-cell office:value-type="float" office:value="-1.1199">
            <text:p>-1.1199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M31]&lt;0; 1; 0)" office:value-type="float" office:value="0">
            <text:p>0</text:p>
          </table:table-cell>
          <table:table-cell table:formula="of:=IF([.O31]&lt;0; 1; 0)" office:value-type="float" office:value="1">
            <text:p>1</text:p>
          </table:table-cell>
          <table:table-cell table:formula="of:=IF([.H31]&gt;0.5; 1; 0)" office:value-type="float" office:value="0">
            <text:p>0</text:p>
          </table:table-cell>
          <table:table-cell table:formula="of:=IF([.J31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C26_R1</text:p>
          </table:table-cell>
          <table:table-cell table:style-name="ce2" office:value-type="float" office:value="305772">
            <text:p>305772</text:p>
          </table:table-cell>
          <table:table-cell table:style-name="ce2" office:value-type="float" office:value="2646291">
            <text:p>2646291</text:p>
          </table:table-cell>
          <table:table-cell table:style-name="ce2" office:value-type="float" office:value="0.148368801">
            <text:p>0.148368801</text:p>
          </table:table-cell>
          <table:table-cell table:formula="of:=AVERAGE([.H32:.H34])" office:value-type="float" office:value="0.056692456">
            <text:p>0.056692456</text:p>
          </table:table-cell>
          <table:table-cell table:style-name="ce2" office:value-type="float" office:value="1.302860398">
            <text:p>1.302860398</text:p>
          </table:table-cell>
          <table:table-cell table:formula="of:=AVERAGE([.J32:.J34])" office:value-type="float" office:value="0.73728062">
            <text:p>0.73728062</text:p>
          </table:table-cell>
          <table:table-cell table:style-name="ce2" office:value-type="float" office:value="1.451229198">
            <text:p>1.451229198</text:p>
          </table:table-cell>
          <table:table-cell table:style-name="ce2"/>
          <table:table-cell table:formula="of:=AVERAGE([.M32:.M34])" office:value-type="float" office:value="0.7694">
            <text:p>0.7694</text:p>
          </table:table-cell>
          <table:table-cell table:style-name="ce2"/>
          <table:table-cell table:formula="of:=AVERAGE([.O32:.O34])" office:value-type="float" office:value="0.4381">
            <text:p>0.4381</text:p>
          </table:table-cell>
          <table:table-cell table:style-name="ce2" table:number-columns-repeated="4"/>
          <table:table-cell table:style-name="ce2" table:formula="of:=IF([.H32]&gt;0.5; 1; 0)" office:value-type="float" office:value="0">
            <text:p>0</text:p>
          </table:table-cell>
          <table:table-cell table:style-name="ce2" table:formula="of:=IF([.J32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C26_R2</text:p>
          </table:table-cell>
          <table:table-cell table:style-name="ce2" office:value-type="float" office:value="41960">
            <text:p>41960</text:p>
          </table:table-cell>
          <table:table-cell table:style-name="ce2" office:value-type="float" office:value="1838905">
            <text:p>1838905</text:p>
          </table:table-cell>
          <table:table-cell table:style-name="ce2" office:value-type="float" office:value="0.020360121">
            <text:p>0.020360121</text:p>
          </table:table-cell>
          <table:table-cell/>
          <table:table-cell table:style-name="ce2" office:value-type="float" office:value="0.905356403">
            <text:p>0.905356403</text:p>
          </table:table-cell>
          <table:table-cell/>
          <table:table-cell table:style-name="ce2" office:value-type="float" office:value="0.925716523">
            <text:p>0.925716523</text:p>
          </table:table-cell>
          <table:table-cell table:style-name="ce2" office:value-type="float" office:value="0.7694">
            <text:p>0.7694</text:p>
          </table:table-cell>
          <table:table-cell/>
          <table:table-cell table:style-name="ce2" office:value-type="float" office:value="0.4381">
            <text:p>0.4381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string">
            <text:p>B wins</text:p>
          </table:table-cell>
          <table:table-cell table:style-name="ce2" table:formula="of:=IF([.M33]&lt;0; 1; 0)" office:value-type="float" office:value="0">
            <text:p>0</text:p>
          </table:table-cell>
          <table:table-cell table:style-name="ce2" table:formula="of:=IF([.O33]&lt;0; 1; 0)" office:value-type="float" office:value="0">
            <text:p>0</text:p>
          </table:table-cell>
          <table:table-cell table:style-name="ce2" table:formula="of:=IF([.H33]&gt;0.5; 1; 0)" office:value-type="float" office:value="0">
            <text:p>0</text:p>
          </table:table-cell>
          <table:table-cell table:style-name="ce2" table:formula="of:=IF([.J33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2779">
            <text:p>2779</text:p>
          </table:table-cell>
          <table:table-cell table:style-name="ce2" office:value-type="float" office:value="7363">
            <text:p>7363</text:p>
          </table:table-cell>
          <table:table-cell table:style-name="ce2" office:value-type="float" office:value="0.001348446">
            <text:p>0.001348446</text:p>
          </table:table-cell>
          <table:table-cell/>
          <table:table-cell table:style-name="ce2" office:value-type="float" office:value="0.003625059">
            <text:p>0.003625059</text:p>
          </table:table-cell>
          <table:table-cell/>
          <table:table-cell table:style-name="ce2" office:value-type="float" office:value="0.004973505">
            <text:p>0.004973505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style-name="ce2" table:formula="of:=IF([.M34]&lt;0; 1; 0)" office:value-type="float" office:value="0">
            <text:p>0</text:p>
          </table:table-cell>
          <table:table-cell table:style-name="ce2" table:formula="of:=IF([.O34]&lt;0; 1; 0)" office:value-type="float" office:value="0">
            <text:p>0</text:p>
          </table:table-cell>
          <table:table-cell table:style-name="ce2" table:formula="of:=IF([.H34]&gt;0.5; 1; 0)" office:value-type="float" office:value="0">
            <text:p>0</text:p>
          </table:table-cell>
          <table:table-cell table:style-name="ce2" table:formula="of:=IF([.J34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DC27_R1</text:p>
          </table:table-cell>
          <table:table-cell office:value-type="float" office:value="1610847">
            <text:p>1610847</text:p>
          </table:table-cell>
          <table:table-cell office:value-type="float" office:value="1622">
            <text:p>1622</text:p>
          </table:table-cell>
          <table:table-cell office:value-type="float" office:value="0.781626301">
            <text:p>0.781626301</text:p>
          </table:table-cell>
          <table:table-cell table:formula="of:=AVERAGE([.H35:.H37])" office:value-type="float" office:value="0.607335385333333">
            <text:p>0.6073353853</text:p>
          </table:table-cell>
          <table:table-cell office:value-type="float" office:value="0.727517381">
            <text:p>0.727517381</text:p>
          </table:table-cell>
          <table:table-cell table:formula="of:=AVERAGE([.J35:.J37])" office:value-type="float" office:value="0.461089930666667">
            <text:p>0.4610899307</text:p>
          </table:table-cell>
          <table:table-cell office:value-type="float" office:value="1.509143682">
            <text:p>1.509143682</text:p>
          </table:table-cell>
          <table:table-cell office:value-type="float" office:value="241.2504">
            <text:p>241.2504</text:p>
          </table:table-cell>
          <table:table-cell table:formula="of:=AVERAGE([.M35:.M37])" office:value-type="float" office:value="394.255">
            <text:p>394.255</text:p>
          </table:table-cell>
          <table:table-cell office:value-type="float" office:value="0.0016">
            <text:p>0.0016</text:p>
          </table:table-cell>
          <table:table-cell table:formula="of:=AVERAGE([.O35:.O37])" office:value-type="float" office:value="0.0018">
            <text:p>0.0018</text:p>
          </table:table-cell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35]&lt;0; 1; 0)" office:value-type="float" office:value="0">
            <text:p>0</text:p>
          </table:table-cell>
          <table:table-cell table:formula="of:=IF([.O35]&lt;0; 1; 0)" office:value-type="float" office:value="0">
            <text:p>0</text:p>
          </table:table-cell>
          <table:table-cell table:formula="of:=IF([.H35]&gt;0.5; 1; 0)" office:value-type="float" office:value="1">
            <text:p>1</text:p>
          </table:table-cell>
          <table:table-cell table:formula="of:=IF([.J35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DC27_R2</text:p>
          </table:table-cell>
          <table:table-cell office:value-type="float" office:value="2069138">
            <text:p>2069138</text:p>
          </table:table-cell>
          <table:table-cell office:value-type="float" office:value="766">
            <text:p>766</text:p>
          </table:table-cell>
          <table:table-cell office:value-type="float" office:value="1.004001424">
            <text:p>1.004001424</text:p>
          </table:table-cell>
          <table:table-cell/>
          <table:table-cell office:value-type="float" office:value="0.343574793">
            <text:p>0.343574793</text:p>
          </table:table-cell>
          <table:table-cell/>
          <table:table-cell office:value-type="float" office:value="1.347576216">
            <text:p>1.347576216</text:p>
          </table:table-cell>
          <table:table-cell office:value-type="float" office:value="203.8652">
            <text:p>203.8652</text:p>
          </table:table-cell>
          <table:table-cell/>
          <table:table-cell office:value-type="float" office:value="0.002">
            <text:p>0.0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36]&lt;0; 1; 0)" office:value-type="float" office:value="0">
            <text:p>0</text:p>
          </table:table-cell>
          <table:table-cell table:formula="of:=IF([.O36]&lt;0; 1; 0)" office:value-type="float" office:value="0">
            <text:p>0</text:p>
          </table:table-cell>
          <table:table-cell table:formula="of:=IF([.H36]&gt;0.5; 1; 0)" office:value-type="float" office:value="1">
            <text:p>1</text:p>
          </table:table-cell>
          <table:table-cell table:formula="of:=IF([.J36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DC27_R3</text:p>
          </table:table-cell>
          <table:table-cell office:value-type="float" office:value="74972">
            <text:p>74972</text:p>
          </table:table-cell>
          <table:table-cell office:value-type="float" office:value="696">
            <text:p>696</text:p>
          </table:table-cell>
          <table:table-cell office:value-type="float" office:value="0.036378431">
            <text:p>0.036378431</text:p>
          </table:table-cell>
          <table:table-cell/>
          <table:table-cell office:value-type="float" office:value="0.312177618">
            <text:p>0.312177618</text:p>
          </table:table-cell>
          <table:table-cell/>
          <table:table-cell office:value-type="float" office:value="0.34855605">
            <text:p>0.34855605</text:p>
          </table:table-cell>
          <table:table-cell office:value-type="float" office:value="737.6494">
            <text:p>737.6494</text:p>
          </table:table-cell>
          <table:table-cell/>
          <table:table-cell office:value-type="float" office:value="0.0018">
            <text:p>0.001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 wins</text:p>
          </table:table-cell>
          <table:table-cell table:formula="of:=IF([.M37]&lt;0; 1; 0)" office:value-type="float" office:value="0">
            <text:p>0</text:p>
          </table:table-cell>
          <table:table-cell table:formula="of:=IF([.O37]&lt;0; 1; 0)" office:value-type="float" office:value="0">
            <text:p>0</text:p>
          </table:table-cell>
          <table:table-cell table:formula="of:=IF([.H37]&gt;0.5; 1; 0)" office:value-type="float" office:value="0">
            <text:p>0</text:p>
          </table:table-cell>
          <table:table-cell table:formula="of:=IF([.J37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C28_R1</text:p>
          </table:table-cell>
          <table:table-cell table:style-name="ce2" office:value-type="float" office:value="378206">
            <text:p>378206</text:p>
          </table:table-cell>
          <table:table-cell table:style-name="ce2" office:value-type="float" office:value="19150">
            <text:p>19150</text:p>
          </table:table-cell>
          <table:table-cell table:style-name="ce2" office:value-type="float" office:value="0.183515726">
            <text:p>0.183515726</text:p>
          </table:table-cell>
          <table:table-cell table:formula="of:=AVERAGE([.H38:.H40])" office:value-type="float" office:value="0.420162989333333">
            <text:p>0.4201629893</text:p>
          </table:table-cell>
          <table:table-cell table:style-name="ce2" office:value-type="float" office:value="0.521841022">
            <text:p>0.521841022</text:p>
          </table:table-cell>
          <table:table-cell table:formula="of:=AVERAGE([.J38:.J40])" office:value-type="float" office:value="0.187626599666667">
            <text:p>0.1876265997</text:p>
          </table:table-cell>
          <table:table-cell table:style-name="ce2" office:value-type="float" office:value="0.705356749">
            <text:p>0.705356749</text:p>
          </table:table-cell>
          <table:table-cell table:style-name="ce2" office:value-type="float" office:value="41.0277">
            <text:p>41.0277</text:p>
          </table:table-cell>
          <table:table-cell table:formula="of:=AVERAGE([.M38:.M40])" office:value-type="float" office:value="41.0277">
            <text:p>41.0277</text:p>
          </table:table-cell>
          <table:table-cell table:style-name="ce2" office:value-type="float" office:value="0.0369">
            <text:p>0.0369</text:p>
          </table:table-cell>
          <table:table-cell table:formula="of:=AVERAGE([.O38:.O40])" office:value-type="float" office:value="0.0369">
            <text:p>0.036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 wins</text:p>
          </table:table-cell>
          <table:table-cell table:style-name="ce2" table:formula="of:=IF([.M38]&lt;0; 1; 0)" office:value-type="float" office:value="0">
            <text:p>0</text:p>
          </table:table-cell>
          <table:table-cell table:style-name="ce2" table:formula="of:=IF([.O38]&lt;0; 1; 0)" office:value-type="float" office:value="0">
            <text:p>0</text:p>
          </table:table-cell>
          <table:table-cell table:style-name="ce2" table:formula="of:=IF([.H38]&gt;0.5; 1; 0)" office:value-type="float" office:value="0">
            <text:p>0</text:p>
          </table:table-cell>
          <table:table-cell table:style-name="ce2" table:formula="of:=IF([.J38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C28_R2</text:p>
          </table:table-cell>
          <table:table-cell table:style-name="ce2" office:value-type="float" office:value="2192611">
            <text:p>2192611</text:p>
          </table:table-cell>
          <table:table-cell table:style-name="ce2" office:value-type="float" office:value="859">
            <text:p>859</text:p>
          </table:table-cell>
          <table:table-cell table:style-name="ce2" office:value-type="float" office:value="1.063913845">
            <text:p>1.063913845</text:p>
          </table:table-cell>
          <table:table-cell/>
          <table:table-cell table:style-name="ce2" office:value-type="float" office:value="0.023407908">
            <text:p>0.023407908</text:p>
          </table:table-cell>
          <table:table-cell/>
          <table:table-cell table:style-name="ce2" office:value-type="float" office:value="1.087321753">
            <text:p>1.087321753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4"/>
          <table:table-cell table:style-name="ce2" table:formula="of:=IF([.H39]&gt;0.5; 1; 0)" office:value-type="float" office:value="1">
            <text:p>1</text:p>
          </table:table-cell>
          <table:table-cell table:style-name="ce2" table:formula="of:=IF([.J39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26914">
            <text:p>26914</text:p>
          </table:table-cell>
          <table:table-cell table:style-name="ce2" office:value-type="float" office:value="647">
            <text:p>647</text:p>
          </table:table-cell>
          <table:table-cell table:style-name="ce2" office:value-type="float" office:value="0.013059397">
            <text:p>0.013059397</text:p>
          </table:table-cell>
          <table:table-cell/>
          <table:table-cell table:style-name="ce2" office:value-type="float" office:value="0.017630869">
            <text:p>0.017630869</text:p>
          </table:table-cell>
          <table:table-cell/>
          <table:table-cell table:style-name="ce2" office:value-type="float" office:value="0.030690266">
            <text:p>0.030690266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4"/>
          <table:table-cell table:style-name="ce2" table:formula="of:=IF([.H40]&gt;0.5; 1; 0)" office:value-type="float" office:value="0">
            <text:p>0</text:p>
          </table:table-cell>
          <table:table-cell table:style-name="ce2" table:formula="of:=IF([.J40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C34_R1</text:p>
          </table:table-cell>
          <table:table-cell office:value-type="float" office:value="3018">
            <text:p>3018</text:p>
          </table:table-cell>
          <table:table-cell office:value-type="float" office:value="20004">
            <text:p>20004</text:p>
          </table:table-cell>
          <table:table-cell office:value-type="float" office:value="0.31390632">
            <text:p>0.31390632</text:p>
          </table:table-cell>
          <table:table-cell table:formula="of:=AVERAGE([.H41:.H43])" office:value-type="float" office:value="0.406407100333333">
            <text:p>0.4064071003</text:p>
          </table:table-cell>
          <table:table-cell office:value-type="float" office:value="0.19155782">
            <text:p>0.19155782</text:p>
          </table:table-cell>
          <table:table-cell table:formula="of:=AVERAGE([.J41:.J43])" office:value-type="float" office:value="0.125588922666667">
            <text:p>0.1255889227</text:p>
          </table:table-cell>
          <table:table-cell office:value-type="float" office:value="0.50546414">
            <text:p>0.50546414</text:p>
          </table:table-cell>
          <table:table-cell office:value-type="float" office:value="0.0906">
            <text:p>0.0906</text:p>
          </table:table-cell>
          <table:table-cell table:formula="of:=AVERAGE([.M41:.M43])" office:value-type="float" office:value="0.0117666666666667">
            <text:p>0.0117666667</text:p>
          </table:table-cell>
          <table:table-cell office:value-type="float" office:value="28.8433">
            <text:p>28.8433</text:p>
          </table:table-cell>
          <table:table-cell table:formula="of:=AVERAGE([.O41:.O43])" office:value-type="float" office:value="26.4263">
            <text:p>26.4263</text:p>
          </table:table-cell>
          <table:table-cell office:value-type="float" office:value="0">
            <text:p>0</text:p>
          </table:table-cell>
          <table:table-cell office:value-type="string">
            <text:p>B wins</text:p>
          </table:table-cell>
          <table:table-cell table:formula="of:=IF([.M41]&lt;0; 1; 0)" office:value-type="float" office:value="0">
            <text:p>0</text:p>
          </table:table-cell>
          <table:table-cell table:formula="of:=IF([.O41]&lt;0; 1; 0)" office:value-type="float" office:value="0">
            <text:p>0</text:p>
          </table:table-cell>
          <table:table-cell table:formula="of:=IF([.H41]&gt;0.5; 1; 0)" office:value-type="float" office:value="0">
            <text:p>0</text:p>
          </table:table-cell>
          <table:table-cell table:formula="of:=IF([.J41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C34_R2</text:p>
          </table:table-cell>
          <table:table-cell office:value-type="float" office:value="6364">
            <text:p>6364</text:p>
          </table:table-cell>
          <table:table-cell office:value-type="float" office:value="4810">
            <text:p>4810</text:p>
          </table:table-cell>
          <table:table-cell office:value-type="float" office:value="0.661928371">
            <text:p>0.661928371</text:p>
          </table:table-cell>
          <table:table-cell/>
          <table:table-cell office:value-type="float" office:value="0.046060444">
            <text:p>0.046060444</text:p>
          </table:table-cell>
          <table:table-cell/>
          <table:table-cell office:value-type="float" office:value="0.707988814">
            <text:p>0.707988814</text:p>
          </table:table-cell>
          <table:table-cell office:value-type="float" office:value="-0.0846">
            <text:p>-0.0846</text:p>
          </table:table-cell>
          <table:table-cell/>
          <table:table-cell office:value-type="float" office:value="22.2105">
            <text:p>22.210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M42]&lt;0; 1; 0)" office:value-type="float" office:value="1">
            <text:p>1</text:p>
          </table:table-cell>
          <table:table-cell table:formula="of:=IF([.O42]&lt;0; 1; 0)" office:value-type="float" office:value="0">
            <text:p>0</text:p>
          </table:table-cell>
          <table:table-cell table:formula="of:=IF([.H42]&gt;0.5; 1; 0)" office:value-type="float" office:value="1">
            <text:p>1</text:p>
          </table:table-cell>
          <table:table-cell table:formula="of:=IF([.J42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C34_R3</text:p>
          </table:table-cell>
          <table:table-cell office:value-type="float" office:value="2340">
            <text:p>2340</text:p>
          </table:table-cell>
          <table:table-cell office:value-type="float" office:value="14531">
            <text:p>14531</text:p>
          </table:table-cell>
          <table:table-cell office:value-type="float" office:value="0.24338661">
            <text:p>0.24338661</text:p>
          </table:table-cell>
          <table:table-cell/>
          <table:table-cell office:value-type="float" office:value="0.139148504">
            <text:p>0.139148504</text:p>
          </table:table-cell>
          <table:table-cell/>
          <table:table-cell office:value-type="float" office:value="0.382535115">
            <text:p>0.382535115</text:p>
          </table:table-cell>
          <table:table-cell office:value-type="float" office:value="0.0293">
            <text:p>0.0293</text:p>
          </table:table-cell>
          <table:table-cell/>
          <table:table-cell office:value-type="float" office:value="28.2251">
            <text:p>28.225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M43]&lt;0; 1; 0)" office:value-type="float" office:value="0">
            <text:p>0</text:p>
          </table:table-cell>
          <table:table-cell table:formula="of:=IF([.O43]&lt;0; 1; 0)" office:value-type="float" office:value="0">
            <text:p>0</text:p>
          </table:table-cell>
          <table:table-cell table:formula="of:=IF([.H43]&gt;0.5; 1; 0)" office:value-type="float" office:value="0">
            <text:p>0</text:p>
          </table:table-cell>
          <table:table-cell table:formula="of:=IF([.J43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C35_R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11721">
            <text:p>311721</text:p>
          </table:table-cell>
          <table:table-cell table:style-name="ce2" office:value-type="float" office:value="0.009153001">
            <text:p>0.009153001</text:p>
          </table:table-cell>
          <table:table-cell table:formula="of:=AVERAGE([.H44:.H46])" office:value-type="float" office:value="0.0159830806666667">
            <text:p>0.0159830807</text:p>
          </table:table-cell>
          <table:table-cell table:style-name="ce2" office:value-type="float" office:value="4.452224296">
            <text:p>4.452224296</text:p>
          </table:table-cell>
          <table:table-cell table:formula="of:=AVERAGE([.J44:.J46])" office:value-type="float" office:value="4.22610976733333">
            <text:p>4.2261097673</text:p>
          </table:table-cell>
          <table:table-cell table:style-name="ce2" office:value-type="float" office:value="4.461377297">
            <text:p>4.461377297</text:p>
          </table:table-cell>
          <table:table-cell table:style-name="ce2" office:value-type="float" office:value="0.0114">
            <text:p>0.0114</text:p>
          </table:table-cell>
          <table:table-cell table:formula="of:=AVERAGE([.M44:.M46])" office:value-type="float" office:value="0.0124666666666667">
            <text:p>0.0124666667</text:p>
          </table:table-cell>
          <table:table-cell table:style-name="ce2" office:value-type="float" office:value="-337.2543">
            <text:p>-337.2543</text:p>
          </table:table-cell>
          <table:table-cell table:formula="of:=AVERAGE([.O44:.O46])" office:value-type="float" office:value="-369.451633333333">
            <text:p>-369.451633333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44]&lt;0; 1; 0)" office:value-type="float" office:value="0">
            <text:p>0</text:p>
          </table:table-cell>
          <table:table-cell table:style-name="ce2" table:formula="of:=IF([.O44]&lt;0; 1; 0)" office:value-type="float" office:value="1">
            <text:p>1</text:p>
          </table:table-cell>
          <table:table-cell table:style-name="ce2" table:formula="of:=IF([.H44]&gt;0.5; 1; 0)" office:value-type="float" office:value="0">
            <text:p>0</text:p>
          </table:table-cell>
          <table:table-cell table:style-name="ce2" table:formula="of:=IF([.J44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C35_R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47130">
            <text:p>347130</text:p>
          </table:table-cell>
          <table:table-cell table:style-name="ce2" office:value-type="float" office:value="0.009361023">
            <text:p>0.009361023</text:p>
          </table:table-cell>
          <table:table-cell/>
          <table:table-cell table:style-name="ce2" office:value-type="float" office:value="4.957961189">
            <text:p>4.957961189</text:p>
          </table:table-cell>
          <table:table-cell/>
          <table:table-cell table:style-name="ce2" office:value-type="float" office:value="4.967322213">
            <text:p>4.967322213</text:p>
          </table:table-cell>
          <table:table-cell table:style-name="ce2" office:value-type="float" office:value="0.0121">
            <text:p>0.0121</text:p>
          </table:table-cell>
          <table:table-cell/>
          <table:table-cell table:style-name="ce2" office:value-type="float" office:value="-329.7577">
            <text:p>-329.7577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45]&lt;0; 1; 0)" office:value-type="float" office:value="0">
            <text:p>0</text:p>
          </table:table-cell>
          <table:table-cell table:style-name="ce2" table:formula="of:=IF([.O45]&lt;0; 1; 0)" office:value-type="float" office:value="1">
            <text:p>1</text:p>
          </table:table-cell>
          <table:table-cell table:style-name="ce2" table:formula="of:=IF([.H45]&gt;0.5; 1; 0)" office:value-type="float" office:value="0">
            <text:p>0</text:p>
          </table:table-cell>
          <table:table-cell table:style-name="ce2" table:formula="of:=IF([.J45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C35_R3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228818">
            <text:p>228818</text:p>
          </table:table-cell>
          <table:table-cell table:style-name="ce2" office:value-type="float" office:value="0.029435218">
            <text:p>0.029435218</text:p>
          </table:table-cell>
          <table:table-cell/>
          <table:table-cell table:style-name="ce2" office:value-type="float" office:value="3.268143817">
            <text:p>3.268143817</text:p>
          </table:table-cell>
          <table:table-cell/>
          <table:table-cell table:style-name="ce2" office:value-type="float" office:value="3.297579036">
            <text:p>3.297579036</text:p>
          </table:table-cell>
          <table:table-cell table:style-name="ce2" office:value-type="float" office:value="0.0139">
            <text:p>0.0139</text:p>
          </table:table-cell>
          <table:table-cell/>
          <table:table-cell table:style-name="ce2" office:value-type="float" office:value="-441.3429">
            <text:p>-441.3429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46]&lt;0; 1; 0)" office:value-type="float" office:value="0">
            <text:p>0</text:p>
          </table:table-cell>
          <table:table-cell table:style-name="ce2" table:formula="of:=IF([.O46]&lt;0; 1; 0)" office:value-type="float" office:value="1">
            <text:p>1</text:p>
          </table:table-cell>
          <table:table-cell table:style-name="ce2" table:formula="of:=IF([.H46]&gt;0.5; 1; 0)" office:value-type="float" office:value="0">
            <text:p>0</text:p>
          </table:table-cell>
          <table:table-cell table:style-name="ce2" table:formula="of:=IF([.J46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DC36_R1</text:p>
          </table:table-cell>
          <table:table-cell office:value-type="float" office:value="189">
            <text:p>189</text:p>
          </table:table-cell>
          <table:table-cell office:value-type="float" office:value="1744453">
            <text:p>1744453</text:p>
          </table:table-cell>
          <table:table-cell office:value-type="float" office:value="0.019658149">
            <text:p>0.019658149</text:p>
          </table:table-cell>
          <table:table-cell table:formula="of:=AVERAGE([.H47:.H49])" office:value-type="float" office:value="0.0776964946666667">
            <text:p>0.0776964947</text:p>
          </table:table-cell>
          <table:table-cell office:value-type="float" office:value="0.858854423">
            <text:p>0.858854423</text:p>
          </table:table-cell>
          <table:table-cell table:formula="of:=AVERAGE([.J47:.J49])" office:value-type="float" office:value="1.05458479933333">
            <text:p>1.0545847993</text:p>
          </table:table-cell>
          <table:table-cell office:value-type="float" office:value="0.878512572">
            <text:p>0.878512572</text:p>
          </table:table-cell>
          <table:table-cell office:value-type="float" office:value="0.0037">
            <text:p>0.0037</text:p>
          </table:table-cell>
          <table:table-cell table:formula="of:=AVERAGE([.M47:.M49])" office:value-type="float" office:value="0.00343333333333333">
            <text:p>0.0034333333</text:p>
          </table:table-cell>
          <table:table-cell office:value-type="float" office:value="757.0347">
            <text:p>757.0347</text:p>
          </table:table-cell>
          <table:table-cell table:formula="of:=AVERAGE([.O47:.O49])" office:value-type="float" office:value="742.778566666667">
            <text:p>742.7785666667</text:p>
          </table:table-cell>
          <table:table-cell office:value-type="float" office:value="0">
            <text:p>0</text:p>
          </table:table-cell>
          <table:table-cell office:value-type="string">
            <text:p>B wins</text:p>
          </table:table-cell>
          <table:table-cell table:formula="of:=IF([.M47]&lt;0; 1; 0)" office:value-type="float" office:value="0">
            <text:p>0</text:p>
          </table:table-cell>
          <table:table-cell table:formula="of:=IF([.O47]&lt;0; 1; 0)" office:value-type="float" office:value="0">
            <text:p>0</text:p>
          </table:table-cell>
          <table:table-cell table:formula="of:=IF([.H47]&gt;0.5; 1; 0)" office:value-type="float" office:value="0">
            <text:p>0</text:p>
          </table:table-cell>
          <table:table-cell table:formula="of:=IF([.J47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DC36_R2</text:p>
          </table:table-cell>
          <table:table-cell office:value-type="float" office:value="1484">
            <text:p>1484</text:p>
          </table:table-cell>
          <table:table-cell office:value-type="float" office:value="2404202">
            <text:p>2404202</text:p>
          </table:table-cell>
          <table:table-cell office:value-type="float" office:value="0.154352876">
            <text:p>0.154352876</text:p>
          </table:table-cell>
          <table:table-cell/>
          <table:table-cell office:value-type="float" office:value="1.183671627">
            <text:p>1.183671627</text:p>
          </table:table-cell>
          <table:table-cell/>
          <table:table-cell office:value-type="float" office:value="1.338024503">
            <text:p>1.338024503</text:p>
          </table:table-cell>
          <table:table-cell office:value-type="float" office:value="0.0035">
            <text:p>0.0035</text:p>
          </table:table-cell>
          <table:table-cell/>
          <table:table-cell office:value-type="float" office:value="626.5076">
            <text:p>626.507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 wins</text:p>
          </table:table-cell>
          <table:table-cell table:formula="of:=IF([.M48]&lt;0; 1; 0)" office:value-type="float" office:value="0">
            <text:p>0</text:p>
          </table:table-cell>
          <table:table-cell table:formula="of:=IF([.O48]&lt;0; 1; 0)" office:value-type="float" office:value="0">
            <text:p>0</text:p>
          </table:table-cell>
          <table:table-cell table:formula="of:=IF([.H48]&gt;0.5; 1; 0)" office:value-type="float" office:value="0">
            <text:p>0</text:p>
          </table:table-cell>
          <table:table-cell table:formula="of:=IF([.J48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DC36_R3</text:p>
          </table:table-cell>
          <table:table-cell office:value-type="float" office:value="568">
            <text:p>568</text:p>
          </table:table-cell>
          <table:table-cell office:value-type="float" office:value="2277371">
            <text:p>2277371</text:p>
          </table:table-cell>
          <table:table-cell office:value-type="float" office:value="0.059078459">
            <text:p>0.059078459</text:p>
          </table:table-cell>
          <table:table-cell/>
          <table:table-cell office:value-type="float" office:value="1.121228348">
            <text:p>1.121228348</text:p>
          </table:table-cell>
          <table:table-cell/>
          <table:table-cell office:value-type="float" office:value="1.180306808">
            <text:p>1.180306808</text:p>
          </table:table-cell>
          <table:table-cell office:value-type="float" office:value="0.0031">
            <text:p>0.0031</text:p>
          </table:table-cell>
          <table:table-cell/>
          <table:table-cell office:value-type="float" office:value="844.7934">
            <text:p>844.793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 wins</text:p>
          </table:table-cell>
          <table:table-cell table:formula="of:=IF([.M49]&lt;0; 1; 0)" office:value-type="float" office:value="0">
            <text:p>0</text:p>
          </table:table-cell>
          <table:table-cell table:formula="of:=IF([.O49]&lt;0; 1; 0)" office:value-type="float" office:value="0">
            <text:p>0</text:p>
          </table:table-cell>
          <table:table-cell table:formula="of:=IF([.H49]&gt;0.5; 1; 0)" office:value-type="float" office:value="0">
            <text:p>0</text:p>
          </table:table-cell>
          <table:table-cell table:formula="of:=IF([.J49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DC37_R1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14340">
            <text:p>14340</text:p>
          </table:table-cell>
          <table:table-cell table:style-name="ce2" office:value-type="float" office:value="0.036716014">
            <text:p>0.036716014</text:p>
          </table:table-cell>
          <table:table-cell table:formula="of:=AVERAGE([.H50:.H52])" office:value-type="float" office:value="0.0258294906666667">
            <text:p>0.0258294907</text:p>
          </table:table-cell>
          <table:table-cell table:style-name="ce2" office:value-type="float" office:value="6.431935412">
            <text:p>6.431935412</text:p>
          </table:table-cell>
          <table:table-cell table:formula="of:=AVERAGE([.J50:.J52])" office:value-type="float" office:value="5.03700381266667">
            <text:p>5.0370038127</text:p>
          </table:table-cell>
          <table:table-cell table:style-name="ce2" office:value-type="float" office:value="6.468651426">
            <text:p>6.468651426</text:p>
          </table:table-cell>
          <table:table-cell table:style-name="ce2" office:value-type="float" office:value="0.3097">
            <text:p>0.3097</text:p>
          </table:table-cell>
          <table:table-cell table:formula="of:=AVERAGE([.M50:.M52])" office:value-type="float" office:value="0.339133333333333">
            <text:p>0.3391333333</text:p>
          </table:table-cell>
          <table:table-cell table:style-name="ce2" office:value-type="float" office:value="-15.0801">
            <text:p>-15.0801</text:p>
          </table:table-cell>
          <table:table-cell table:formula="of:=AVERAGE([.O50:.O52])" office:value-type="float" office:value="-11.951">
            <text:p>-11.95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50]&lt;0; 1; 0)" office:value-type="float" office:value="0">
            <text:p>0</text:p>
          </table:table-cell>
          <table:table-cell table:style-name="ce2" table:formula="of:=IF([.O50]&lt;0; 1; 0)" office:value-type="float" office:value="1">
            <text:p>1</text:p>
          </table:table-cell>
          <table:table-cell table:style-name="ce2" table:formula="of:=IF([.H50]&gt;0.5; 1; 0)" office:value-type="float" office:value="0">
            <text:p>0</text:p>
          </table:table-cell>
          <table:table-cell table:style-name="ce2" table:formula="of:=IF([.J50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DC37_R2</text:p>
          </table:table-cell>
          <table:table-cell table:style-name="ce2" office:value-type="float" office:value="274">
            <text:p>274</text:p>
          </table:table-cell>
          <table:table-cell table:style-name="ce2" office:value-type="float" office:value="11424">
            <text:p>11424</text:p>
          </table:table-cell>
          <table:table-cell table:style-name="ce2" office:value-type="float" office:value="0.028499116">
            <text:p>0.028499116</text:p>
          </table:table-cell>
          <table:table-cell/>
          <table:table-cell table:style-name="ce2" office:value-type="float" office:value="5.124018838">
            <text:p>5.124018838</text:p>
          </table:table-cell>
          <table:table-cell/>
          <table:table-cell table:style-name="ce2" office:value-type="float" office:value="5.152517954">
            <text:p>5.152517954</text:p>
          </table:table-cell>
          <table:table-cell table:style-name="ce2" office:value-type="float" office:value="0.3194">
            <text:p>0.3194</text:p>
          </table:table-cell>
          <table:table-cell/>
          <table:table-cell table:style-name="ce2" office:value-type="float" office:value="-10.9173">
            <text:p>-10.917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51]&lt;0; 1; 0)" office:value-type="float" office:value="0">
            <text:p>0</text:p>
          </table:table-cell>
          <table:table-cell table:style-name="ce2" table:formula="of:=IF([.O51]&lt;0; 1; 0)" office:value-type="float" office:value="1">
            <text:p>1</text:p>
          </table:table-cell>
          <table:table-cell table:style-name="ce2" table:formula="of:=IF([.H51]&gt;0.5; 1; 0)" office:value-type="float" office:value="0">
            <text:p>0</text:p>
          </table:table-cell>
          <table:table-cell table:style-name="ce2" table:formula="of:=IF([.J51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DC37_R3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7926">
            <text:p>7926</text:p>
          </table:table-cell>
          <table:table-cell table:style-name="ce2" office:value-type="float" office:value="0.012273342">
            <text:p>0.012273342</text:p>
          </table:table-cell>
          <table:table-cell/>
          <table:table-cell table:style-name="ce2" office:value-type="float" office:value="3.555057188">
            <text:p>3.555057188</text:p>
          </table:table-cell>
          <table:table-cell/>
          <table:table-cell table:style-name="ce2" office:value-type="float" office:value="3.56733053">
            <text:p>3.56733053</text:p>
          </table:table-cell>
          <table:table-cell table:style-name="ce2" office:value-type="float" office:value="0.3883">
            <text:p>0.3883</text:p>
          </table:table-cell>
          <table:table-cell/>
          <table:table-cell table:style-name="ce2" office:value-type="float" office:value="-9.8556">
            <text:p>-9.855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52]&lt;0; 1; 0)" office:value-type="float" office:value="0">
            <text:p>0</text:p>
          </table:table-cell>
          <table:table-cell table:style-name="ce2" table:formula="of:=IF([.O52]&lt;0; 1; 0)" office:value-type="float" office:value="1">
            <text:p>1</text:p>
          </table:table-cell>
          <table:table-cell table:style-name="ce2" table:formula="of:=IF([.H52]&gt;0.5; 1; 0)" office:value-type="float" office:value="0">
            <text:p>0</text:p>
          </table:table-cell>
          <table:table-cell table:style-name="ce2" table:formula="of:=IF([.J52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DC38_R1</text:p>
          </table:table-cell>
          <table:table-cell office:value-type="float" office:value="2036">
            <text:p>2036</text:p>
          </table:table-cell>
          <table:table-cell office:value-type="float" office:value="29833">
            <text:p>29833</text:p>
          </table:table-cell>
          <table:table-cell office:value-type="float" office:value="0.211767153">
            <text:p>0.211767153</text:p>
          </table:table-cell>
          <table:table-cell table:formula="of:=AVERAGE([.H53:.H55])" office:value-type="float" office:value="0.318794854666667">
            <text:p>0.3187948547</text:p>
          </table:table-cell>
          <table:table-cell office:value-type="float" office:value="0.812954737">
            <text:p>0.812954737</text:p>
          </table:table-cell>
          <table:table-cell table:formula="of:=AVERAGE([.J53:.J55])" office:value-type="float" office:value="0.702700493">
            <text:p>0.702700493</text:p>
          </table:table-cell>
          <table:table-cell office:value-type="float" office:value="1.024721891">
            <text:p>1.024721891</text:p>
          </table:table-cell>
          <table:table-cell office:value-type="float" office:value="0.1229">
            <text:p>0.1229</text:p>
          </table:table-cell>
          <table:table-cell table:formula="of:=AVERAGE([.M53:.M55])" office:value-type="float" office:value="0.0386">
            <text:p>0.0386</text:p>
          </table:table-cell>
          <table:table-cell office:value-type="float" office:value="5.426">
            <text:p>5.426</text:p>
          </table:table-cell>
          <table:table-cell table:formula="of:=AVERAGE([.O53:.O55])" office:value-type="float" office:value="4.03006666666667">
            <text:p>4.0300666667</text:p>
          </table:table-cell>
          <table:table-cell office:value-type="float" office:value="1">
            <text:p>1</text:p>
          </table:table-cell>
          <table:table-cell/>
          <table:table-cell table:formula="of:=IF([.M53]&lt;0; 1; 0)" office:value-type="float" office:value="0">
            <text:p>0</text:p>
          </table:table-cell>
          <table:table-cell table:formula="of:=IF([.O53]&lt;0; 1; 0)" office:value-type="float" office:value="0">
            <text:p>0</text:p>
          </table:table-cell>
          <table:table-cell table:formula="of:=IF([.H53]&gt;0.5; 1; 0)" office:value-type="float" office:value="0">
            <text:p>0</text:p>
          </table:table-cell>
          <table:table-cell table:formula="of:=IF([.J53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DC38_R2</text:p>
          </table:table-cell>
          <table:table-cell office:value-type="float" office:value="2439">
            <text:p>2439</text:p>
          </table:table-cell>
          <table:table-cell office:value-type="float" office:value="29498">
            <text:p>29498</text:p>
          </table:table-cell>
          <table:table-cell office:value-type="float" office:value="0.253683736">
            <text:p>0.253683736</text:p>
          </table:table-cell>
          <table:table-cell/>
          <table:table-cell office:value-type="float" office:value="0.803825926">
            <text:p>0.803825926</text:p>
          </table:table-cell>
          <table:table-cell/>
          <table:table-cell office:value-type="float" office:value="1.057509662">
            <text:p>1.057509662</text:p>
          </table:table-cell>
          <table:table-cell office:value-type="float" office:value="-0.0021">
            <text:p>-0.0021</text:p>
          </table:table-cell>
          <table:table-cell/>
          <table:table-cell office:value-type="float" office:value="3.5248">
            <text:p>3.5248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M54]&lt;0; 1; 0)" office:value-type="float" office:value="1">
            <text:p>1</text:p>
          </table:table-cell>
          <table:table-cell table:formula="of:=IF([.O54]&lt;0; 1; 0)" office:value-type="float" office:value="0">
            <text:p>0</text:p>
          </table:table-cell>
          <table:table-cell table:formula="of:=IF([.H54]&gt;0.5; 1; 0)" office:value-type="float" office:value="0">
            <text:p>0</text:p>
          </table:table-cell>
          <table:table-cell table:formula="of:=IF([.J54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DC38_R3</text:p>
          </table:table-cell>
          <table:table-cell office:value-type="float" office:value="4720">
            <text:p>4720</text:p>
          </table:table-cell>
          <table:table-cell office:value-type="float" office:value="18030">
            <text:p>18030</text:p>
          </table:table-cell>
          <table:table-cell office:value-type="float" office:value="0.490933675">
            <text:p>0.490933675</text:p>
          </table:table-cell>
          <table:table-cell/>
          <table:table-cell office:value-type="float" office:value="0.491320816">
            <text:p>0.491320816</text:p>
          </table:table-cell>
          <table:table-cell/>
          <table:table-cell office:value-type="float" office:value="0.982254492">
            <text:p>0.982254492</text:p>
          </table:table-cell>
          <table:table-cell office:value-type="float" office:value="-0.005">
            <text:p>-0.005</text:p>
          </table:table-cell>
          <table:table-cell/>
          <table:table-cell office:value-type="float" office:value="3.1394">
            <text:p>3.1394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M55]&lt;0; 1; 0)" office:value-type="float" office:value="1">
            <text:p>1</text:p>
          </table:table-cell>
          <table:table-cell table:formula="of:=IF([.O55]&lt;0; 1; 0)" office:value-type="float" office:value="0">
            <text:p>0</text:p>
          </table:table-cell>
          <table:table-cell table:formula="of:=IF([.H55]&gt;0.5; 1; 0)" office:value-type="float" office:value="0">
            <text:p>0</text:p>
          </table:table-cell>
          <table:table-cell table:formula="of:=IF([.J55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C45_R1</text:p>
          </table:table-cell>
          <table:table-cell table:style-name="ce2" office:value-type="float" office:value="10608">
            <text:p>10608</text:p>
          </table:table-cell>
          <table:table-cell table:style-name="ce2" office:value-type="float" office:value="310378">
            <text:p>310378</text:p>
          </table:table-cell>
          <table:table-cell table:style-name="ce2" office:value-type="float" office:value="0.101581951">
            <text:p>0.101581951</text:p>
          </table:table-cell>
          <table:table-cell table:formula="of:=AVERAGE([.H56:.H58])" office:value-type="float" office:value="0.0853379043333333">
            <text:p>0.0853379043</text:p>
          </table:table-cell>
          <table:table-cell table:style-name="ce2" office:value-type="float" office:value="4.433042601">
            <text:p>4.433042601</text:p>
          </table:table-cell>
          <table:table-cell table:formula="of:=AVERAGE([.J56:.J58])" office:value-type="float" office:value="2.76893888933333">
            <text:p>2.7689388893</text:p>
          </table:table-cell>
          <table:table-cell table:style-name="ce2" office:value-type="float" office:value="4.534624552">
            <text:p>4.534624552</text:p>
          </table:table-cell>
          <table:table-cell table:style-name="ce2" office:value-type="float" office:value="0.28">
            <text:p>0.28</text:p>
          </table:table-cell>
          <table:table-cell table:formula="of:=AVERAGE([.M56:.M58])" office:value-type="float" office:value="0.352633333333333">
            <text:p>0.3526333333</text:p>
          </table:table-cell>
          <table:table-cell table:style-name="ce2" office:value-type="float" office:value="-9.8598">
            <text:p>-9.8598</text:p>
          </table:table-cell>
          <table:table-cell table:formula="of:=AVERAGE([.O56:.O58])" office:value-type="float" office:value="-10.089">
            <text:p>-10.089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56]&lt;0; 1; 0)" office:value-type="float" office:value="0">
            <text:p>0</text:p>
          </table:table-cell>
          <table:table-cell table:style-name="ce2" table:formula="of:=IF([.O56]&lt;0; 1; 0)" office:value-type="float" office:value="1">
            <text:p>1</text:p>
          </table:table-cell>
          <table:table-cell table:style-name="ce2" table:formula="of:=IF([.H56]&gt;0.5; 1; 0)" office:value-type="float" office:value="0">
            <text:p>0</text:p>
          </table:table-cell>
          <table:table-cell table:style-name="ce2" table:formula="of:=IF([.J56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C45_R2</text:p>
          </table:table-cell>
          <table:table-cell table:style-name="ce2" office:value-type="float" office:value="9003">
            <text:p>9003</text:p>
          </table:table-cell>
          <table:table-cell table:style-name="ce2" office:value-type="float" office:value="97081">
            <text:p>97081</text:p>
          </table:table-cell>
          <table:table-cell table:style-name="ce2" office:value-type="float" office:value="0.08621251">
            <text:p>0.08621251</text:p>
          </table:table-cell>
          <table:table-cell/>
          <table:table-cell table:style-name="ce2" office:value-type="float" office:value="1.386580907">
            <text:p>1.386580907</text:p>
          </table:table-cell>
          <table:table-cell/>
          <table:table-cell table:style-name="ce2" office:value-type="float" office:value="1.472793417">
            <text:p>1.472793417</text:p>
          </table:table-cell>
          <table:table-cell table:style-name="ce2" office:value-type="float" office:value="0.4389">
            <text:p>0.4389</text:p>
          </table:table-cell>
          <table:table-cell/>
          <table:table-cell table:style-name="ce2" office:value-type="float" office:value="-3.398">
            <text:p>-3.398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57]&lt;0; 1; 0)" office:value-type="float" office:value="0">
            <text:p>0</text:p>
          </table:table-cell>
          <table:table-cell table:style-name="ce2" table:formula="of:=IF([.O57]&lt;0; 1; 0)" office:value-type="float" office:value="1">
            <text:p>1</text:p>
          </table:table-cell>
          <table:table-cell table:style-name="ce2" table:formula="of:=IF([.H57]&gt;0.5; 1; 0)" office:value-type="float" office:value="0">
            <text:p>0</text:p>
          </table:table-cell>
          <table:table-cell table:style-name="ce2" table:formula="of:=IF([.J57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C45_R3</text:p>
          </table:table-cell>
          <table:table-cell table:style-name="ce2" office:value-type="float" office:value="7124">
            <text:p>7124</text:p>
          </table:table-cell>
          <table:table-cell table:style-name="ce2" office:value-type="float" office:value="174140">
            <text:p>174140</text:p>
          </table:table-cell>
          <table:table-cell table:style-name="ce2" office:value-type="float" office:value="0.068219252">
            <text:p>0.068219252</text:p>
          </table:table-cell>
          <table:table-cell/>
          <table:table-cell table:style-name="ce2" office:value-type="float" office:value="2.48719316">
            <text:p>2.48719316</text:p>
          </table:table-cell>
          <table:table-cell/>
          <table:table-cell table:style-name="ce2" office:value-type="float" office:value="2.555412411">
            <text:p>2.555412411</text:p>
          </table:table-cell>
          <table:table-cell table:style-name="ce2" office:value-type="float" office:value="0.339">
            <text:p>0.339</text:p>
          </table:table-cell>
          <table:table-cell/>
          <table:table-cell table:style-name="ce2" office:value-type="float" office:value="-17.0092">
            <text:p>-17.009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58]&lt;0; 1; 0)" office:value-type="float" office:value="0">
            <text:p>0</text:p>
          </table:table-cell>
          <table:table-cell table:style-name="ce2" table:formula="of:=IF([.O58]&lt;0; 1; 0)" office:value-type="float" office:value="1">
            <text:p>1</text:p>
          </table:table-cell>
          <table:table-cell table:style-name="ce2" table:formula="of:=IF([.H58]&gt;0.5; 1; 0)" office:value-type="float" office:value="0">
            <text:p>0</text:p>
          </table:table-cell>
          <table:table-cell table:style-name="ce2" table:formula="of:=IF([.J58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C46_R1</text:p>
          </table:table-cell>
          <table:table-cell office:value-type="float" office:value="113796">
            <text:p>113796</text:p>
          </table:table-cell>
          <table:table-cell office:value-type="float" office:value="298169">
            <text:p>298169</text:p>
          </table:table-cell>
          <table:table-cell office:value-type="float" office:value="1.089707741">
            <text:p>1.089707741</text:p>
          </table:table-cell>
          <table:table-cell table:formula="of:=AVERAGE([.H59:.H61])" office:value-type="float" office:value="0.535801381333333">
            <text:p>0.5358013813</text:p>
          </table:table-cell>
          <table:table-cell office:value-type="float" office:value="0.14679889">
            <text:p>0.14679889</text:p>
          </table:table-cell>
          <table:table-cell table:formula="of:=AVERAGE([.J59:.J61])" office:value-type="float" office:value="0.792179528666667">
            <text:p>0.7921795287</text:p>
          </table:table-cell>
          <table:table-cell office:value-type="float" office:value="1.236506631">
            <text:p>1.236506631</text:p>
          </table:table-cell>
          <table:table-cell office:value-type="float" office:value="-0.1241">
            <text:p>-0.1241</text:p>
          </table:table-cell>
          <table:table-cell table:formula="of:=AVERAGE([.M59:.M61])" office:value-type="float" office:value="0.0613666666666667">
            <text:p>0.0613666667</text:p>
          </table:table-cell>
          <table:table-cell office:value-type="float" office:value="11.2811">
            <text:p>11.2811</text:p>
          </table:table-cell>
          <table:table-cell table:formula="of:=AVERAGE([.O59:.O61])" office:value-type="float" office:value="9.79656666666667">
            <text:p>9.7965666667</text:p>
          </table:table-cell>
          <table:table-cell office:value-type="float" office:value="1">
            <text:p>1</text:p>
          </table:table-cell>
          <table:table-cell/>
          <table:table-cell table:formula="of:=IF([.M59]&lt;0; 1; 0)" office:value-type="float" office:value="1">
            <text:p>1</text:p>
          </table:table-cell>
          <table:table-cell table:formula="of:=IF([.O59]&lt;0; 1; 0)" office:value-type="float" office:value="0">
            <text:p>0</text:p>
          </table:table-cell>
          <table:table-cell table:formula="of:=IF([.H59]&gt;0.5; 1; 0)" office:value-type="float" office:value="1">
            <text:p>1</text:p>
          </table:table-cell>
          <table:table-cell table:formula="of:=IF([.J59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C46_R2</text:p>
          </table:table-cell>
          <table:table-cell office:value-type="float" office:value="49904">
            <text:p>49904</text:p>
          </table:table-cell>
          <table:table-cell office:value-type="float" office:value="1736993">
            <text:p>1736993</text:p>
          </table:table-cell>
          <table:table-cell office:value-type="float" office:value="0.477879496">
            <text:p>0.477879496</text:p>
          </table:table-cell>
          <table:table-cell/>
          <table:table-cell office:value-type="float" office:value="0.855181607">
            <text:p>0.855181607</text:p>
          </table:table-cell>
          <table:table-cell/>
          <table:table-cell office:value-type="float" office:value="1.333061103">
            <text:p>1.333061103</text:p>
          </table:table-cell>
          <table:table-cell office:value-type="float" office:value="0.1564">
            <text:p>0.1564</text:p>
          </table:table-cell>
          <table:table-cell/>
          <table:table-cell office:value-type="float" office:value="11.995">
            <text:p>11.99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 wins</text:p>
          </table:table-cell>
          <table:table-cell table:formula="of:=IF([.M60]&lt;0; 1; 0)" office:value-type="float" office:value="0">
            <text:p>0</text:p>
          </table:table-cell>
          <table:table-cell table:formula="of:=IF([.O60]&lt;0; 1; 0)" office:value-type="float" office:value="0">
            <text:p>0</text:p>
          </table:table-cell>
          <table:table-cell table:formula="of:=IF([.H60]&gt;0.5; 1; 0)" office:value-type="float" office:value="0">
            <text:p>0</text:p>
          </table:table-cell>
          <table:table-cell table:formula="of:=IF([.J60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C46_R3</text:p>
          </table:table-cell>
          <table:table-cell office:value-type="float" office:value="4158">
            <text:p>4158</text:p>
          </table:table-cell>
          <table:table-cell office:value-type="float" office:value="2791919">
            <text:p>2791919</text:p>
          </table:table-cell>
          <table:table-cell office:value-type="float" office:value="0.039816907">
            <text:p>0.039816907</text:p>
          </table:table-cell>
          <table:table-cell/>
          <table:table-cell office:value-type="float" office:value="1.374558089">
            <text:p>1.374558089</text:p>
          </table:table-cell>
          <table:table-cell/>
          <table:table-cell office:value-type="float" office:value="1.414374996">
            <text:p>1.414374996</text:p>
          </table:table-cell>
          <table:table-cell office:value-type="float" office:value="0.1518">
            <text:p>0.1518</text:p>
          </table:table-cell>
          <table:table-cell/>
          <table:table-cell office:value-type="float" office:value="6.1136">
            <text:p>6.113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 wins</text:p>
          </table:table-cell>
          <table:table-cell table:formula="of:=IF([.M61]&lt;0; 1; 0)" office:value-type="float" office:value="0">
            <text:p>0</text:p>
          </table:table-cell>
          <table:table-cell table:formula="of:=IF([.O61]&lt;0; 1; 0)" office:value-type="float" office:value="0">
            <text:p>0</text:p>
          </table:table-cell>
          <table:table-cell table:formula="of:=IF([.H61]&gt;0.5; 1; 0)" office:value-type="float" office:value="0">
            <text:p>0</text:p>
          </table:table-cell>
          <table:table-cell table:formula="of:=IF([.J61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DC47_R1</text:p>
          </table:table-cell>
          <table:table-cell table:style-name="ce2" office:value-type="float" office:value="3139">
            <text:p>3139</text:p>
          </table:table-cell>
          <table:table-cell table:style-name="ce2" office:value-type="float" office:value="18004">
            <text:p>18004</text:p>
          </table:table-cell>
          <table:table-cell table:style-name="ce2" office:value-type="float" office:value="0.030058988">
            <text:p>0.030058988</text:p>
          </table:table-cell>
          <table:table-cell table:formula="of:=AVERAGE([.H62:.H64])" office:value-type="float" office:value="0.0358684133333333">
            <text:p>0.0358684133</text:p>
          </table:table-cell>
          <table:table-cell table:style-name="ce2" office:value-type="float" office:value="8.075353218">
            <text:p>8.075353218</text:p>
          </table:table-cell>
          <table:table-cell table:formula="of:=AVERAGE([.J62:.J64])" office:value-type="float" office:value="8.69462510266667">
            <text:p>8.6946251027</text:p>
          </table:table-cell>
          <table:table-cell table:style-name="ce2" office:value-type="float" office:value="8.105412206">
            <text:p>8.105412206</text:p>
          </table:table-cell>
          <table:table-cell table:style-name="ce2" office:value-type="float" office:value="5.3843">
            <text:p>5.3843</text:p>
          </table:table-cell>
          <table:table-cell table:formula="of:=AVERAGE([.M62:.M64])" office:value-type="float" office:value="5.52356666666667">
            <text:p>5.5235666667</text:p>
          </table:table-cell>
          <table:table-cell table:style-name="ce2" office:value-type="float" office:value="-3.7277">
            <text:p>-3.7277</text:p>
          </table:table-cell>
          <table:table-cell table:formula="of:=AVERAGE([.O62:.O64])" office:value-type="float" office:value="-3.73953333333333">
            <text:p>-3.739533333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62]&lt;0; 1; 0)" office:value-type="float" office:value="0">
            <text:p>0</text:p>
          </table:table-cell>
          <table:table-cell table:style-name="ce2" table:formula="of:=IF([.O62]&lt;0; 1; 0)" office:value-type="float" office:value="1">
            <text:p>1</text:p>
          </table:table-cell>
          <table:table-cell table:style-name="ce2" table:formula="of:=IF([.H62]&gt;0.5; 1; 0)" office:value-type="float" office:value="0">
            <text:p>0</text:p>
          </table:table-cell>
          <table:table-cell table:style-name="ce2" table:formula="of:=IF([.J62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DC47_R2</text:p>
          </table:table-cell>
          <table:table-cell table:style-name="ce2" office:value-type="float" office:value="2537">
            <text:p>2537</text:p>
          </table:table-cell>
          <table:table-cell table:style-name="ce2" office:value-type="float" office:value="20144">
            <text:p>20144</text:p>
          </table:table-cell>
          <table:table-cell table:style-name="ce2" office:value-type="float" office:value="0.024294251">
            <text:p>0.024294251</text:p>
          </table:table-cell>
          <table:table-cell/>
          <table:table-cell table:style-name="ce2" office:value-type="float" office:value="9.035209688">
            <text:p>9.035209688</text:p>
          </table:table-cell>
          <table:table-cell/>
          <table:table-cell table:style-name="ce2" office:value-type="float" office:value="9.059503939">
            <text:p>9.059503939</text:p>
          </table:table-cell>
          <table:table-cell table:style-name="ce2" office:value-type="float" office:value="5.6472">
            <text:p>5.6472</text:p>
          </table:table-cell>
          <table:table-cell/>
          <table:table-cell table:style-name="ce2" office:value-type="float" office:value="-4.3712">
            <text:p>-4.371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63]&lt;0; 1; 0)" office:value-type="float" office:value="0">
            <text:p>0</text:p>
          </table:table-cell>
          <table:table-cell table:style-name="ce2" table:formula="of:=IF([.O63]&lt;0; 1; 0)" office:value-type="float" office:value="1">
            <text:p>1</text:p>
          </table:table-cell>
          <table:table-cell table:style-name="ce2" table:formula="of:=IF([.H63]&gt;0.5; 1; 0)" office:value-type="float" office:value="0">
            <text:p>0</text:p>
          </table:table-cell>
          <table:table-cell table:style-name="ce2" table:formula="of:=IF([.J63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DC47_R3</text:p>
          </table:table-cell>
          <table:table-cell table:style-name="ce2" office:value-type="float" office:value="5561">
            <text:p>5561</text:p>
          </table:table-cell>
          <table:table-cell table:style-name="ce2" office:value-type="float" office:value="20006">
            <text:p>20006</text:p>
          </table:table-cell>
          <table:table-cell table:style-name="ce2" office:value-type="float" office:value="0.053252001">
            <text:p>0.053252001</text:p>
          </table:table-cell>
          <table:table-cell/>
          <table:table-cell table:style-name="ce2" office:value-type="float" office:value="8.973312402">
            <text:p>8.973312402</text:p>
          </table:table-cell>
          <table:table-cell/>
          <table:table-cell table:style-name="ce2" office:value-type="float" office:value="9.026564403">
            <text:p>9.026564403</text:p>
          </table:table-cell>
          <table:table-cell table:style-name="ce2" office:value-type="float" office:value="5.5392">
            <text:p>5.5392</text:p>
          </table:table-cell>
          <table:table-cell/>
          <table:table-cell table:style-name="ce2" office:value-type="float" office:value="-3.1197">
            <text:p>-3.1197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64]&lt;0; 1; 0)" office:value-type="float" office:value="0">
            <text:p>0</text:p>
          </table:table-cell>
          <table:table-cell table:style-name="ce2" table:formula="of:=IF([.O64]&lt;0; 1; 0)" office:value-type="float" office:value="1">
            <text:p>1</text:p>
          </table:table-cell>
          <table:table-cell table:style-name="ce2" table:formula="of:=IF([.H64]&gt;0.5; 1; 0)" office:value-type="float" office:value="0">
            <text:p>0</text:p>
          </table:table-cell>
          <table:table-cell table:style-name="ce2" table:formula="of:=IF([.J64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DC48_R1</text:p>
          </table:table-cell>
          <table:table-cell office:value-type="float" office:value="380">
            <text:p>380</text:p>
          </table:table-cell>
          <table:table-cell office:value-type="float" office:value="40358">
            <text:p>40358</text:p>
          </table:table-cell>
          <table:table-cell office:value-type="float" office:value="0.003638871">
            <text:p>0.003638871</text:p>
          </table:table-cell>
          <table:table-cell table:formula="of:=AVERAGE([.H65:.H67])" office:value-type="float" office:value="0.00389423033333333">
            <text:p>0.0038942303</text:p>
          </table:table-cell>
          <table:table-cell office:value-type="float" office:value="1.099762923">
            <text:p>1.099762923</text:p>
          </table:table-cell>
          <table:table-cell table:formula="of:=AVERAGE([.J65:.J67])" office:value-type="float" office:value="0.901708586333334">
            <text:p>0.9017085863</text:p>
          </table:table-cell>
          <table:table-cell office:value-type="float" office:value="1.103401794">
            <text:p>1.103401794</text:p>
          </table:table-cell>
          <table:table-cell office:value-type="float" office:value="7.2745">
            <text:p>7.2745</text:p>
          </table:table-cell>
          <table:table-cell table:formula="of:=AVERAGE([.M65:.M67])" office:value-type="float" office:value="8.2187">
            <text:p>8.2187</text:p>
          </table:table-cell>
          <table:table-cell office:value-type="float" office:value="0.4798">
            <text:p>0.4798</text:p>
          </table:table-cell>
          <table:table-cell table:formula="of:=AVERAGE([.O65:.O67])" office:value-type="float" office:value="0.630666666666667">
            <text:p>0.6306666667</text:p>
          </table:table-cell>
          <table:table-cell office:value-type="float" office:value="0">
            <text:p>0</text:p>
          </table:table-cell>
          <table:table-cell office:value-type="string">
            <text:p>B wins</text:p>
          </table:table-cell>
          <table:table-cell table:formula="of:=IF([.M65]&lt;0; 1; 0)" office:value-type="float" office:value="0">
            <text:p>0</text:p>
          </table:table-cell>
          <table:table-cell table:formula="of:=IF([.O65]&lt;0; 1; 0)" office:value-type="float" office:value="0">
            <text:p>0</text:p>
          </table:table-cell>
          <table:table-cell table:formula="of:=IF([.H65]&gt;0.5; 1; 0)" office:value-type="float" office:value="0">
            <text:p>0</text:p>
          </table:table-cell>
          <table:table-cell table:formula="of:=IF([.J65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DC48_R2</text:p>
          </table:table-cell>
          <table:table-cell office:value-type="float" office:value="227">
            <text:p>227</text:p>
          </table:table-cell>
          <table:table-cell office:value-type="float" office:value="34763">
            <text:p>34763</text:p>
          </table:table-cell>
          <table:table-cell office:value-type="float" office:value="0.002173747">
            <text:p>0.002173747</text:p>
          </table:table-cell>
          <table:table-cell/>
          <table:table-cell office:value-type="float" office:value="0.947298144">
            <text:p>0.947298144</text:p>
          </table:table-cell>
          <table:table-cell/>
          <table:table-cell office:value-type="float" office:value="0.949471891">
            <text:p>0.949471891</text:p>
          </table:table-cell>
          <table:table-cell office:value-type="float" office:value="10.394">
            <text:p>10.394</text:p>
          </table:table-cell>
          <table:table-cell/>
          <table:table-cell office:value-type="float" office:value="0.8662">
            <text:p>0.866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 wins</text:p>
          </table:table-cell>
          <table:table-cell table:formula="of:=IF([.M66]&lt;0; 1; 0)" office:value-type="float" office:value="0">
            <text:p>0</text:p>
          </table:table-cell>
          <table:table-cell table:formula="of:=IF([.O66]&lt;0; 1; 0)" office:value-type="float" office:value="0">
            <text:p>0</text:p>
          </table:table-cell>
          <table:table-cell table:formula="of:=IF([.H66]&gt;0.5; 1; 0)" office:value-type="float" office:value="0">
            <text:p>0</text:p>
          </table:table-cell>
          <table:table-cell table:formula="of:=IF([.J66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DC48_R3</text:p>
          </table:table-cell>
          <table:table-cell office:value-type="float" office:value="613">
            <text:p>613</text:p>
          </table:table-cell>
          <table:table-cell office:value-type="float" office:value="24149">
            <text:p>24149</text:p>
          </table:table-cell>
          <table:table-cell office:value-type="float" office:value="0.005870073">
            <text:p>0.005870073</text:p>
          </table:table-cell>
          <table:table-cell/>
          <table:table-cell office:value-type="float" office:value="0.658064692">
            <text:p>0.658064692</text:p>
          </table:table-cell>
          <table:table-cell/>
          <table:table-cell office:value-type="float" office:value="0.663934765">
            <text:p>0.663934765</text:p>
          </table:table-cell>
          <table:table-cell office:value-type="float" office:value="6.9876">
            <text:p>6.9876</text:p>
          </table:table-cell>
          <table:table-cell/>
          <table:table-cell office:value-type="float" office:value="0.546">
            <text:p>0.54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 wins</text:p>
          </table:table-cell>
          <table:table-cell table:formula="of:=IF([.M67]&lt;0; 1; 0)" office:value-type="float" office:value="0">
            <text:p>0</text:p>
          </table:table-cell>
          <table:table-cell table:formula="of:=IF([.O67]&lt;0; 1; 0)" office:value-type="float" office:value="0">
            <text:p>0</text:p>
          </table:table-cell>
          <table:table-cell table:formula="of:=IF([.H67]&gt;0.5; 1; 0)" office:value-type="float" office:value="0">
            <text:p>0</text:p>
          </table:table-cell>
          <table:table-cell table:formula="of:=IF([.J67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C56_R1</text:p>
          </table:table-cell>
          <table:table-cell table:style-name="ce2" office:value-type="float" office:value="272396">
            <text:p>272396</text:p>
          </table:table-cell>
          <table:table-cell table:style-name="ce2" office:value-type="float" office:value="8723">
            <text:p>8723</text:p>
          </table:table-cell>
          <table:table-cell table:style-name="ce2" office:value-type="float" office:value="3.890556264">
            <text:p>3.890556264</text:p>
          </table:table-cell>
          <table:table-cell table:formula="of:=AVERAGE([.H68:.H70])" office:value-type="float" office:value="4.909918874">
            <text:p>4.909918874</text:p>
          </table:table-cell>
          <table:table-cell table:style-name="ce2" office:value-type="float" office:value="0.004294634">
            <text:p>0.004294634</text:p>
          </table:table-cell>
          <table:table-cell table:formula="of:=AVERAGE([.J68:.J70])" office:value-type="float" office:value="0.006702314">
            <text:p>0.006702314</text:p>
          </table:table-cell>
          <table:table-cell table:style-name="ce2" office:value-type="float" office:value="3.894850898">
            <text:p>3.894850898</text:p>
          </table:table-cell>
          <table:table-cell table:style-name="ce2" office:value-type="float" office:value="-22.8571">
            <text:p>-22.8571</text:p>
          </table:table-cell>
          <table:table-cell table:formula="of:=AVERAGE([.M68:.M70])" office:value-type="float" office:value="-19.8635666666667">
            <text:p>-19.8635666667</text:p>
          </table:table-cell>
          <table:table-cell table:style-name="ce2" office:value-type="float" office:value="3.648">
            <text:p>3.648</text:p>
          </table:table-cell>
          <table:table-cell table:formula="of:=AVERAGE([.O68:.O70])" office:value-type="float" office:value="3.64946666666667">
            <text:p>3.6494666667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68]&lt;0; 1; 0)" office:value-type="float" office:value="1">
            <text:p>1</text:p>
          </table:table-cell>
          <table:table-cell table:style-name="ce2" table:formula="of:=IF([.O68]&lt;0; 1; 0)" office:value-type="float" office:value="0">
            <text:p>0</text:p>
          </table:table-cell>
          <table:table-cell table:style-name="ce2" table:formula="of:=IF([.H68]&gt;0.5; 1; 0)" office:value-type="float" office:value="1">
            <text:p>1</text:p>
          </table:table-cell>
          <table:table-cell table:style-name="ce2" table:formula="of:=IF([.J68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C56_R2</text:p>
          </table:table-cell>
          <table:table-cell table:style-name="ce2" office:value-type="float" office:value="357644">
            <text:p>357644</text:p>
          </table:table-cell>
          <table:table-cell table:style-name="ce2" office:value-type="float" office:value="15464">
            <text:p>15464</text:p>
          </table:table-cell>
          <table:table-cell table:style-name="ce2" office:value-type="float" office:value="5.108129725">
            <text:p>5.108129725</text:p>
          </table:table-cell>
          <table:table-cell/>
          <table:table-cell table:style-name="ce2" office:value-type="float" office:value="0.007613461">
            <text:p>0.007613461</text:p>
          </table:table-cell>
          <table:table-cell/>
          <table:table-cell table:style-name="ce2" office:value-type="float" office:value="5.115743186">
            <text:p>5.115743186</text:p>
          </table:table-cell>
          <table:table-cell table:style-name="ce2" office:value-type="float" office:value="-19.6732">
            <text:p>-19.6732</text:p>
          </table:table-cell>
          <table:table-cell/>
          <table:table-cell table:style-name="ce2" office:value-type="float" office:value="3.7202">
            <text:p>3.720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69]&lt;0; 1; 0)" office:value-type="float" office:value="1">
            <text:p>1</text:p>
          </table:table-cell>
          <table:table-cell table:style-name="ce2" table:formula="of:=IF([.O69]&lt;0; 1; 0)" office:value-type="float" office:value="0">
            <text:p>0</text:p>
          </table:table-cell>
          <table:table-cell table:style-name="ce2" table:formula="of:=IF([.H69]&gt;0.5; 1; 0)" office:value-type="float" office:value="1">
            <text:p>1</text:p>
          </table:table-cell>
          <table:table-cell table:style-name="ce2" table:formula="of:=IF([.J69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C56_R3</text:p>
          </table:table-cell>
          <table:table-cell table:style-name="ce2" office:value-type="float" office:value="401259">
            <text:p>401259</text:p>
          </table:table-cell>
          <table:table-cell table:style-name="ce2" office:value-type="float" office:value="16653">
            <text:p>16653</text:p>
          </table:table-cell>
          <table:table-cell table:style-name="ce2" office:value-type="float" office:value="5.731070633">
            <text:p>5.731070633</text:p>
          </table:table-cell>
          <table:table-cell/>
          <table:table-cell table:style-name="ce2" office:value-type="float" office:value="0.008198847">
            <text:p>0.008198847</text:p>
          </table:table-cell>
          <table:table-cell/>
          <table:table-cell table:style-name="ce2" office:value-type="float" office:value="5.73926948">
            <text:p>5.73926948</text:p>
          </table:table-cell>
          <table:table-cell table:style-name="ce2" office:value-type="float" office:value="-17.0604">
            <text:p>-17.0604</text:p>
          </table:table-cell>
          <table:table-cell/>
          <table:table-cell table:style-name="ce2" office:value-type="float" office:value="3.5802">
            <text:p>3.580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70]&lt;0; 1; 0)" office:value-type="float" office:value="1">
            <text:p>1</text:p>
          </table:table-cell>
          <table:table-cell table:style-name="ce2" table:formula="of:=IF([.O70]&lt;0; 1; 0)" office:value-type="float" office:value="0">
            <text:p>0</text:p>
          </table:table-cell>
          <table:table-cell table:style-name="ce2" table:formula="of:=IF([.H70]&gt;0.5; 1; 0)" office:value-type="float" office:value="1">
            <text:p>1</text:p>
          </table:table-cell>
          <table:table-cell table:style-name="ce2" table:formula="of:=IF([.J70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C57_R1</text:p>
          </table:table-cell>
          <table:table-cell office:value-type="float" office:value="67509">
            <text:p>67509</text:p>
          </table:table-cell>
          <table:table-cell office:value-type="float" office:value="171">
            <text:p>171</text:p>
          </table:table-cell>
          <table:table-cell office:value-type="float" office:value="0.96421226">
            <text:p>0.96421226</text:p>
          </table:table-cell>
          <table:table-cell table:formula="of:=AVERAGE([.H71:.H73])" office:value-type="float" office:value="0.822799032333333">
            <text:p>0.8227990323</text:p>
          </table:table-cell>
          <table:table-cell office:value-type="float" office:value="0.076698811">
            <text:p>0.076698811</text:p>
          </table:table-cell>
          <table:table-cell table:formula="of:=AVERAGE([.J71:.J73])" office:value-type="float" office:value="0.0633923896666667">
            <text:p>0.0633923897</text:p>
          </table:table-cell>
          <table:table-cell office:value-type="float" office:value="1.040911072">
            <text:p>1.040911072</text:p>
          </table:table-cell>
          <table:table-cell office:value-type="float" office:value="33.6008">
            <text:p>33.6008</text:p>
          </table:table-cell>
          <table:table-cell table:formula="of:=AVERAGE([.M71:.M73])" office:value-type="float" office:value="31.2689333333333">
            <text:p>31.2689333333</text:p>
          </table:table-cell>
          <table:table-cell office:value-type="float" office:value="0.0239">
            <text:p>0.0239</text:p>
          </table:table-cell>
          <table:table-cell table:formula="of:=AVERAGE([.O71:.O73])" office:value-type="float" office:value="0.0224666666666667">
            <text:p>0.0224666667</text:p>
          </table:table-cell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71]&lt;0; 1; 0)" office:value-type="float" office:value="0">
            <text:p>0</text:p>
          </table:table-cell>
          <table:table-cell table:formula="of:=IF([.O71]&lt;0; 1; 0)" office:value-type="float" office:value="0">
            <text:p>0</text:p>
          </table:table-cell>
          <table:table-cell table:formula="of:=IF([.H71]&gt;0.5; 1; 0)" office:value-type="float" office:value="1">
            <text:p>1</text:p>
          </table:table-cell>
          <table:table-cell table:formula="of:=IF([.J71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C57_R2</text:p>
          </table:table-cell>
          <table:table-cell office:value-type="float" office:value="46703">
            <text:p>46703</text:p>
          </table:table-cell>
          <table:table-cell office:value-type="float" office:value="189">
            <text:p>189</text:p>
          </table:table-cell>
          <table:table-cell office:value-type="float" office:value="0.667045952">
            <text:p>0.667045952</text:p>
          </table:table-cell>
          <table:table-cell/>
          <table:table-cell office:value-type="float" office:value="0.08477237">
            <text:p>0.08477237</text:p>
          </table:table-cell>
          <table:table-cell/>
          <table:table-cell office:value-type="float" office:value="0.751818323">
            <text:p>0.751818323</text:p>
          </table:table-cell>
          <table:table-cell office:value-type="float" office:value="29.6577">
            <text:p>29.6577</text:p>
          </table:table-cell>
          <table:table-cell/>
          <table:table-cell office:value-type="float" office:value="0.0193">
            <text:p>0.0193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M72]&lt;0; 1; 0)" office:value-type="float" office:value="0">
            <text:p>0</text:p>
          </table:table-cell>
          <table:table-cell table:formula="of:=IF([.O72]&lt;0; 1; 0)" office:value-type="float" office:value="0">
            <text:p>0</text:p>
          </table:table-cell>
          <table:table-cell table:formula="of:=IF([.H72]&gt;0.5; 1; 0)" office:value-type="float" office:value="1">
            <text:p>1</text:p>
          </table:table-cell>
          <table:table-cell table:formula="of:=IF([.J72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C57_R3</text:p>
          </table:table-cell>
          <table:table-cell office:value-type="float" office:value="58612">
            <text:p>58612</text:p>
          </table:table-cell>
          <table:table-cell office:value-type="float" office:value="64">
            <text:p>64</text:p>
          </table:table-cell>
          <table:table-cell office:value-type="float" office:value="0.837138885">
            <text:p>0.837138885</text:p>
          </table:table-cell>
          <table:table-cell/>
          <table:table-cell office:value-type="float" office:value="0.028705988">
            <text:p>0.028705988</text:p>
          </table:table-cell>
          <table:table-cell/>
          <table:table-cell office:value-type="float" office:value="0.865844873">
            <text:p>0.865844873</text:p>
          </table:table-cell>
          <table:table-cell office:value-type="float" office:value="30.5483">
            <text:p>30.5483</text:p>
          </table:table-cell>
          <table:table-cell/>
          <table:table-cell office:value-type="float" office:value="0.0242">
            <text:p>0.024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73]&lt;0; 1; 0)" office:value-type="float" office:value="0">
            <text:p>0</text:p>
          </table:table-cell>
          <table:table-cell table:formula="of:=IF([.O73]&lt;0; 1; 0)" office:value-type="float" office:value="0">
            <text:p>0</text:p>
          </table:table-cell>
          <table:table-cell table:formula="of:=IF([.H73]&gt;0.5; 1; 0)" office:value-type="float" office:value="1">
            <text:p>1</text:p>
          </table:table-cell>
          <table:table-cell table:formula="of:=IF([.J73]&gt;0.5; 1; 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C58_R1</text:p>
          </table:table-cell>
          <table:table-cell table:style-name="ce2" office:value-type="float" office:value="774040">
            <text:p>774040</text:p>
          </table:table-cell>
          <table:table-cell table:style-name="ce2" office:value-type="float" office:value="2266">
            <text:p>2266</text:p>
          </table:table-cell>
          <table:table-cell table:style-name="ce2" office:value-type="float" office:value="11.05539792">
            <text:p>11.05539792</text:p>
          </table:table-cell>
          <table:table-cell table:formula="of:=AVERAGE([.H74:.H76])" office:value-type="float" office:value="11.802203349">
            <text:p>11.802203349</text:p>
          </table:table-cell>
          <table:table-cell table:style-name="ce2" office:value-type="float" office:value="0.061748917">
            <text:p>0.061748917</text:p>
          </table:table-cell>
          <table:table-cell table:formula="of:=AVERAGE([.J74:.J76])" office:value-type="float" office:value="0.0491048316666667">
            <text:p>0.0491048317</text:p>
          </table:table-cell>
          <table:table-cell table:style-name="ce2" office:value-type="float" office:value="11.11714683">
            <text:p>11.11714683</text:p>
          </table:table-cell>
          <table:table-cell table:style-name="ce2" office:value-type="float" office:value="-398.1022">
            <text:p>-398.1022</text:p>
          </table:table-cell>
          <table:table-cell table:formula="of:=AVERAGE([.M74:.M76])" office:value-type="float" office:value="-403.8742">
            <text:p>-403.8742</text:p>
          </table:table-cell>
          <table:table-cell table:style-name="ce2" office:value-type="float" office:value="0.0437">
            <text:p>0.0437</text:p>
          </table:table-cell>
          <table:table-cell table:formula="of:=AVERAGE([.O74:.O76])" office:value-type="float" office:value="0.0514">
            <text:p>0.051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74]&lt;0; 1; 0)" office:value-type="float" office:value="1">
            <text:p>1</text:p>
          </table:table-cell>
          <table:table-cell table:style-name="ce2" table:formula="of:=IF([.O74]&lt;0; 1; 0)" office:value-type="float" office:value="0">
            <text:p>0</text:p>
          </table:table-cell>
          <table:table-cell table:style-name="ce2" table:formula="of:=IF([.H74]&gt;0.5; 1; 0)" office:value-type="float" office:value="1">
            <text:p>1</text:p>
          </table:table-cell>
          <table:table-cell table:style-name="ce2" table:formula="of:=IF([.J74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C58_R2</text:p>
          </table:table-cell>
          <table:table-cell table:style-name="ce2" office:value-type="float" office:value="642274">
            <text:p>642274</text:p>
          </table:table-cell>
          <table:table-cell table:style-name="ce2" office:value-type="float" office:value="2385">
            <text:p>2385</text:p>
          </table:table-cell>
          <table:table-cell table:style-name="ce2" office:value-type="float" office:value="9.173420807">
            <text:p>9.173420807</text:p>
          </table:table-cell>
          <table:table-cell/>
          <table:table-cell table:style-name="ce2" office:value-type="float" office:value="0.064991689">
            <text:p>0.064991689</text:p>
          </table:table-cell>
          <table:table-cell/>
          <table:table-cell table:style-name="ce2" office:value-type="float" office:value="9.238412496">
            <text:p>9.238412496</text:p>
          </table:table-cell>
          <table:table-cell table:style-name="ce2" office:value-type="float" office:value="-219.4344">
            <text:p>-219.4344</text:p>
          </table:table-cell>
          <table:table-cell/>
          <table:table-cell table:style-name="ce2" office:value-type="float" office:value="0.0694">
            <text:p>0.069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75]&lt;0; 1; 0)" office:value-type="float" office:value="1">
            <text:p>1</text:p>
          </table:table-cell>
          <table:table-cell table:style-name="ce2" table:formula="of:=IF([.O75]&lt;0; 1; 0)" office:value-type="float" office:value="0">
            <text:p>0</text:p>
          </table:table-cell>
          <table:table-cell table:style-name="ce2" table:formula="of:=IF([.H75]&gt;0.5; 1; 0)" office:value-type="float" office:value="1">
            <text:p>1</text:p>
          </table:table-cell>
          <table:table-cell table:style-name="ce2" table:formula="of:=IF([.J75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C58_R3</text:p>
          </table:table-cell>
          <table:table-cell table:style-name="ce2" office:value-type="float" office:value="1062668">
            <text:p>1062668</text:p>
          </table:table-cell>
          <table:table-cell table:style-name="ce2" office:value-type="float" office:value="755">
            <text:p>755</text:p>
          </table:table-cell>
          <table:table-cell table:style-name="ce2" office:value-type="float" office:value="15.17779132">
            <text:p>15.17779132</text:p>
          </table:table-cell>
          <table:table-cell/>
          <table:table-cell table:style-name="ce2" office:value-type="float" office:value="0.020573889">
            <text:p>0.020573889</text:p>
          </table:table-cell>
          <table:table-cell/>
          <table:table-cell table:style-name="ce2" office:value-type="float" office:value="15.19836521">
            <text:p>15.19836521</text:p>
          </table:table-cell>
          <table:table-cell table:style-name="ce2" office:value-type="float" office:value="-594.086">
            <text:p>-594.086</text:p>
          </table:table-cell>
          <table:table-cell/>
          <table:table-cell table:style-name="ce2" office:value-type="float" office:value="0.0411">
            <text:p>0.041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76]&lt;0; 1; 0)" office:value-type="float" office:value="1">
            <text:p>1</text:p>
          </table:table-cell>
          <table:table-cell table:style-name="ce2" table:formula="of:=IF([.O76]&lt;0; 1; 0)" office:value-type="float" office:value="0">
            <text:p>0</text:p>
          </table:table-cell>
          <table:table-cell table:style-name="ce2" table:formula="of:=IF([.H76]&gt;0.5; 1; 0)" office:value-type="float" office:value="1">
            <text:p>1</text:p>
          </table:table-cell>
          <table:table-cell table:style-name="ce2" table:formula="of:=IF([.J76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DC67_R1</text:p>
          </table:table-cell>
          <table:table-cell office:value-type="float" office:value="2108222">
            <text:p>2108222</text:p>
          </table:table-cell>
          <table:table-cell office:value-type="float" office:value="5400">
            <text:p>5400</text:p>
          </table:table-cell>
          <table:table-cell office:value-type="float" office:value="1.037950457">
            <text:p>1.037950457</text:p>
          </table:table-cell>
          <table:table-cell table:formula="of:=AVERAGE([.H77:.H79])" office:value-type="float" office:value="1.0344516">
            <text:p>1.0344516</text:p>
          </table:table-cell>
          <table:table-cell office:value-type="float" office:value="2.422067728">
            <text:p>2.422067728</text:p>
          </table:table-cell>
          <table:table-cell table:formula="of:=AVERAGE([.J77:.J79])" office:value-type="float" office:value="1.550571877">
            <text:p>1.550571877</text:p>
          </table:table-cell>
          <table:table-cell office:value-type="float" office:value="3.460018186">
            <text:p>3.460018186</text:p>
          </table:table-cell>
          <table:table-cell office:value-type="float" office:value="-0.2408">
            <text:p>-0.2408</text:p>
          </table:table-cell>
          <table:table-cell table:formula="of:=AVERAGE([.M77:.M79])" office:value-type="float" office:value="-0.0428333333333333">
            <text:p>-0.0428333333</text:p>
          </table:table-cell>
          <table:table-cell office:value-type="float" office:value="-0.0038">
            <text:p>-0.0038</text:p>
          </table:table-cell>
          <table:table-cell table:formula="of:=AVERAGE([.O77:.O79])" office:value-type="float" office:value="-0.00166666666666667">
            <text:p>-0.0016666667</text:p>
          </table:table-cell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77]&lt;0; 1; 0)" office:value-type="float" office:value="1">
            <text:p>1</text:p>
          </table:table-cell>
          <table:table-cell table:formula="of:=IF([.O77]&lt;0; 1; 0)" office:value-type="float" office:value="1">
            <text:p>1</text:p>
          </table:table-cell>
          <table:table-cell table:formula="of:=IF([.H77]&gt;0.5; 1; 0)" office:value-type="float" office:value="1">
            <text:p>1</text:p>
          </table:table-cell>
          <table:table-cell table:formula="of:=IF([.J77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DC67_R2</text:p>
          </table:table-cell>
          <table:table-cell office:value-type="float" office:value="2163974">
            <text:p>2163974</text:p>
          </table:table-cell>
          <table:table-cell office:value-type="float" office:value="1610">
            <text:p>1610</text:p>
          </table:table-cell>
          <table:table-cell office:value-type="float" office:value="1.065399091">
            <text:p>1.065399091</text:p>
          </table:table-cell>
          <table:table-cell/>
          <table:table-cell office:value-type="float" office:value="0.722135008">
            <text:p>0.722135008</text:p>
          </table:table-cell>
          <table:table-cell/>
          <table:table-cell office:value-type="float" office:value="1.787534099">
            <text:p>1.787534099</text:p>
          </table:table-cell>
          <table:table-cell office:value-type="float" office:value="-0.0918">
            <text:p>-0.0918</text:p>
          </table:table-cell>
          <table:table-cell/>
          <table:table-cell office:value-type="float" office:value="-0.0002">
            <text:p>-0.00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78]&lt;0; 1; 0)" office:value-type="float" office:value="1">
            <text:p>1</text:p>
          </table:table-cell>
          <table:table-cell table:formula="of:=IF([.O78]&lt;0; 1; 0)" office:value-type="float" office:value="1">
            <text:p>1</text:p>
          </table:table-cell>
          <table:table-cell table:formula="of:=IF([.H78]&gt;0.5; 1; 0)" office:value-type="float" office:value="1">
            <text:p>1</text:p>
          </table:table-cell>
          <table:table-cell table:formula="of:=IF([.J78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DC67_R3</text:p>
          </table:table-cell>
          <table:table-cell office:value-type="float" office:value="2031150">
            <text:p>2031150</text:p>
          </table:table-cell>
          <table:table-cell office:value-type="float" office:value="3361">
            <text:p>3361</text:p>
          </table:table-cell>
          <table:table-cell office:value-type="float" office:value="1.000005252">
            <text:p>1.000005252</text:p>
          </table:table-cell>
          <table:table-cell/>
          <table:table-cell office:value-type="float" office:value="1.507512895">
            <text:p>1.507512895</text:p>
          </table:table-cell>
          <table:table-cell/>
          <table:table-cell office:value-type="float" office:value="2.507518147">
            <text:p>2.507518147</text:p>
          </table:table-cell>
          <table:table-cell office:value-type="float" office:value="0.2041">
            <text:p>0.2041</text:p>
          </table:table-cell>
          <table:table-cell/>
          <table:table-cell office:value-type="float" office:value="-0.001">
            <text:p>-0.00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 wins</text:p>
          </table:table-cell>
          <table:table-cell table:formula="of:=IF([.M79]&lt;0; 1; 0)" office:value-type="float" office:value="0">
            <text:p>0</text:p>
          </table:table-cell>
          <table:table-cell table:formula="of:=IF([.O79]&lt;0; 1; 0)" office:value-type="float" office:value="1">
            <text:p>1</text:p>
          </table:table-cell>
          <table:table-cell table:formula="of:=IF([.H79]&gt;0.5; 1; 0)" office:value-type="float" office:value="1">
            <text:p>1</text:p>
          </table:table-cell>
          <table:table-cell table:formula="of:=IF([.J79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C68_R1</text:p>
          </table:table-cell>
          <table:table-cell table:style-name="ce2" office:value-type="float" office:value="2370155">
            <text:p>2370155</text:p>
          </table:table-cell>
          <table:table-cell table:style-name="ce2" office:value-type="float" office:value="24826">
            <text:p>24826</text:p>
          </table:table-cell>
          <table:table-cell table:style-name="ce2" office:value-type="float" office:value="1.166909114">
            <text:p>1.166909114</text:p>
          </table:table-cell>
          <table:table-cell table:formula="of:=AVERAGE([.H80:.H82])" office:value-type="float" office:value="1.00528488266667">
            <text:p>1.0052848827</text:p>
          </table:table-cell>
          <table:table-cell table:style-name="ce2" office:value-type="float" office:value="0.676513066">
            <text:p>0.676513066</text:p>
          </table:table-cell>
          <table:table-cell table:formula="of:=AVERAGE([.J80:.J82])" office:value-type="float" office:value="0.432069833">
            <text:p>0.432069833</text:p>
          </table:table-cell>
          <table:table-cell table:style-name="ce2" office:value-type="float" office:value="1.843422181">
            <text:p>1.843422181</text:p>
          </table:table-cell>
          <table:table-cell table:style-name="ce2" office:value-type="float" office:value="-15.4225">
            <text:p>-15.4225</text:p>
          </table:table-cell>
          <table:table-cell table:formula="of:=AVERAGE([.M80:.M82])" office:value-type="float" office:value="28.6023666666667">
            <text:p>28.6023666667</text:p>
          </table:table-cell>
          <table:table-cell table:style-name="ce2" office:value-type="float" office:value="-0.0001">
            <text:p>-0.0001</text:p>
          </table:table-cell>
          <table:table-cell table:formula="of:=AVERAGE([.O80:.O82])" office:value-type="float" office:value="0.014">
            <text:p>0.01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80]&lt;0; 1; 0)" office:value-type="float" office:value="1">
            <text:p>1</text:p>
          </table:table-cell>
          <table:table-cell table:style-name="ce2" table:formula="of:=IF([.O80]&lt;0; 1; 0)" office:value-type="float" office:value="1">
            <text:p>1</text:p>
          </table:table-cell>
          <table:table-cell table:style-name="ce2" table:formula="of:=IF([.H80]&gt;0.5; 1; 0)" office:value-type="float" office:value="1">
            <text:p>1</text:p>
          </table:table-cell>
          <table:table-cell table:style-name="ce2" table:formula="of:=IF([.J80]&gt;0.5; 1; 0)" office:value-type="float" office:value="1">
            <text:p>1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C68_R2</text:p>
          </table:table-cell>
          <table:table-cell table:style-name="ce2" office:value-type="float" office:value="1469224">
            <text:p>1469224</text:p>
          </table:table-cell>
          <table:table-cell table:style-name="ce2" office:value-type="float" office:value="10572">
            <text:p>10572</text:p>
          </table:table-cell>
          <table:table-cell table:style-name="ce2" office:value-type="float" office:value="0.723349686">
            <text:p>0.723349686</text:p>
          </table:table-cell>
          <table:table-cell/>
          <table:table-cell table:style-name="ce2" office:value-type="float" office:value="0.288088945">
            <text:p>0.288088945</text:p>
          </table:table-cell>
          <table:table-cell/>
          <table:table-cell table:style-name="ce2" office:value-type="float" office:value="1.011438631">
            <text:p>1.011438631</text:p>
          </table:table-cell>
          <table:table-cell table:style-name="ce2" office:value-type="float" office:value="127.0718">
            <text:p>127.0718</text:p>
          </table:table-cell>
          <table:table-cell/>
          <table:table-cell table:style-name="ce2" office:value-type="float" office:value="0.0427">
            <text:p>0.0427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81]&lt;0; 1; 0)" office:value-type="float" office:value="0">
            <text:p>0</text:p>
          </table:table-cell>
          <table:table-cell table:style-name="ce2" table:formula="of:=IF([.O81]&lt;0; 1; 0)" office:value-type="float" office:value="0">
            <text:p>0</text:p>
          </table:table-cell>
          <table:table-cell table:style-name="ce2" table:formula="of:=IF([.H81]&gt;0.5; 1; 0)" office:value-type="float" office:value="1">
            <text:p>1</text:p>
          </table:table-cell>
          <table:table-cell table:style-name="ce2" table:formula="of:=IF([.J81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C68_R3</text:p>
          </table:table-cell>
          <table:table-cell table:style-name="ce2" office:value-type="float" office:value="2286242">
            <text:p>2286242</text:p>
          </table:table-cell>
          <table:table-cell table:style-name="ce2" office:value-type="float" office:value="12169">
            <text:p>12169</text:p>
          </table:table-cell>
          <table:table-cell table:style-name="ce2" office:value-type="float" office:value="1.125595848">
            <text:p>1.125595848</text:p>
          </table:table-cell>
          <table:table-cell/>
          <table:table-cell table:style-name="ce2" office:value-type="float" office:value="0.331607488">
            <text:p>0.331607488</text:p>
          </table:table-cell>
          <table:table-cell/>
          <table:table-cell table:style-name="ce2" office:value-type="float" office:value="1.457203336">
            <text:p>1.457203336</text:p>
          </table:table-cell>
          <table:table-cell table:style-name="ce2" office:value-type="float" office:value="-25.8422">
            <text:p>-25.8422</text:p>
          </table:table-cell>
          <table:table-cell/>
          <table:table-cell table:style-name="ce2" office:value-type="float" office:value="-0.0006">
            <text:p>-0.000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IF([.M82]&lt;0; 1; 0)" office:value-type="float" office:value="1">
            <text:p>1</text:p>
          </table:table-cell>
          <table:table-cell table:style-name="ce2" table:formula="of:=IF([.O82]&lt;0; 1; 0)" office:value-type="float" office:value="1">
            <text:p>1</text:p>
          </table:table-cell>
          <table:table-cell table:style-name="ce2" table:formula="of:=IF([.H82]&gt;0.5; 1; 0)" office:value-type="float" office:value="1">
            <text:p>1</text:p>
          </table:table-cell>
          <table:table-cell table:style-name="ce2" table:formula="of:=IF([.J82]&gt;0.5; 1; 0)" office:value-type="float" office:value="0">
            <text:p>0</text:p>
          </table:table-cell>
          <table:table-cell table:style-name="ce2" table:number-columns-repeated="100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DC78_R1</text:p>
          </table:table-cell>
          <table:table-cell office:value-type="float" office:value="10998">
            <text:p>10998</text:p>
          </table:table-cell>
          <table:table-cell office:value-type="float" office:value="38171">
            <text:p>38171</text:p>
          </table:table-cell>
          <table:table-cell office:value-type="float" office:value="4.932944606">
            <text:p>4.932944606</text:p>
          </table:table-cell>
          <table:table-cell table:formula="of:=AVERAGE([.H83:.H85])" office:value-type="float" office:value="5.730283322">
            <text:p>5.730283322</text:p>
          </table:table-cell>
          <table:table-cell office:value-type="float" office:value="1.040166771">
            <text:p>1.040166771</text:p>
          </table:table-cell>
          <table:table-cell table:formula="of:=AVERAGE([.J83:.J85])" office:value-type="float" office:value="0.799629397333333">
            <text:p>0.7996293973</text:p>
          </table:table-cell>
          <table:table-cell office:value-type="float" office:value="5.973111378">
            <text:p>5.973111378</text:p>
          </table:table-cell>
          <table:table-cell office:value-type="float" office:value="-0.6238">
            <text:p>-0.6238</text:p>
          </table:table-cell>
          <table:table-cell table:formula="of:=AVERAGE([.M83:.M85])" office:value-type="float" office:value="-0.847330466666667">
            <text:p>-0.8473304667</text:p>
          </table:table-cell>
          <table:table-cell office:value-type="float" office:value="0.0134">
            <text:p>0.0134</text:p>
          </table:table-cell>
          <table:table-cell table:formula="of:=AVERAGE([.O83:.O85])" office:value-type="float" office:value="0.296178466666667">
            <text:p>0.2961784667</text:p>
          </table:table-cell>
          <table:table-cell office:value-type="float" office:value="1">
            <text:p>1</text:p>
          </table:table-cell>
          <table:table-cell/>
          <table:table-cell table:formula="of:=IF([.M83]&lt;0; 1; 0)" office:value-type="float" office:value="1">
            <text:p>1</text:p>
          </table:table-cell>
          <table:table-cell table:formula="of:=IF([.O83]&lt;0; 1; 0)" office:value-type="float" office:value="0">
            <text:p>0</text:p>
          </table:table-cell>
          <table:table-cell table:formula="of:=IF([.H83]&gt;0.5; 1; 0)" office:value-type="float" office:value="1">
            <text:p>1</text:p>
          </table:table-cell>
          <table:table-cell table:formula="of:=IF([.J83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DC78_R2</text:p>
          </table:table-cell>
          <table:table-cell office:value-type="float" office:value="15660">
            <text:p>15660</text:p>
          </table:table-cell>
          <table:table-cell office:value-type="float" office:value="25503">
            <text:p>25503</text:p>
          </table:table-cell>
          <table:table-cell office:value-type="float" office:value="7.023996412">
            <text:p>7.023996412</text:p>
          </table:table-cell>
          <table:table-cell/>
          <table:table-cell office:value-type="float" office:value="0.694961441">
            <text:p>0.694961441</text:p>
          </table:table-cell>
          <table:table-cell/>
          <table:table-cell office:value-type="float" office:value="7.718957853">
            <text:p>7.718957853</text:p>
          </table:table-cell>
          <table:table-cell office:value-type="float" office:value="-1.02249">
            <text:p>-1.02249</text:p>
          </table:table-cell>
          <table:table-cell/>
          <table:table-cell office:value-type="float" office:value="0.3518">
            <text:p>0.3518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M84]&lt;0; 1; 0)" office:value-type="float" office:value="1">
            <text:p>1</text:p>
          </table:table-cell>
          <table:table-cell table:formula="of:=IF([.O84]&lt;0; 1; 0)" office:value-type="float" office:value="0">
            <text:p>0</text:p>
          </table:table-cell>
          <table:table-cell table:formula="of:=IF([.H84]&gt;0.5; 1; 0)" office:value-type="float" office:value="1">
            <text:p>1</text:p>
          </table:table-cell>
          <table:table-cell table:formula="of:=IF([.J84]&gt;0.5; 1; 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DC78_R3</text:p>
          </table:table-cell>
          <table:table-cell office:value-type="float" office:value="11669">
            <text:p>11669</text:p>
          </table:table-cell>
          <table:table-cell office:value-type="float" office:value="24358">
            <text:p>24358</text:p>
          </table:table-cell>
          <table:table-cell office:value-type="float" office:value="5.233908948">
            <text:p>5.233908948</text:p>
          </table:table-cell>
          <table:table-cell/>
          <table:table-cell office:value-type="float" office:value="0.66375998">
            <text:p>0.66375998</text:p>
          </table:table-cell>
          <table:table-cell/>
          <table:table-cell office:value-type="float" office:value="5.897668929">
            <text:p>5.897668929</text:p>
          </table:table-cell>
          <table:table-cell office:value-type="float" office:value="-0.8957014">
            <text:p>-0.8957014</text:p>
          </table:table-cell>
          <table:table-cell/>
          <table:table-cell office:value-type="float" office:value="0.5233354">
            <text:p>0.5233354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[.M85]&lt;0; 1; 0)" office:value-type="float" office:value="1">
            <text:p>1</text:p>
          </table:table-cell>
          <table:table-cell table:formula="of:=IF([.O85]&lt;0; 1; 0)" office:value-type="float" office:value="0">
            <text:p>0</text:p>
          </table:table-cell>
          <table:table-cell table:formula="of:=IF([.H85]&gt;0.5; 1; 0)" office:value-type="float" office:value="1">
            <text:p>1</text:p>
          </table:table-cell>
          <table:table-cell table:formula="of:=IF([.J85]&gt;0.5; 1; 0)" office:value-type="float" office:value="1">
            <text:p>1</text:p>
          </table:table-cell>
          <table:table-cell table:number-columns-repeated="1002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style-name="ce7" office:value-type="string">
            <text:p>RNA Label</text:p>
          </table:table-cell>
          <table:table-cell office:value-type="string">
            <text:p>RY-Mean</text:p>
          </table:table-cell>
          <table:table-cell office:value-type="string">
            <text:p>R-mean</text:p>
          </table:table-cell>
        </table:table-row>
        <table:table-row table:style-name="ro2">
          <table:table-cell office:value-type="string">
            <text:p>DC12vDC10</text:p>
          </table:table-cell>
          <table:table-cell office:value-type="float" office:value="1.25380373966667">
            <text:p>1.2538037397</text:p>
          </table:table-cell>
          <table:table-cell office:value-type="float" office:value="-1.6269">
            <text:p>-1.6269</text:p>
          </table:table-cell>
        </table:table-row>
        <table:table-row table:style-name="ro2">
          <table:table-cell office:value-type="string">
            <text:p>DC12vDC20</text:p>
          </table:table-cell>
          <table:table-cell office:value-type="float" office:value="0.277201395666667">
            <text:p>0.2772013957</text:p>
          </table:table-cell>
          <table:table-cell office:value-type="float" office:value="0.399633333333333">
            <text:p>0.3996333333</text:p>
          </table:table-cell>
        </table:table-row>
        <table:table-row table:style-name="ro2">
          <table:table-cell office:value-type="string">
            <text:p>DC13vDC10</text:p>
          </table:table-cell>
          <table:table-cell office:value-type="float" office:value="0.509550048333333">
            <text:p>0.5095500483</text:p>
          </table:table-cell>
          <table:table-cell office:value-type="float" office:value="-316.005433333333">
            <text:p>-316.0054333333</text:p>
          </table:table-cell>
        </table:table-row>
        <table:table-row table:style-name="ro2">
          <table:table-cell office:value-type="string">
            <text:p>DC13vDC30</text:p>
          </table:table-cell>
          <table:table-cell office:value-type="float" office:value="0.0423672986666667">
            <text:p>0.0423672987</text:p>
          </table:table-cell>
          <table:table-cell office:value-type="float" office:value="0.0028">
            <text:p>0.0028</text:p>
          </table:table-cell>
        </table:table-row>
        <table:table-row table:style-name="ro2">
          <table:table-cell office:value-type="string">
            <text:p>DC14vDC10</text:p>
          </table:table-cell>
          <table:table-cell office:value-type="float" office:value="2.07601810066667">
            <text:p>2.0760181007</text:p>
          </table:table-cell>
          <table:table-cell office:value-type="float" office:value="-1279.194">
            <text:p>-1279.194</text:p>
          </table:table-cell>
        </table:table-row>
        <table:table-row table:style-name="ro2">
          <table:table-cell office:value-type="string">
            <text:p>DC14vDC40</text:p>
          </table:table-cell>
          <table:table-cell office:value-type="float" office:value="0">
            <text:p>0</text:p>
          </table:table-cell>
          <table:table-cell office:value-type="float" office:value="0.0327">
            <text:p>0.0327</text:p>
          </table:table-cell>
        </table:table-row>
        <table:table-row table:style-name="ro2">
          <table:table-cell office:value-type="string">
            <text:p>DC15vDC10</text:p>
          </table:table-cell>
          <table:table-cell office:value-type="float" office:value="0.782924561333333">
            <text:p>0.7829245613</text:p>
          </table:table-cell>
          <table:table-cell office:value-type="float" office:value="1.37303333333333">
            <text:p>1.3730333333</text:p>
          </table:table-cell>
        </table:table-row>
        <table:table-row table:style-name="ro2">
          <table:table-cell office:value-type="string">
            <text:p>DC15vDC50</text:p>
          </table:table-cell>
          <table:table-cell office:value-type="float" office:value="2.327917008">
            <text:p>2.327917008</text:p>
          </table:table-cell>
          <table:table-cell office:value-type="float" office:value="-0.0515333333333333">
            <text:p>-0.0515333333</text:p>
          </table:table-cell>
        </table:table-row>
        <table:table-row table:style-name="ro2">
          <table:table-cell office:value-type="string">
            <text:p>DC16vDC10</text:p>
          </table:table-cell>
          <table:table-cell office:value-type="float" office:value="0.384919792666667">
            <text:p>0.3849197927</text:p>
          </table:table-cell>
          <table:table-cell office:value-type="float" office:value="-18.4929">
            <text:p>-18.4929</text:p>
          </table:table-cell>
        </table:table-row>
        <table:table-row table:style-name="ro2">
          <table:table-cell office:value-type="string">
            <text:p>DC16vDC60</text:p>
          </table:table-cell>
          <table:table-cell office:value-type="float" office:value="0.58343872">
            <text:p>0.58343872</text:p>
          </table:table-cell>
          <table:table-cell office:value-type="float" office:value="0.729633333333333">
            <text:p>0.7296333333</text:p>
          </table:table-cell>
        </table:table-row>
        <table:table-row table:style-name="ro2">
          <table:table-cell office:value-type="string">
            <text:p>DC17vDC10</text:p>
          </table:table-cell>
          <table:table-cell office:value-type="float" office:value="1.43186126733333">
            <text:p>1.4318612673</text:p>
          </table:table-cell>
          <table:table-cell office:value-type="float" office:value="702.807433333333">
            <text:p>702.8074333333</text:p>
          </table:table-cell>
        </table:table-row>
        <table:table-row table:style-name="ro2">
          <table:table-cell office:value-type="string">
            <text:p>DC17vDC70</text:p>
          </table:table-cell>
          <table:table-cell office:value-type="float" office:value="0.214995888333333">
            <text:p>0.2149958883</text:p>
          </table:table-cell>
          <table:table-cell office:value-type="float" office:value="0.00226666666666667">
            <text:p>0.0022666667</text:p>
          </table:table-cell>
        </table:table-row>
        <table:table-row table:style-name="ro2">
          <table:table-cell office:value-type="string">
            <text:p>DC18vDC10</text:p>
          </table:table-cell>
          <table:table-cell office:value-type="float" office:value="2.91373646466667">
            <text:p>2.9137364647</text:p>
          </table:table-cell>
          <table:table-cell office:value-type="float" office:value="-732.359266666667">
            <text:p>-732.3592666667</text:p>
          </table:table-cell>
        </table:table-row>
        <table:table-row table:style-name="ro2">
          <table:table-cell office:value-type="string">
            <text:p>DC18vDC80</text:p>
          </table:table-cell>
          <table:table-cell office:value-type="float" office:value="0.164990780333333">
            <text:p>0.1649907803</text:p>
          </table:table-cell>
          <table:table-cell office:value-type="float" office:value="0.0123">
            <text:p>0.0123</text:p>
          </table:table-cell>
        </table:table-row>
        <table:table-row table:style-name="ro2">
          <table:table-cell office:value-type="string">
            <text:p>DC23vDC20</text:p>
          </table:table-cell>
          <table:table-cell office:value-type="float" office:value="0.695391776">
            <text:p>0.695391776</text:p>
          </table:table-cell>
          <table:table-cell office:value-type="float" office:value="525.832966666667">
            <text:p>525.8329666667</text:p>
          </table:table-cell>
        </table:table-row>
        <table:table-row table:style-name="ro2">
          <table:table-cell office:value-type="string">
            <text:p>DC23vDC30</text:p>
          </table:table-cell>
          <table:table-cell office:value-type="float" office:value="0.00991575066666667">
            <text:p>0.0099157507</text:p>
          </table:table-cell>
          <table:table-cell office:value-type="float" office:value="0.00666666666666667">
            <text:p>0.0066666667</text:p>
          </table:table-cell>
        </table:table-row>
        <table:table-row table:style-name="ro2">
          <table:table-cell office:value-type="string">
            <text:p>DC24vDC20</text:p>
          </table:table-cell>
          <table:table-cell office:value-type="float" office:value="0.70273245">
            <text:p>0.70273245</text:p>
          </table:table-cell>
          <table:table-cell office:value-type="float" office:value="11.4709666666667">
            <text:p>11.4709666667</text:p>
          </table:table-cell>
        </table:table-row>
        <table:table-row table:style-name="ro2">
          <table:table-cell office:value-type="string">
            <text:p>DC24vDC40</text:p>
          </table:table-cell>
          <table:table-cell office:value-type="float" office:value="0.103797193666667">
            <text:p>0.1037971937</text:p>
          </table:table-cell>
          <table:table-cell office:value-type="float" office:value="0.3978">
            <text:p>0.3978</text:p>
          </table:table-cell>
        </table:table-row>
        <table:table-row table:style-name="ro2">
          <table:table-cell office:value-type="string">
            <text:p>DC25vDC20</text:p>
          </table:table-cell>
          <table:table-cell office:value-type="float" office:value="0.175746758">
            <text:p>0.175746758</text:p>
          </table:table-cell>
          <table:table-cell office:value-type="float" office:value="0.962066666666667">
            <text:p>0.9620666667</text:p>
          </table:table-cell>
        </table:table-row>
        <table:table-row table:style-name="ro2">
          <table:table-cell office:value-type="string">
            <text:p>DC25vDC50</text:p>
          </table:table-cell>
          <table:table-cell office:value-type="float" office:value="17.1463645733333">
            <text:p>17.1463645733</text:p>
          </table:table-cell>
          <table:table-cell office:value-type="float" office:value="-1.80666666666667">
            <text:p>-1.8066666667</text:p>
          </table:table-cell>
        </table:table-row>
        <table:table-row table:style-name="ro2">
          <table:table-cell office:value-type="string">
            <text:p>DC26vDC20</text:p>
          </table:table-cell>
          <table:table-cell office:value-type="float" office:value="0.056692456">
            <text:p>0.056692456</text:p>
          </table:table-cell>
          <table:table-cell office:value-type="float" office:value="0.7694">
            <text:p>0.7694</text:p>
          </table:table-cell>
        </table:table-row>
        <table:table-row table:style-name="ro2">
          <table:table-cell office:value-type="string">
            <text:p>DC26vDC60</text:p>
          </table:table-cell>
          <table:table-cell office:value-type="float" office:value="0.73728062">
            <text:p>0.73728062</text:p>
          </table:table-cell>
          <table:table-cell office:value-type="float" office:value="0.4381">
            <text:p>0.4381</text:p>
          </table:table-cell>
        </table:table-row>
        <table:table-row table:style-name="ro2">
          <table:table-cell office:value-type="string">
            <text:p>DC27vDC20</text:p>
          </table:table-cell>
          <table:table-cell office:value-type="float" office:value="0.607335385333333">
            <text:p>0.6073353853</text:p>
          </table:table-cell>
          <table:table-cell office:value-type="float" office:value="394.255">
            <text:p>394.255</text:p>
          </table:table-cell>
        </table:table-row>
        <table:table-row table:style-name="ro2">
          <table:table-cell office:value-type="string">
            <text:p>DC27vDC70</text:p>
          </table:table-cell>
          <table:table-cell office:value-type="float" office:value="0.461089930666667">
            <text:p>0.4610899307</text:p>
          </table:table-cell>
          <table:table-cell office:value-type="float" office:value="0.0018">
            <text:p>0.0018</text:p>
          </table:table-cell>
        </table:table-row>
        <table:table-row table:style-name="ro2">
          <table:table-cell office:value-type="string">
            <text:p>DC28vDC20</text:p>
          </table:table-cell>
          <table:table-cell office:value-type="float" office:value="0.420162989333333">
            <text:p>0.4201629893</text:p>
          </table:table-cell>
          <table:table-cell office:value-type="float" office:value="41.0277">
            <text:p>41.0277</text:p>
          </table:table-cell>
        </table:table-row>
        <table:table-row table:style-name="ro2">
          <table:table-cell office:value-type="string">
            <text:p>DC28vDC80</text:p>
          </table:table-cell>
          <table:table-cell office:value-type="float" office:value="0.187626599666667">
            <text:p>0.1876265997</text:p>
          </table:table-cell>
          <table:table-cell office:value-type="float" office:value="0.0369">
            <text:p>0.0369</text:p>
          </table:table-cell>
        </table:table-row>
        <table:table-row table:style-name="ro2">
          <table:table-cell office:value-type="string">
            <text:p>DC34vDC30</text:p>
          </table:table-cell>
          <table:table-cell office:value-type="float" office:value="0.406407100333333">
            <text:p>0.4064071003</text:p>
          </table:table-cell>
          <table:table-cell office:value-type="float" office:value="0.0117666666666667">
            <text:p>0.0117666667</text:p>
          </table:table-cell>
        </table:table-row>
        <table:table-row table:style-name="ro2">
          <table:table-cell office:value-type="string">
            <text:p>DC34vDC40</text:p>
          </table:table-cell>
          <table:table-cell office:value-type="float" office:value="0.125588922666667">
            <text:p>0.1255889227</text:p>
          </table:table-cell>
          <table:table-cell office:value-type="float" office:value="26.4263">
            <text:p>26.4263</text:p>
          </table:table-cell>
        </table:table-row>
        <table:table-row table:style-name="ro2">
          <table:table-cell office:value-type="string">
            <text:p>DC35vDC30</text:p>
          </table:table-cell>
          <table:table-cell office:value-type="float" office:value="0.0159830806666667">
            <text:p>0.0159830807</text:p>
          </table:table-cell>
          <table:table-cell office:value-type="float" office:value="0.0124666666666667">
            <text:p>0.0124666667</text:p>
          </table:table-cell>
        </table:table-row>
        <table:table-row table:style-name="ro2">
          <table:table-cell office:value-type="string">
            <text:p>DC35vDC50</text:p>
          </table:table-cell>
          <table:table-cell office:value-type="float" office:value="4.22610976733333">
            <text:p>4.2261097673</text:p>
          </table:table-cell>
          <table:table-cell office:value-type="float" office:value="-369.451633333333">
            <text:p>-369.4516333333</text:p>
          </table:table-cell>
        </table:table-row>
        <table:table-row table:style-name="ro2">
          <table:table-cell office:value-type="string">
            <text:p>DC36vDC30</text:p>
          </table:table-cell>
          <table:table-cell office:value-type="float" office:value="0.0776964946666667">
            <text:p>0.0776964947</text:p>
          </table:table-cell>
          <table:table-cell office:value-type="float" office:value="0.00343333333333333">
            <text:p>0.0034333333</text:p>
          </table:table-cell>
        </table:table-row>
        <table:table-row table:style-name="ro2">
          <table:table-cell office:value-type="string">
            <text:p>DC36vDC60</text:p>
          </table:table-cell>
          <table:table-cell office:value-type="float" office:value="1.05458479933333">
            <text:p>1.0545847993</text:p>
          </table:table-cell>
          <table:table-cell office:value-type="float" office:value="742.778566666667">
            <text:p>742.7785666667</text:p>
          </table:table-cell>
        </table:table-row>
        <table:table-row table:style-name="ro2">
          <table:table-cell office:value-type="string">
            <text:p>DC37vDC30</text:p>
          </table:table-cell>
          <table:table-cell office:value-type="float" office:value="0.0258294906666667">
            <text:p>0.0258294907</text:p>
          </table:table-cell>
          <table:table-cell office:value-type="float" office:value="0.339133333333333">
            <text:p>0.3391333333</text:p>
          </table:table-cell>
        </table:table-row>
        <table:table-row table:style-name="ro2">
          <table:table-cell office:value-type="string">
            <text:p>DC37vDC70</text:p>
          </table:table-cell>
          <table:table-cell office:value-type="float" office:value="5.03700381266667">
            <text:p>5.0370038127</text:p>
          </table:table-cell>
          <table:table-cell office:value-type="float" office:value="-11.951">
            <text:p>-11.951</text:p>
          </table:table-cell>
        </table:table-row>
        <table:table-row table:style-name="ro2">
          <table:table-cell office:value-type="string">
            <text:p>DC38vDC30</text:p>
          </table:table-cell>
          <table:table-cell office:value-type="float" office:value="0.318794854666667">
            <text:p>0.3187948547</text:p>
          </table:table-cell>
          <table:table-cell office:value-type="float" office:value="0.0386">
            <text:p>0.0386</text:p>
          </table:table-cell>
        </table:table-row>
        <table:table-row table:style-name="ro2">
          <table:table-cell office:value-type="string">
            <text:p>DC38vDC80</text:p>
          </table:table-cell>
          <table:table-cell office:value-type="float" office:value="0.702700493">
            <text:p>0.702700493</text:p>
          </table:table-cell>
          <table:table-cell office:value-type="float" office:value="4.03006666666667">
            <text:p>4.0300666667</text:p>
          </table:table-cell>
        </table:table-row>
        <table:table-row table:style-name="ro2">
          <table:table-cell office:value-type="string">
            <text:p>DC45vDC40</text:p>
          </table:table-cell>
          <table:table-cell office:value-type="float" office:value="0.0853379043333333">
            <text:p>0.0853379043</text:p>
          </table:table-cell>
          <table:table-cell office:value-type="float" office:value="0.352633333333333">
            <text:p>0.3526333333</text:p>
          </table:table-cell>
        </table:table-row>
        <table:table-row table:style-name="ro2">
          <table:table-cell office:value-type="string">
            <text:p>DC45vDC50</text:p>
          </table:table-cell>
          <table:table-cell office:value-type="float" office:value="2.76893888933333">
            <text:p>2.7689388893</text:p>
          </table:table-cell>
          <table:table-cell office:value-type="float" office:value="-10.089">
            <text:p>-10.089</text:p>
          </table:table-cell>
        </table:table-row>
        <table:table-row table:style-name="ro2">
          <table:table-cell office:value-type="string">
            <text:p>DC46vDC40</text:p>
          </table:table-cell>
          <table:table-cell office:value-type="float" office:value="0.535801381333333">
            <text:p>0.5358013813</text:p>
          </table:table-cell>
          <table:table-cell office:value-type="float" office:value="0.0613666666666667">
            <text:p>0.0613666667</text:p>
          </table:table-cell>
        </table:table-row>
        <table:table-row table:style-name="ro2">
          <table:table-cell office:value-type="string">
            <text:p>DC46vDC60</text:p>
          </table:table-cell>
          <table:table-cell office:value-type="float" office:value="0.792179528666667">
            <text:p>0.7921795287</text:p>
          </table:table-cell>
          <table:table-cell office:value-type="float" office:value="9.79656666666667">
            <text:p>9.7965666667</text:p>
          </table:table-cell>
        </table:table-row>
        <table:table-row table:style-name="ro2">
          <table:table-cell office:value-type="string">
            <text:p>DC47vDC40</text:p>
          </table:table-cell>
          <table:table-cell office:value-type="float" office:value="0.0358684133333333">
            <text:p>0.0358684133</text:p>
          </table:table-cell>
          <table:table-cell office:value-type="float" office:value="5.52356666666667">
            <text:p>5.5235666667</text:p>
          </table:table-cell>
        </table:table-row>
        <table:table-row table:style-name="ro2">
          <table:table-cell office:value-type="string">
            <text:p>DC47vDC70</text:p>
          </table:table-cell>
          <table:table-cell office:value-type="float" office:value="8.69462510266667">
            <text:p>8.6946251027</text:p>
          </table:table-cell>
          <table:table-cell office:value-type="float" office:value="-3.73953333333333">
            <text:p>-3.7395333333</text:p>
          </table:table-cell>
        </table:table-row>
        <table:table-row table:style-name="ro2">
          <table:table-cell office:value-type="string">
            <text:p>DC48vDC40</text:p>
          </table:table-cell>
          <table:table-cell office:value-type="float" office:value="0.00389423033333333">
            <text:p>0.0038942303</text:p>
          </table:table-cell>
          <table:table-cell office:value-type="float" office:value="8.2187">
            <text:p>8.2187</text:p>
          </table:table-cell>
        </table:table-row>
        <table:table-row table:style-name="ro2">
          <table:table-cell office:value-type="string">
            <text:p>DC48vDC80</text:p>
          </table:table-cell>
          <table:table-cell office:value-type="float" office:value="0.901708586333334">
            <text:p>0.9017085863</text:p>
          </table:table-cell>
          <table:table-cell office:value-type="float" office:value="0.630666666666667">
            <text:p>0.6306666667</text:p>
          </table:table-cell>
        </table:table-row>
        <table:table-row table:style-name="ro2">
          <table:table-cell office:value-type="string">
            <text:p>DC56vDC50</text:p>
          </table:table-cell>
          <table:table-cell office:value-type="float" office:value="4.909918874">
            <text:p>4.909918874</text:p>
          </table:table-cell>
          <table:table-cell office:value-type="float" office:value="-19.8635666666667">
            <text:p>-19.8635666667</text:p>
          </table:table-cell>
        </table:table-row>
        <table:table-row table:style-name="ro2">
          <table:table-cell office:value-type="string">
            <text:p>DC56vDC60</text:p>
          </table:table-cell>
          <table:table-cell office:value-type="float" office:value="0.006702314">
            <text:p>0.006702314</text:p>
          </table:table-cell>
          <table:table-cell office:value-type="float" office:value="3.64946666666667">
            <text:p>3.6494666667</text:p>
          </table:table-cell>
        </table:table-row>
        <table:table-row table:style-name="ro2">
          <table:table-cell office:value-type="string">
            <text:p>DC57vDC50</text:p>
          </table:table-cell>
          <table:table-cell office:value-type="float" office:value="0.822799032333333">
            <text:p>0.8227990323</text:p>
          </table:table-cell>
          <table:table-cell office:value-type="float" office:value="31.2689333333333">
            <text:p>31.2689333333</text:p>
          </table:table-cell>
        </table:table-row>
        <table:table-row table:style-name="ro2">
          <table:table-cell office:value-type="string">
            <text:p>DC57vDC70</text:p>
          </table:table-cell>
          <table:table-cell office:value-type="float" office:value="0.0633923896666667">
            <text:p>0.0633923897</text:p>
          </table:table-cell>
          <table:table-cell office:value-type="float" office:value="0.0224666666666667">
            <text:p>0.0224666667</text:p>
          </table:table-cell>
        </table:table-row>
        <table:table-row table:style-name="ro2">
          <table:table-cell office:value-type="string">
            <text:p>DC58vDC50</text:p>
          </table:table-cell>
          <table:table-cell office:value-type="float" office:value="11.802203349">
            <text:p>11.802203349</text:p>
          </table:table-cell>
          <table:table-cell office:value-type="float" office:value="-403.8742">
            <text:p>-403.8742</text:p>
          </table:table-cell>
        </table:table-row>
        <table:table-row table:style-name="ro2">
          <table:table-cell office:value-type="string">
            <text:p>DC58vDC80</text:p>
          </table:table-cell>
          <table:table-cell office:value-type="float" office:value="0.0491048316666667">
            <text:p>0.0491048317</text:p>
          </table:table-cell>
          <table:table-cell office:value-type="float" office:value="0.0514">
            <text:p>0.0514</text:p>
          </table:table-cell>
        </table:table-row>
        <table:table-row table:style-name="ro2">
          <table:table-cell office:value-type="string">
            <text:p>DC67vDC60</text:p>
          </table:table-cell>
          <table:table-cell office:value-type="float" office:value="1.0344516">
            <text:p>1.0344516</text:p>
          </table:table-cell>
          <table:table-cell office:value-type="float" office:value="-0.0428333333333333">
            <text:p>-0.0428333333</text:p>
          </table:table-cell>
        </table:table-row>
        <table:table-row table:style-name="ro2">
          <table:table-cell office:value-type="string">
            <text:p>DC67vDC70</text:p>
          </table:table-cell>
          <table:table-cell office:value-type="float" office:value="1.550571877">
            <text:p>1.550571877</text:p>
          </table:table-cell>
          <table:table-cell office:value-type="float" office:value="-0.00166666666666667">
            <text:p>-0.0016666667</text:p>
          </table:table-cell>
        </table:table-row>
        <table:table-row table:style-name="ro2">
          <table:table-cell office:value-type="string">
            <text:p>DC68vDC60</text:p>
          </table:table-cell>
          <table:table-cell office:value-type="float" office:value="1.00528488266667">
            <text:p>1.0052848827</text:p>
          </table:table-cell>
          <table:table-cell office:value-type="float" office:value="28.6023666666667">
            <text:p>28.6023666667</text:p>
          </table:table-cell>
        </table:table-row>
        <table:table-row table:style-name="ro2">
          <table:table-cell office:value-type="string">
            <text:p>DC68vDC80</text:p>
          </table:table-cell>
          <table:table-cell office:value-type="float" office:value="0.432069833">
            <text:p>0.432069833</text:p>
          </table:table-cell>
          <table:table-cell office:value-type="float" office:value="0.014">
            <text:p>0.014</text:p>
          </table:table-cell>
        </table:table-row>
        <table:table-row table:style-name="ro2">
          <table:table-cell office:value-type="string">
            <text:p>DC78vDC70</text:p>
          </table:table-cell>
          <table:table-cell office:value-type="float" office:value="5.730283322">
            <text:p>5.730283322</text:p>
          </table:table-cell>
          <table:table-cell office:value-type="float" office:value="-0.847330466666667">
            <text:p>-0.8473304667</text:p>
          </table:table-cell>
        </table:table-row>
        <table:table-row table:style-name="ro2">
          <table:table-cell office:value-type="string">
            <text:p>DC78vDC80</text:p>
          </table:table-cell>
          <table:table-cell office:value-type="float" office:value="0.799629397333333">
            <text:p>0.7996293973</text:p>
          </table:table-cell>
          <table:table-cell office:value-type="float" office:value="0.296178466666667">
            <text:p>0.2961784667</text:p>
          </table:table-cell>
        </table:table-row>
      </table:table>
      <table:table table:name="Sheet3" table:style-name="ta2">
        <office:forms form:automatic-focus="false" form:apply-design-mode="false"/>
        <table:table-column table:style-name="co8" table:number-columns-repeated="4" table:default-cell-style-name="Default"/>
        <table:table-row table:style-name="ro3">
          <table:table-cell office:value-type="string">
            <text:p>Overyield</text:p>
          </table:table-cell>
          <table:table-cell office:value-type="string">
            <text:p>Underyield</text:p>
          </table:table-cell>
          <table:table-cell office:value-type="string">
            <text:p>Facilitate</text:p>
          </table:table-cell>
          <table:table-cell office:value-type="string">
            <text:p>Compete</text:p>
          </table:table-cell>
        </table:table-row>
        <table:table-row table:style-name="ro2">
          <table:table-cell office:value-type="string">
            <text:p>DC14vDC40</text:p>
          </table:table-cell>
          <table:table-cell office:value-type="string">
            <text:p>DC13vDC10</text:p>
          </table:table-cell>
          <table:table-cell office:value-type="string">
            <text:p>DC14vDC10</text:p>
          </table:table-cell>
          <table:table-cell office:value-type="string">
            <text:p>DC27vDC70</text:p>
          </table:table-cell>
        </table:table-row>
        <table:table-row table:style-name="ro2">
          <table:table-cell office:value-type="string">
            <text:p>DC48vDC40</text:p>
          </table:table-cell>
          <table:table-cell office:value-type="string">
            <text:p>DC46vDC40</text:p>
          </table:table-cell>
          <table:table-cell office:value-type="string">
            <text:p>DC18vDC10</text:p>
          </table:table-cell>
          <table:table-cell office:value-type="string">
            <text:p>DC17vDC70</text:p>
          </table:table-cell>
        </table:table-row>
        <table:table-row table:style-name="ro2">
          <table:table-cell office:value-type="string">
            <text:p>DC56vDC60</text:p>
          </table:table-cell>
          <table:table-cell office:value-type="string">
            <text:p>DC16vDC60</text:p>
          </table:table-cell>
          <table:table-cell office:value-type="string">
            <text:p>DC58vDC50</text:p>
          </table:table-cell>
          <table:table-cell office:value-type="string">
            <text:p>DC13vDC30</text:p>
          </table:table-cell>
        </table:table-row>
        <table:table-row table:style-name="ro2">
          <table:table-cell office:value-type="string">
            <text:p>DC23vDC30</text:p>
          </table:table-cell>
          <table:table-cell office:value-type="string">
            <text:p>DC27vDC20</text:p>
          </table:table-cell>
          <table:table-cell office:value-type="string">
            <text:p>DC35vDC50</text:p>
          </table:table-cell>
          <table:table-cell office:value-type="string">
            <text:p>DC36vDC30</text:p>
          </table:table-cell>
        </table:table-row>
        <table:table-row table:style-name="ro2">
          <table:table-cell office:value-type="string">
            <text:p>DC35vDC30</text:p>
          </table:table-cell>
          <table:table-cell office:value-type="string">
            <text:p>DC23vDC20</text:p>
          </table:table-cell>
          <table:table-cell office:value-type="string">
            <text:p>DC13vDC10</text:p>
          </table:table-cell>
          <table:table-cell office:value-type="string">
            <text:p>DC23vDC30</text:p>
          </table:table-cell>
        </table:table-row>
        <table:table-row table:style-name="ro2">
          <table:table-cell office:value-type="string">
            <text:p>DC37vDC30</text:p>
          </table:table-cell>
          <table:table-cell office:value-type="string">
            <text:p>DC38vDC80</text:p>
          </table:table-cell>
          <table:table-cell office:value-type="string">
            <text:p>DC56vDC50</text:p>
          </table:table-cell>
          <table:table-cell office:value-type="string">
            <text:p>DC24vDC30</text:p>
          </table:table-cell>
        </table:table-row>
        <table:table-row table:style-name="ro2">
          <table:table-cell office:value-type="string">
            <text:p>DC47vDC40</text:p>
          </table:table-cell>
          <table:table-cell office:value-type="string">
            <text:p>DC24vDC20</text:p>
          </table:table-cell>
          <table:table-cell office:value-type="string">
            <text:p>DC16vDC10</text:p>
          </table:table-cell>
          <table:table-cell office:value-type="string">
            <text:p>DC18vDC80</text:p>
          </table:table-cell>
        </table:table-row>
        <table:table-row table:style-name="ro2">
          <table:table-cell office:value-type="string">
            <text:p>DC13vDC30</text:p>
          </table:table-cell>
          <table:table-cell office:value-type="string">
            <text:p>DC26vDC60</text:p>
          </table:table-cell>
          <table:table-cell office:value-type="string">
            <text:p>DC37vDC70</text:p>
          </table:table-cell>
          <table:table-cell office:value-type="string">
            <text:p>DC35vDC30</text:p>
          </table:table-cell>
        </table:table-row>
        <table:table-row table:style-name="ro2">
          <table:table-cell office:value-type="string">
            <text:p>DC58vDC80</text:p>
          </table:table-cell>
          <table:table-cell office:value-type="string">
            <text:p>DC15vDC10</text:p>
          </table:table-cell>
          <table:table-cell office:value-type="string">
            <text:p>DC45vDC50</text:p>
          </table:table-cell>
          <table:table-cell office:value-type="string">
            <text:p>DC69vDC80</text:p>
          </table:table-cell>
        </table:table-row>
        <table:table-row table:style-name="ro2">
          <table:table-cell office:value-type="string">
            <text:p>DC26vDC20</text:p>
          </table:table-cell>
          <table:table-cell office:value-type="string">
            <text:p>DC46vDC60</text:p>
          </table:table-cell>
          <table:table-cell office:value-type="string">
            <text:p>DC47vDC70</text:p>
          </table:table-cell>
          <table:table-cell office:value-type="string">
            <text:p>DC57vDC70</text:p>
          </table:table-cell>
        </table:table-row>
        <table:table-row table:style-name="ro2">
          <table:table-cell office:value-type="string">
            <text:p>DC57vDC70</text:p>
          </table:table-cell>
          <table:table-cell office:value-type="string">
            <text:p>DC78vDC80</text:p>
          </table:table-cell>
          <table:table-cell office:value-type="string">
            <text:p>DC25vDC50</text:p>
          </table:table-cell>
          <table:table-cell office:value-type="string">
            <text:p>DC14vDC40</text:p>
          </table:table-cell>
        </table:table-row>
        <table:table-row table:style-name="ro2">
          <table:table-cell office:value-type="string">
            <text:p>DC36vDC30</text:p>
          </table:table-cell>
          <table:table-cell office:value-type="string">
            <text:p>DC57vDC50</text:p>
          </table:table-cell>
          <table:table-cell office:value-type="string">
            <text:p>DC12vDC10</text:p>
          </table:table-cell>
          <table:table-cell office:value-type="string">
            <text:p>DC28vDC80</text:p>
          </table:table-cell>
        </table:table-row>
        <table:table-row table:style-name="ro2">
          <table:table-cell office:value-type="string">
            <text:p>DC45vDC40</text:p>
          </table:table-cell>
          <table:table-cell office:value-type="string">
            <text:p>DC48vDC80</text:p>
          </table:table-cell>
          <table:table-cell office:value-type="string">
            <text:p>DC78vDC70</text:p>
          </table:table-cell>
          <table:table-cell office:value-type="string">
            <text:p>DC38vDC30</text:p>
          </table:table-cell>
        </table:table-row>
        <table:table-row table:style-name="ro2">
          <table:table-cell office:value-type="string">
            <text:p>DC24vDC40</text:p>
          </table:table-cell>
          <table:table-cell office:value-type="string">
            <text:p>DC68vDC60</text:p>
          </table:table-cell>
          <table:table-cell office:value-type="string">
            <text:p>DC15vDC50</text:p>
          </table:table-cell>
          <table:table-cell office:value-type="string">
            <text:p>DC58vDC80</text:p>
          </table:table-cell>
        </table:table-row>
        <table:table-row table:style-name="ro2">
          <table:table-cell office:value-type="string">
            <text:p>DC34vDC40</text:p>
          </table:table-cell>
          <table:table-cell table:number-columns-repeated="2" office:value-type="string">
            <text:p>DC67vDC60</text:p>
          </table:table-cell>
          <table:table-cell office:value-type="string">
            <text:p>DC46vDC40</text:p>
          </table:table-cell>
        </table:table-row>
        <table:table-row table:style-name="ro2">
          <table:table-cell office:value-type="string">
            <text:p>DC18vDC80</text:p>
          </table:table-cell>
          <table:table-cell office:value-type="string">
            <text:p>DC36vDC60</text:p>
          </table:table-cell>
          <table:table-cell office:value-type="string">
            <text:p>DC67vDC70</text:p>
          </table:table-cell>
          <table:table-cell office:value-type="string">
            <text:p>DC78vDC80</text:p>
          </table:table-cell>
        </table:table-row>
        <table:table-row table:style-name="ro2">
          <table:table-cell office:value-type="string">
            <text:p>DC25vDC20</text:p>
          </table:table-cell>
          <table:table-cell office:value-type="string">
            <text:p>DC12vDC10</text:p>
          </table:table-cell>
          <table:table-cell/>
          <table:table-cell office:value-type="string">
            <text:p>DC37vDC30</text:p>
          </table:table-cell>
        </table:table-row>
        <table:table-row table:style-name="ro2">
          <table:table-cell office:value-type="string">
            <text:p>DC28vDC80</text:p>
          </table:table-cell>
          <table:table-cell office:value-type="string">
            <text:p>DC17vDC10</text:p>
          </table:table-cell>
          <table:table-cell/>
          <table:table-cell office:value-type="string">
            <text:p>DC45vDC40</text:p>
          </table:table-cell>
        </table:table-row>
        <table:table-row table:style-name="ro2">
          <table:table-cell office:value-type="string">
            <text:p>DC17vDC70</text:p>
          </table:table-cell>
          <table:table-cell office:value-type="string">
            <text:p>DC67vDC70</text:p>
          </table:table-cell>
          <table:table-cell/>
          <table:table-cell office:value-type="string">
            <text:p>DC24vDC40</text:p>
          </table:table-cell>
        </table:table-row>
        <table:table-row table:style-name="ro2">
          <table:table-cell office:value-type="string">
            <text:p>DC12vDC20</text:p>
          </table:table-cell>
          <table:table-cell office:value-type="string">
            <text:p>DC14vDC10</text:p>
          </table:table-cell>
          <table:table-cell/>
          <table:table-cell office:value-type="string">
            <text:p>DC12vDC20</text:p>
          </table:table-cell>
        </table:table-row>
        <table:table-row table:style-name="ro2">
          <table:table-cell office:value-type="string">
            <text:p>DC38vDC30</text:p>
          </table:table-cell>
          <table:table-cell office:value-type="string">
            <text:p>DC15vDC50</text:p>
          </table:table-cell>
          <table:table-cell/>
          <table:table-cell office:value-type="string">
            <text:p>DC26vDC60</text:p>
          </table:table-cell>
        </table:table-row>
        <table:table-row table:style-name="ro2">
          <table:table-cell office:value-type="string">
            <text:p>DC16vDC10</text:p>
          </table:table-cell>
          <table:table-cell office:value-type="string">
            <text:p>DC45vDC50</text:p>
          </table:table-cell>
          <table:table-cell/>
          <table:table-cell office:value-type="string">
            <text:p>DC48vDC80</text:p>
          </table:table-cell>
        </table:table-row>
        <table:table-row table:style-name="ro2">
          <table:table-cell office:value-type="string">
            <text:p>DC24vDC30</text:p>
          </table:table-cell>
          <table:table-cell office:value-type="string">
            <text:p>DC18vDC10</text:p>
          </table:table-cell>
          <table:table-cell/>
          <table:table-cell office:value-type="string">
            <text:p>DC16vDC60</text:p>
          </table:table-cell>
        </table:table-row>
        <table:table-row table:style-name="ro2">
          <table:table-cell office:value-type="string">
            <text:p>DC28vDC20</text:p>
          </table:table-cell>
          <table:table-cell office:value-type="string">
            <text:p>DC35vDC50</text:p>
          </table:table-cell>
          <table:table-cell/>
          <table:table-cell office:value-type="string">
            <text:p>DC26vDC20</text:p>
          </table:table-cell>
        </table:table-row>
        <table:table-row table:style-name="ro2">
          <table:table-cell office:value-type="string">
            <text:p>DC68vDC80</text:p>
          </table:table-cell>
          <table:table-cell office:value-type="string">
            <text:p>DC56vDC50</text:p>
          </table:table-cell>
          <table:table-cell/>
          <table:table-cell office:value-type="string">
            <text:p>DC25vDC20</text:p>
          </table:table-cell>
        </table:table-row>
        <table:table-row table:style-name="ro2">
          <table:table-cell office:value-type="string">
            <text:p>DC27vDC70</text:p>
          </table:table-cell>
          <table:table-cell office:value-type="string">
            <text:p>DC37vDC70</text:p>
          </table:table-cell>
          <table:table-cell/>
          <table:table-cell office:value-type="string">
            <text:p>DC15vDC10</text:p>
          </table:table-cell>
        </table:table-row>
        <table:table-row table:style-name="ro2">
          <table:table-cell/>
          <table:table-cell office:value-type="string">
            <text:p>DC78vDC70</text:p>
          </table:table-cell>
          <table:table-cell/>
          <table:table-cell office:value-type="string">
            <text:p>DC56vDC60</text:p>
          </table:table-cell>
        </table:table-row>
        <table:table-row table:style-name="ro2">
          <table:table-cell/>
          <table:table-cell office:value-type="string">
            <text:p>DC47vDC70</text:p>
          </table:table-cell>
          <table:table-cell/>
          <table:table-cell office:value-type="string">
            <text:p>DC38vDC80</text:p>
          </table:table-cell>
        </table:table-row>
        <table:table-row table:style-name="ro2">
          <table:table-cell/>
          <table:table-cell office:value-type="string">
            <text:p>DC58vDC50</text:p>
          </table:table-cell>
          <table:table-cell/>
          <table:table-cell office:value-type="string">
            <text:p>DC47vDC40</text:p>
          </table:table-cell>
        </table:table-row>
        <table:table-row table:style-name="ro2">
          <table:table-cell/>
          <table:table-cell office:value-type="string">
            <text:p>DC25vDC50</text:p>
          </table:table-cell>
          <table:table-cell/>
          <table:table-cell office:value-type="string">
            <text:p>DC48vDC40</text:p>
          </table:table-cell>
        </table:table-row>
        <table:table-row table:style-name="ro2">
          <table:table-cell table:number-columns-repeated="3"/>
          <table:table-cell office:value-type="string">
            <text:p>DC46vDC60</text:p>
          </table:table-cell>
        </table:table-row>
        <table:table-row table:style-name="ro2">
          <table:table-cell table:number-columns-repeated="3"/>
          <table:table-cell office:value-type="string">
            <text:p>DC24vDC20</text:p>
          </table:table-cell>
        </table:table-row>
        <table:table-row table:style-name="ro2">
          <table:table-cell table:number-columns-repeated="3"/>
          <table:table-cell office:value-type="string">
            <text:p>DC34vDC40</text:p>
          </table:table-cell>
        </table:table-row>
        <table:table-row table:style-name="ro2">
          <table:table-cell table:number-columns-repeated="3"/>
          <table:table-cell office:value-type="string">
            <text:p>DC68-DC60</text:p>
          </table:table-cell>
        </table:table-row>
        <table:table-row table:style-name="ro2">
          <table:table-cell table:number-columns-repeated="3"/>
          <table:table-cell office:value-type="string">
            <text:p>DC57vDC50</text:p>
          </table:table-cell>
        </table:table-row>
        <table:table-row table:style-name="ro2">
          <table:table-cell table:number-columns-repeated="3"/>
          <table:table-cell office:value-type="string">
            <text:p>DC28vDC20</text:p>
          </table:table-cell>
        </table:table-row>
        <table:table-row table:style-name="ro2">
          <table:table-cell table:number-columns-repeated="3"/>
          <table:table-cell office:value-type="string">
            <text:p>DC27vDC20</text:p>
          </table:table-cell>
        </table:table-row>
        <table:table-row table:style-name="ro2">
          <table:table-cell table:number-columns-repeated="3"/>
          <table:table-cell office:value-type="string">
            <text:p>DC23vDC20</text:p>
          </table:table-cell>
        </table:table-row>
        <table:table-row table:style-name="ro2">
          <table:table-cell table:number-columns-repeated="3"/>
          <table:table-cell office:value-type="string">
            <text:p>DC17vDC10</text:p>
          </table:table-cell>
        </table:table-row>
        <table:table-row table:style-name="ro2">
          <table:table-cell table:number-columns-repeated="3"/>
          <table:table-cell office:value-type="string">
            <text:p>DC36vDC60</text:p>
          </table:table-cell>
        </table:table-row>
      </table:table>
      <table:named-expressions/>
      <table:database-ranges>
        <table:database-range table:name="__Anonymous_Sheet_DB__0" table:target-range-address="'Genes and ecology for biculture'.A1:'Genes and ecology for biculture'.AMJ1048576">
          <table:sort>
            <table:sort-by table:field-number="0" table:data-type="automatic"/>
          </table:sort>
        </table:database-range>
        <table:database-range table:name="__Anonymous_Sheet_DB__1" table:target-range-address="Sheet2.A1:Sheet2.AMH104846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s_20_and_20_ecology_20_for_20_biculture" style:display-name="PageStyle_Genes and ecology for bicul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17:45:32</meta:creation-date>
    <meta:initial-creator>anita</meta:initial-creator>
    <dc:date>2014-12-22T15:53:16</dc:date>
    <meta:editing-cycles>4</meta:editing-cycles>
    <meta:editing-duration>PT1H57M36S</meta:editing-duration>
    <meta:generator>LibreOffice/3.5$Linux_X86_64 LibreOffice_project/350m1$Build-2</meta:generator>
    <meta:document-statistic meta:table-count="3" meta:cell-count="1917" meta:object-count="0"/>
  </office:meta>
</office:document-meta>
</file>